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9B000000DB31D4F58AD98374DDC.jpg" manifest:media-type="image/jpeg"/>
  <manifest:file-entry manifest:full-path="Pictures/10000000000009B000000DB339C52566D96F4F4A.jpg" manifest:media-type="image/jpeg"/>
  <manifest:file-entry manifest:full-path="Pictures/10000201000001F1000001B4402B684D87BF73BD.png" manifest:media-type="image/png"/>
  <manifest:file-entry manifest:full-path="Pictures/10000000000009B000000DB3C5974CA92E471E3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Exo" svg:font-family="Exo"/>
    <style:font-face style:name="Exo Thin" svg:font-family="'Exo Thin'"/>
    <style:font-face style:name="Megrim1" svg:font-family="Megrim"/>
    <style:font-face style:name="Arial1" svg:font-family="Arial" style:font-pitch="variable"/>
    <style:font-face style:name="Exo1" svg:font-family="Exo" style:font-pitch="variable"/>
    <style:font-face style:name="Exo Thin1" svg:font-family="'Exo Thi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egrim" svg:font-family="Megrim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083cm" fo:min-width="9.674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382cm, 25.047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5.413cm, 16.367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76cm, 15.641cm, 18.231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9.189cm, 4.87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6cm, 1.053cm, 20.621cm, 15.152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305cm, 6.254cm, 19.189cm, 4.875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94cm, 15.897cm, 10.567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029cm, 8.3cm, 10.873cm, 5.512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7.786cm, 4.875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198cm, 1.117cm, 15.183cm, 14.131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2.075cm, 11.831cm, 14.131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296cm, 14.525cm, 6.564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1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83cm" fo:min-width="5.342cm"/>
    </style:style>
    <style:style style:name="gr1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798cm" fo:min-width="5.342cm"/>
    </style:style>
    <style:style style:name="gr20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6.862cm" fo:min-width="6.358cm"/>
    </style:style>
    <style:style style:name="gr21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2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4.74cm"/>
    </style:style>
    <style:style style:name="gr25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8.779cm, 1.293cm, 6.948cm)" draw:image-opacity="100%" style:mirror="none"/>
    </style:style>
    <style:style style:name="gr2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8.644cm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0.639cm, 7.043cm, 16.046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605cm, 0cm, 1.776cm, 12.694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088cm, 25.238cm, 0cm)" draw:image-opacity="100%" style:mirror="none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6.472cm, 8.385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4.759cm, 8.385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39cm, 26.674cm, 16.525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52cm, 14.525cm, 20.45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931cm, 4.469cm, 20.929cm, 8.385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16.44cm, 15.183cm, 0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465cm, 4.948cm, 9.916cm, 8.385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254cm, 17.877cm, 5.127cm, 0cm)" draw:image-opacity="100%" style:mirror="none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9.258cm, 16.14cm, 5.033cm)" draw:image-opacity="100%" style:mirror="none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13.567cm, 9.437cm, 0cm)" draw:image-opacity="100%" style:mirror="none"/>
    </style:style>
    <style:style style:name="gr4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2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5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9.402cm" fo:min-width="8.294cm"/>
    </style:style>
    <style:style style:name="gr46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4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7.37cm" fo:min-width="8.294cm"/>
    </style:style>
    <style:style style:name="gr4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9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50" style:family="graphic" style:parent-style-name="Standard_5f_1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775cm, 0.639cm, 4.648cm, 15.567cm)" draw:image-opacity="100%" style:mirror="none"/>
    </style:style>
    <style:style style:name="gr5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042cm, 15.004cm, 0cm, 0cm)" draw:image-opacity="100%" style:mirror="none"/>
    </style:style>
    <style:style style:name="gr5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4.834cm)" draw:image-opacity="100%" style:mirror="none"/>
    </style:style>
    <style:style style:name="gr5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322cm" fo:min-width="10.422cm"/>
    </style:style>
    <style:style style:name="gr55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8.221cm" fo:min-width="10.422cm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7cm, 9.736cm, 0cm, 5.991cm)" draw:image-opacity="100%" style:mirror="none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521cm, 1.117cm, 0cm, 11.258cm)" draw:image-opacity="100%" style:mirror="none"/>
    </style:style>
    <style:style style:name="gr5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2.2cm"/>
    </style:style>
    <style:style style:name="gr5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756cm, 0cm, 0.001cm, 13.565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279cm, 7.908cm, 0.001cm, 5.904cm)" draw:image-opacity="100%" style:mirror="none"/>
    </style:style>
    <style:style style:name="gr6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69cm, 0cm, 5.412cm, 14.523cm)" draw:image-opacity="100%" style:mirror="none"/>
    </style:style>
    <style:style style:name="gr62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7.12cm"/>
    </style:style>
    <style:style style:name="gr63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036cm" fo:min-width="0.77cm"/>
    </style:style>
    <style:style style:name="gr6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6cm, 15.09cm, 0cm, 0cm)" draw:image-opacity="100%" style:mirror="none"/>
    </style:style>
    <style:style style:name="gr65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9.66cm"/>
    </style:style>
    <style:style style:name="gr6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7.908cm, 5.412cm, 7.34cm)" draw:image-opacity="100%" style:mirror="none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14.611cm, 4.454cm, 1.116cm)" draw:image-opacity="100%" style:mirror="none"/>
    </style:style>
    <style:style style:name="gr68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6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1.528cm" fo:min-width="0.262cm"/>
    </style:style>
    <style:style style:name="gr70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0.512cm" fo:min-width="1.278cm"/>
    </style:style>
    <style:style style:name="gr7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0cm, 9.721cm, 12.608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8.387cm, 9.242cm, 3.51cm)" draw:image-opacity="100%" style:mirror="none"/>
    </style:style>
    <style:style style:name="gr7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0cm, 15.946cm, 12.129cm)" draw:image-opacity="100%" style:mirror="none"/>
    </style:style>
    <style:style style:name="gr7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8.865cm, 15.946cm, 0cm)" draw:image-opacity="100%" style:mirror="none"/>
    </style:style>
    <style:style style:name="pr1" style:family="presentation" style:parent-style-name="TITLE_5f_3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xo Thin" fo:font-size="13pt" fo:letter-spacing="normal" fo:font-style="normal" style:text-underline-style="none" fo:font-weight="normal" style:font-name-asian="Exo Thin" style:font-size-asian="13pt" style:font-style-asian="normal" style:font-weight-asian="normal" style:font-name-complex="Exo Thin" style:font-size-complex="13pt" style:font-style-complex="normal" style:font-weight-complex="normal"/>
    </style:style>
    <style:style style:name="T2" style:family="text">
      <style:text-properties fo:font-variant="normal" fo:text-transform="none" fo:color="#02d9e5" style:text-line-through-style="none" style:text-line-through-type="none" style:text-position="0% 100%" style:font-name="Exo" fo:font-size="20pt" fo:letter-spacing="normal" fo:font-style="normal" style:text-underline-style="solid" style:text-underline-width="auto" style:text-underline-color="font-color" fo:font-weight="bold" style:font-name-asian="Exo" style:font-size-asian="20pt" style:font-style-asian="normal" style:font-weight-asian="bold" style:font-name-complex="Exo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3" presentation:presentation-page-layout-name="AL1T0">
        <office:forms form:automatic-focus="false" form:apply-design-mode="false"/>
        <draw:frame draw:name="Google Shape;404;p21" draw:style-name="gr1" draw:text-style-name="P1" draw:layer="layout" svg:width="10.531cm" svg:height="9.239cm" svg:x="8.734cm" svg:y="1.725cm">
          <draw:image xlink:href="Pictures/10000201000001F1000001B4402B684D87BF73BD.png" xlink:type="simple" xlink:show="embed" xlink:actuate="onLoad" loext:mime-type="image/png">
            <text:p/>
          </draw:image>
        </draw:frame>
        <draw:custom-shape draw:name="Google Shape;405;p21" draw:style-name="gr2" draw:text-style-name="P4" draw:layer="layout" svg:width="10.181cm" svg:height="1.59cm" svg:x="8.909cm" svg:y="12.433cm">
          <text:p text:style-name="P2"><text:span text:style-name="T1">Retrouvez toutes les infos sur le portail : </text:span></text:p>
          <text:p text:style-name="P3"><text:span text:style-name="T2"><text:a xlink:href="https://sites.google.com/partnre.com/arkeagile/la-communauté" xlink:type="simple">go/arkeagil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85957b5e89_0_360:notes" draw:style-name="gr3" draw:layer="layout" svg:width="19.191cm" svg:height="10.476cm" svg:x="1.2cm" svg:y="2.095cm" draw:page-number="1" presentation:class="page"/>
          <draw:frame draw:name="Google Shape;402;g85957b5e89_0_360:notes"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5"><text:span text:style-name="T3">La communauté ArkéAgile a fait ses premiers pas fin novembre 2019</text:span></text:p>
              <text:p text:style-name="P5"><text:span text:style-name="T3">L’idée ? Créer plus d’échanges entre tous les agilistes Arkéa, proposer des outils ou mener des réflexions au service des équipes agiles.</text:span></text:p>
              <text:p text:style-name="P5"><text:span text:style-name="T3">Elle est ouverte à tous, débutants/confirmés, internes/externes… le seul pré-requis : un intérêt pour l’agilité ! </text:span></text:p>
              <text:p text:style-name="P5"><text:span text:style-name="T3">Elle se structure autour d’événements réguliers, des moments d’échanges formels et informels et des projets proposés et conduits par ses membres. </text:span></text:p>
              <text:p text:style-name="P5"><text:span text:style-name="T3">La suite reste à inventer, et pour ça, vous êtes les bienvenus ! Pour en savoir plus, rendez-vous sur le go/arkeagile. 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7" draw:layer="layout" svg:width="24.384cm" svg:height="14.871cm" svg:x="1.778cm" svg:y="0.84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5" draw:text-style-name="P7" draw:layer="layout" svg:width="24.802cm" svg:height="12.767cm" svg:x="1.868cm" svg:y="1.203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6" draw:text-style-name="P7" draw:layer="layout" svg:width="14.646cm" svg:height="13.536cm" svg:x="6.69cm" svg:y="1.016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7" draw:text-style-name="P7" draw:layer="layout" svg:width="10.205cm" svg:height="13.692cm" svg:x="8.337cm" svg:y="1.27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8" draw:text-style-name="P7" draw:layer="layout" svg:width="19.152cm" svg:height="13.559cm" svg:x="4.47cm" svg:y="1.173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9" draw:text-style-name="P7" draw:layer="layout" svg:width="15.239cm" svg:height="13.714cm" svg:x="8.128cm" svg:y="1.016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0" draw:text-style-name="P7" draw:layer="layout" svg:width="21.437cm" svg:height="13.462cm" svg:x="4.47cm" svg:y="1.27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1" draw:text-style-name="P7" draw:layer="layout" svg:width="15.403cm" svg:height="12.639cm" svg:x="5.933cm" svg:y="1.331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12" draw:text-style-name="P7" draw:layer="layout" svg:width="18.287cm" svg:height="12.19cm" svg:x="6.096cm" svg:y="1.778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13" draw:text-style-name="P7" draw:layer="layout" svg:width="17.12cm" svg:height="14.844cm" svg:x="5.334cm" svg:y="0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14" draw:text-style-name="P7" draw:layer="layout" svg:width="13.886cm" svg:height="10.413cm" svg:x="7.704cm" svg:y="2.033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15" draw:text-style-name="P7" draw:layer="layout" svg:width="18.288cm" svg:height="12.799cm" svg:x="5.842cm" svg:y="1.779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16" draw:text-style-name="P7" draw:layer="layout" svg:width="19.941cm" svg:height="11.804cm" svg:x="4.189cm" svg:y="2.032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7" draw:text-style-name="P7" draw:layer="layout" svg:width="21.245cm" svg:height="11.683cm" svg:x="3.81cm" svg:y="2.033cm">
          <draw:image xlink:href="Pictures/10000000000009B000000DB3C5974CA92E471E31.jpg" xlink:type="simple" xlink:show="embed" xlink:actuate="onLoad" loext:mime-type="image/jpeg">
            <text:p/>
          </draw:image>
        </draw:frame>
        <draw:custom-shape draw:style-name="gr18" draw:text-style-name="P10" draw:layer="layout" svg:width="5.842cm" svg:height="5.08cm" svg:x="2.54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4.318cm" svg:y="10.4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11.684cm" svg:y="9.6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21" draw:text-style-name="P7" draw:layer="layout" svg:width="21.245cm" svg:height="11.683cm" svg:x="3.81cm" svg:y="2.033cm">
          <draw:image xlink:href="Pictures/10000000000009B000000DB3C5974CA92E471E31.jpg" xlink:type="simple" xlink:show="embed" xlink:actuate="onLoad" loext:mime-type="image/jpeg">
            <text:p/>
          </draw:image>
        </draw:frame>
        <draw:custom-shape draw:style-name="gr19" draw:text-style-name="P10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22" draw:text-style-name="P7" draw:layer="layout" svg:width="21.245cm" svg:height="11.683cm" svg:x="3.81cm" svg:y="2.033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23" draw:text-style-name="P7" draw:layer="layout" svg:width="16.256cm" svg:height="12.03cm" svg:x="5.842cm" svg:y="2.032cm">
          <draw:image xlink:href="Pictures/10000000000009B000000DB3C5974CA92E471E31.jpg" xlink:type="simple" xlink:show="embed" xlink:actuate="onLoad" loext:mime-type="image/jpeg">
            <text:p/>
          </draw:image>
        </draw:frame>
        <draw:custom-shape draw:style-name="gr24" draw:text-style-name="P10" draw:layer="layout" svg:width="15.24cm" svg:height="3.556cm" svg:x="5.334cm" svg:y="9.90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25" draw:text-style-name="P7" draw:layer="layout" svg:width="16.256cm" svg:height="12.03cm" svg:x="5.842cm" svg:y="2.032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26" draw:text-style-name="P7" draw:layer="layout" svg:width="14.986cm" svg:height="12.271cm" svg:x="6.096cm" svg:y="2.207cm">
          <draw:image xlink:href="Pictures/10000000000009B000000DB3C5974CA92E471E31.jpg" xlink:type="simple" xlink:show="embed" xlink:actuate="onLoad" loext:mime-type="image/jpeg">
            <text:p/>
          </draw:image>
        </draw:frame>
        <draw:custom-shape draw:style-name="gr27" draw:text-style-name="P10" draw:layer="layout" svg:width="9.144cm" svg:height="3.556cm" svg:x="8.382cm" svg:y="10.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26" draw:text-style-name="P7" draw:layer="layout" svg:width="14.986cm" svg:height="12.271cm" svg:x="6.096cm" svg:y="2.207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28" draw:text-style-name="P7" draw:layer="layout" svg:width="11.938cm" svg:height="10.611cm" svg:x="7.874cm" svg:y="2.032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29" draw:text-style-name="P7" draw:layer="layout" svg:width="20.062cm" svg:height="10.414cm" svg:x="3.726cm" svg:y="2.286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30" draw:text-style-name="P7" draw:layer="layout" svg:width="20.574cm" svg:height="11.585cm" svg:x="4.064cm" svg:y="1.623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31" draw:text-style-name="P7" draw:layer="layout" svg:width="21.59cm" svg:height="9.069cm" svg:x="2.54cm" svg:y="0.83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32" draw:text-style-name="P7" draw:layer="layout" svg:width="21.59cm" svg:height="13.896cm" svg:x="2.54cm" svg:y="0.83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33" draw:text-style-name="P7" draw:layer="layout" svg:width="13.969cm" svg:height="10.998cm" svg:x="6.605cm" svg:y="1.27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34" draw:text-style-name="P7" draw:layer="layout" svg:width="17.272cm" svg:height="12.782cm" svg:x="5.334cm" svg:y="1.442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35" draw:text-style-name="P7" draw:layer="layout" svg:width="23.215cm" svg:height="10.922cm" svg:x="2.185cm" svg:y="2.28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36" draw:text-style-name="P7" draw:layer="layout" svg:width="12.321cm" svg:height="14.25cm" svg:x="7.745cm" svg:y="0.73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37" draw:text-style-name="P7" draw:layer="layout" svg:width="20.774cm" svg:height="11.683cm" svg:x="3.556cm" svg:y="2.033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draw:style-name="gr38" draw:text-style-name="P7" draw:layer="layout" svg:width="9.273cm" svg:height="12.818cm" svg:x="9.269cm" svg:y="1.27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draw:style-name="gr39" draw:text-style-name="P7" draw:layer="layout" svg:width="16.202cm" svg:height="10.414cm" svg:x="5.842cm" svg:y="2.032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style-name="gr40" draw:text-style-name="P7" draw:layer="layout" svg:width="16.764cm" svg:height="12.968cm" svg:x="5.588cm" svg:y="1.25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41" draw:text-style-name="P7" draw:layer="layout" svg:width="16.256cm" svg:height="12.412cm" svg:x="4.572cm" svg:y="1.525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19" draw:text-style-name="P10" draw:layer="layout" svg:width="5.842cm" svg:height="3.048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10.668cm" svg:y="0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842cm" svg:height="3.048cm" svg:x="3.302cm" svg:y="6.3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draw:style-name="gr42" draw:text-style-name="P7" draw:layer="layout" svg:width="16.256cm" svg:height="12.412cm" svg:x="4.572cm" svg:y="1.525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draw:style-name="gr43" draw:text-style-name="P7" draw:layer="layout" svg:width="22.377cm" svg:height="11.594cm" svg:x="2.673cm" svg:y="2.376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44" draw:text-style-name="P7" draw:layer="layout" svg:width="2.285cm" svg:height="1.015cm" svg:x="19.051cm" svg:y="9.906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45" draw:text-style-name="P10" draw:layer="layout" svg:width="8.794cm" svg:height="9.652cm" svg:x="16.256cm" svg:y="2.03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draw:style-name="gr43" draw:text-style-name="P7" draw:layer="layout" svg:width="22.377cm" svg:height="11.594cm" svg:x="2.673cm" svg:y="2.376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44" draw:text-style-name="P7" draw:layer="layout" svg:width="2.285cm" svg:height="1.015cm" svg:x="19.051cm" svg:y="9.906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46" draw:text-style-name="P10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8.794cm" svg:height="9.652cm" svg:x="1.62cm" svg:y="2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794cm" svg:height="7.62cm" svg:x="2.54cm" svg:y="1.0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draw:style-name="gr48" draw:text-style-name="P7" draw:layer="layout" svg:width="22.377cm" svg:height="11.594cm" svg:x="2.673cm" svg:y="2.376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49" draw:text-style-name="P7" draw:layer="layout" svg:width="2.285cm" svg:height="1.015cm" svg:x="19.051cm" svg:y="9.906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50" draw:text-style-name="P10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draw:style-name="gr43" draw:text-style-name="P7" draw:layer="layout" svg:width="22.377cm" svg:height="11.594cm" svg:x="2.673cm" svg:y="2.376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44" draw:text-style-name="P7" draw:layer="layout" svg:width="2.285cm" svg:height="1.015cm" svg:x="19.051cm" svg:y="9.90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draw:style-name="gr28" draw:text-style-name="P7" draw:layer="layout" svg:width="11.938cm" svg:height="10.611cm" svg:x="7.874cm" svg:y="2.032cm">
          <draw:image xlink:href="Pictures/10000000000009B000000DB3C5974CA92E471E31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draw:style-name="gr51" draw:text-style-name="P7" draw:layer="layout" svg:width="10.667cm" svg:height="11.734cm" svg:x="8.129cm" svg:y="1.982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draw:style-name="gr52" draw:text-style-name="P7" draw:layer="layout" svg:width="17.78cm" svg:height="13.795cm" svg:x="5.08cm" svg:y="1.191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53" draw:text-style-name="P7" draw:layer="layout" svg:width="2.793cm" svg:height="1.015cm" svg:x="5.334cm" svg:y="3.302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54" draw:text-style-name="P10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10.922cm" svg:height="8.471cm" svg:x="2.54cm" svg:y="6.51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draw:style-name="gr52" draw:text-style-name="P7" draw:layer="layout" svg:width="17.78cm" svg:height="13.795cm" svg:x="5.08cm" svg:y="1.191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53" draw:text-style-name="P7" draw:layer="layout" svg:width="2.793cm" svg:height="1.015cm" svg:x="5.334cm" svg:y="3.302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54" draw:text-style-name="P10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draw:style-name="gr52" draw:text-style-name="P7" draw:layer="layout" svg:width="17.78cm" svg:height="13.795cm" svg:x="5.08cm" svg:y="1.191cm">
          <draw:image xlink:href="Pictures/10000000000009B000000DB31D4F58AD98374DDC.jpg" xlink:type="simple" xlink:show="embed" xlink:actuate="onLoad" loext:mime-type="image/jpeg">
            <text:p/>
          </draw:image>
        </draw:frame>
        <draw:frame draw:style-name="gr53" draw:text-style-name="P7" draw:layer="layout" svg:width="2.793cm" svg:height="1.015cm" svg:x="5.334cm" svg:y="3.302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draw:style-name="gr56" draw:text-style-name="P7" draw:layer="layout" svg:width="13.715cm" svg:height="11.596cm" svg:x="7.112cm" svg:y="1.866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frame draw:style-name="gr57" draw:text-style-name="P7" draw:layer="layout" svg:width="21.005cm" svg:height="10.16cm" svg:x="3.302cm" svg:y="2.54cm">
          <draw:image xlink:href="Pictures/10000000000009B000000DB31D4F58AD98374DDC.jpg" xlink:type="simple" xlink:show="embed" xlink:actuate="onLoad" loext:mime-type="image/jpeg">
            <text:p/>
          </draw:image>
        </draw:frame>
        <draw:custom-shape draw:style-name="gr58" draw:text-style-name="P10" draw:layer="layout" svg:width="12.7cm" svg:height="3.556cm" svg:x="6.858cm" svg:y="9.90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draw:style-name="gr57" draw:text-style-name="P7" draw:layer="layout" svg:width="21.005cm" svg:height="10.16cm" svg:x="3.302cm" svg:y="2.54cm">
          <draw:image xlink:href="Pictures/10000000000009B000000DB31D4F58AD98374DDC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frame draw:style-name="gr59" draw:text-style-name="P7" draw:layer="layout" svg:width="18.672cm" svg:height="12.397cm" draw:transform="rotate (-3.14159265358979) translate (23.114cm 13.97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frame draw:style-name="gr60" draw:text-style-name="P7" draw:layer="layout" svg:width="16.255cm" svg:height="12.244cm" draw:transform="rotate (-3.14159265358979) translate (21.843cm 13.768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office:forms form:automatic-focus="false" form:apply-design-mode="false"/>
        <draw:frame draw:style-name="gr61" draw:text-style-name="P7" draw:layer="layout" svg:width="18.796cm" svg:height="12.514cm" draw:transform="rotate (-3.14159265358979) translate (23.114cm 14.478cm)">
          <draw:image xlink:href="Pictures/10000000000009B000000DB339C52566D96F4F4A.jpg" xlink:type="simple" xlink:show="embed" xlink:actuate="onLoad" loext:mime-type="image/jpeg">
            <text:p/>
          </draw:image>
        </draw:frame>
        <draw:custom-shape draw:style-name="gr62" draw:text-style-name="P10" draw:layer="layout" svg:width="7.62cm" svg:height="3.556cm" svg:x="5.842cm" svg:y="10.66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0" draw:layer="layout" svg:width="1.27cm" svg:height="2.286cm" svg:x="9.09cm" svg:y="9.65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office:forms form:automatic-focus="false" form:apply-design-mode="false"/>
        <draw:frame draw:style-name="gr61" draw:text-style-name="P7" draw:layer="layout" svg:width="18.796cm" svg:height="12.514cm" draw:transform="rotate (-3.14159265358979) translate (23.114cm 14.478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office:forms form:automatic-focus="false" form:apply-design-mode="false"/>
        <draw:frame draw:style-name="gr64" draw:text-style-name="P7" draw:layer="layout" svg:width="16.002cm" svg:height="12.072cm" draw:transform="rotate (-3.14159265358979) translate (20.828cm 14.224cm)">
          <draw:image xlink:href="Pictures/10000000000009B000000DB339C52566D96F4F4A.jpg" xlink:type="simple" xlink:show="embed" xlink:actuate="onLoad" loext:mime-type="image/jpeg">
            <text:p/>
          </draw:image>
        </draw:frame>
        <draw:custom-shape draw:style-name="gr65" draw:text-style-name="P10" draw:layer="layout" svg:width="10.16cm" svg:height="3.556cm" svg:x="8.382cm" svg:y="9.90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office:forms form:automatic-focus="false" form:apply-design-mode="false"/>
        <draw:frame draw:style-name="gr64" draw:text-style-name="P7" draw:layer="layout" svg:width="16.002cm" svg:height="12.072cm" draw:transform="rotate (-3.14159265358979) translate (20.828cm 14.224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office:forms form:automatic-focus="false" form:apply-design-mode="false"/>
        <draw:frame draw:style-name="gr66" draw:text-style-name="P7" draw:layer="layout" svg:width="15.494cm" svg:height="9.036cm" draw:transform="rotate (-3.14159265358979) translate (21.59cm 12.192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office:forms form:automatic-focus="false" form:apply-design-mode="false"/>
        <draw:frame draw:style-name="gr67" draw:text-style-name="P7" draw:layer="layout" svg:width="12.954cm" svg:height="10.598cm" draw:transform="rotate (-3.14159265358979) translate (19.558cm 12.884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office:forms form:automatic-focus="false" form:apply-design-mode="false"/>
        <draw:frame draw:style-name="gr68" draw:text-style-name="P7" draw:layer="layout" svg:width="24.802cm" svg:height="12.767cm" svg:x="1.868cm" svg:y="1.203cm">
          <draw:image xlink:href="Pictures/10000000000009B000000DB3C5974CA92E471E31.jpg" xlink:type="simple" xlink:show="embed" xlink:actuate="onLoad" loext:mime-type="image/jpeg">
            <text:p/>
          </draw:image>
        </draw:frame>
        <draw:custom-shape draw:style-name="gr69" draw:text-style-name="P10" draw:layer="layout" svg:width="0.762cm" svg:height="1.778cm" svg:x="11.176cm" svg:y="8.63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0" draw:layer="layout" svg:width="0.762cm" svg:height="1.778cm" svg:x="15.24cm" svg:y="9.39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1.778cm" svg:height="0.762cm" svg:x="14.478cm" svg:y="7.11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8.624cm" svg:height="10.476cm" svg:x="1.482cm" svg:y="2.123cm" draw:page-number="5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office:forms form:automatic-focus="false" form:apply-design-mode="false"/>
        <draw:frame draw:style-name="gr71" draw:text-style-name="P7" draw:layer="layout" svg:width="15.624cm" svg:height="11.595cm" draw:transform="rotate (-3.14159265358979) translate (21.212cm 13.373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office:forms form:automatic-focus="false" form:apply-design-mode="false"/>
        <draw:frame draw:style-name="gr72" draw:text-style-name="P7" draw:layer="layout" svg:width="17.272cm" svg:height="12.726cm" draw:transform="rotate (-3.14159265358979) translate (22.098cm 14.478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5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>
        <office:forms form:automatic-focus="false" form:apply-design-mode="false"/>
        <draw:frame draw:style-name="gr73" draw:text-style-name="P7" draw:layer="layout" svg:width="16.64cm" svg:height="12.581cm" draw:transform="rotate (-3.14159265358979) translate (22.352cm 14.105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office:forms form:automatic-focus="false" form:apply-design-mode="false"/>
        <draw:frame draw:style-name="gr74" draw:text-style-name="P7" draw:layer="layout" svg:width="19.764cm" svg:height="10.922cm" draw:transform="rotate (-3.14159265358979) translate (23.574cm 13.208cm)">
          <draw:image xlink:href="Pictures/10000000000009B000000DB339C52566D96F4F4A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6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Exo" svg:font-family="Exo"/>
    <style:font-face style:name="Exo Thin" svg:font-family="'Exo Thin'"/>
    <style:font-face style:name="Megrim1" svg:font-family="Megrim"/>
    <style:font-face style:name="Arial1" svg:font-family="Arial" style:font-pitch="variable"/>
    <style:font-face style:name="Exo1" svg:font-family="Exo" style:font-pitch="variable"/>
    <style:font-face style:name="Exo Thin1" svg:font-family="'Exo Thi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egrim" svg:font-family="Megrim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251047" draw:end-color="#0f264c" draw:start-intensity="100%" draw:end-intensity="100%" draw:angle="135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3-background" style:display-name="TITLE_3-background" style:family="presentation">
      <style:graphic-properties draw:stroke="none" draw:fill="gradient" draw:fill-gradient-name="msFillGradient_20_1"/>
      <style:text-properties style:letter-kerning="true"/>
    </style:style>
    <style:style style:name="TITLE_5f_3-backgroundobjects" style:display-name="TITLE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3-notes" style:display-name="TITLE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3-outline1" style:display-name="TITLE_3-outline1" style:family="presentation">
      <style:graphic-properties draw:stroke="none" draw:fill="none" draw:auto-grow-height="false" draw:fit-to-size="shrink-to-fit" style:shrink-to-fit="true">
        <text:list-style style:name="TITLE_5f_3-outline1" style:display-name="TITLE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outline2" style:display-name="TITLE_3-outline2" style:family="presentation" style:parent-style-name="TITLE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3-outline3" style:display-name="TITLE_3-outline3" style:family="presentation" style:parent-style-name="TITLE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3-outline4" style:display-name="TITLE_3-outline4" style:family="presentation" style:parent-style-name="TITLE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3-outline5" style:display-name="TITLE_3-outline5" style:family="presentation" style:parent-style-name="TITLE_5f_3-outline4">
      <style:paragraph-properties fo:margin-top="0.1cm" fo:margin-bottom="0cm"/>
      <style:text-properties fo:font-size="20pt" style:font-size-asian="20pt" style:font-size-complex="20pt"/>
    </style:style>
    <style:style style:name="TITLE_5f_3-outline6" style:display-name="TITLE_3-outline6" style:family="presentation" style:parent-style-name="TITLE_5f_3-outline5">
      <style:paragraph-properties fo:margin-top="0.1cm" fo:margin-bottom="0cm"/>
      <style:text-properties fo:font-size="20pt" style:font-size-asian="20pt" style:font-size-complex="20pt"/>
    </style:style>
    <style:style style:name="TITLE_5f_3-outline7" style:display-name="TITLE_3-outline7" style:family="presentation" style:parent-style-name="TITLE_5f_3-outline6">
      <style:paragraph-properties fo:margin-top="0.1cm" fo:margin-bottom="0cm"/>
      <style:text-properties fo:font-size="20pt" style:font-size-asian="20pt" style:font-size-complex="20pt"/>
    </style:style>
    <style:style style:name="TITLE_5f_3-outline8" style:display-name="TITLE_3-outline8" style:family="presentation" style:parent-style-name="TITLE_5f_3-outline7">
      <style:paragraph-properties fo:margin-top="0.1cm" fo:margin-bottom="0cm"/>
      <style:text-properties fo:font-size="20pt" style:font-size-asian="20pt" style:font-size-complex="20pt"/>
    </style:style>
    <style:style style:name="TITLE_5f_3-outline9" style:display-name="TITLE_3-outline9" style:family="presentation" style:parent-style-name="TITLE_5f_3-outline8">
      <style:paragraph-properties fo:margin-top="0.1cm" fo:margin-bottom="0cm"/>
      <style:text-properties fo:font-size="20pt" style:font-size-asian="20pt" style:font-size-complex="20pt"/>
    </style:style>
    <style:style style:name="TITLE_5f_3-subtitle" style:display-name="TITLE_3-subtitle" style:family="presentation">
      <style:graphic-properties draw:stroke="none" draw:fill="none" draw:textarea-vertical-align="middle">
        <text:list-style style:name="TITLE_5f_3-subtitle" style:display-name="TITLE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3-title" style:display-name="TITLE_3-title" style:family="presentation">
      <style:graphic-properties draw:stroke="none" draw:fill="none" draw:textarea-vertical-align="middle">
        <text:list-style style:name="TITLE_5f_3-title" style:display-name="TITLE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038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style:shrink-to-fit="false" fo:min-height="0.344cm" fo:min-width="0.089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154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184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.052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271cm" fo:min-width="0.016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style:shrink-to-fit="false" fo:min-height="0.315cm" fo:min-width="0.06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.228cm" fo:min-width="0cm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242cm" fo:min-width="0cm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3cm" fo:min-width="0.046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style:shrink-to-fit="false" fo:min-height="0.183cm" fo:min-width="0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.067cm" fo:min-width="0cm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343cm" fo:min-width="0.09cm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242cm" fo:min-width="0cm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3cm" fo:min-width="0.046cm" fo:padding-top="0.127cm" fo:padding-bottom="0.127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008cm" fo:min-width="0cm" fo:padding-top="0.127cm" fo:padding-bottom="0.127cm" fo:padding-left="0.254cm" fo:padding-right="0.254cm" fo:wrap-option="wrap"/>
    </style:style>
    <style:style style:name="Mgr24" style:family="graphic" style:parent-style-name="standard">
      <style:graphic-properties draw:stroke="none" svg:stroke-width="0cm" draw:fill="solid" draw:fill-color="#ffffff" draw:opacity="20%" draw:textarea-vertical-align="middle" draw:auto-grow-height="false" draw:fit-to-size="false" style:shrink-to-fit="false" fo:min-height="0.067cm" fo:min-width="0cm" fo:padding-top="0.127cm" fo:padding-bottom="0.127cm" fo:padding-left="0.254cm" fo:padding-right="0.254cm" fo:wrap-option="wrap"/>
    </style:style>
    <style:style style:name="Mgr25" style:family="graphic" style:parent-style-name="standard">
      <style:graphic-properties draw:stroke="none" svg:stroke-width="0cm" draw:fill="solid" draw:fill-color="#ffffff" draw:opacity="5%" draw:textarea-vertical-align="middle" draw:auto-grow-height="false" draw:fit-to-size="false" style:shrink-to-fit="false" fo:min-height="9.488cm" fo:min-width="13.727cm" fo:padding-top="0.127cm" fo:padding-bottom="0.127cm" fo:padding-left="0.254cm" fo:padding-right="0.254cm" fo:wrap-option="wrap"/>
    </style:style>
    <style:style style:name="Mgr26" style:family="graphic" style:parent-style-name="standard">
      <style:graphic-properties draw:stroke="none" svg:stroke-width="0cm" draw:fill="solid" draw:fill-color="#ffffff" draw:opacity="5%" draw:textarea-vertical-align="middle" draw:auto-grow-height="false" draw:fit-to-size="false" style:shrink-to-fit="false" fo:min-height="7.972cm" fo:min-width="10.11cm" fo:padding-top="0.127cm" fo:padding-bottom="0.127cm" fo:padding-left="0.254cm" fo:padding-right="0.254cm" fo:wrap-option="wrap"/>
    </style:style>
    <style:style style:name="Mgr27" style:family="graphic" style:parent-style-name="standard">
      <style:graphic-properties draw:stroke="none" svg:stroke-width="0cm" draw:fill="solid" draw:fill-color="#ffffff" draw:opacity="5%" draw:textarea-vertical-align="middle" draw:auto-grow-height="false" draw:fit-to-size="false" style:shrink-to-fit="false" fo:min-height="6.265cm" fo:min-width="5.603cm" fo:padding-top="0.127cm" fo:padding-bottom="0.127cm" fo:padding-left="0.254cm" fo:padding-right="0.254cm" fo:wrap-option="wrap"/>
    </style:style>
    <style:style style:name="Mgr28" style:family="graphic" style:parent-style-name="standard">
      <style:graphic-properties draw:stroke="none" svg:stroke-width="0cm" draw:fill="solid" draw:fill-color="#ffffff" draw:opacity="5%" draw:textarea-vertical-align="middle" draw:auto-grow-height="false" draw:fit-to-size="false" style:shrink-to-fit="false" fo:min-height="7.929cm" fo:min-width="12.05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5f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5f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 draw:opacity="20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 draw:opacity="50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 draw:opacity="19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5%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egrim1" fo:font-size="13pt" fo:letter-spacing="normal" fo:font-style="normal" style:text-underline-style="none" fo:font-weight="normal" style:font-name-asian="Megrim1" style:font-size-asian="13pt" style:font-style-asian="normal" style:font-weight-asian="normal" style:font-name-complex="Megrim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3" style:display-name="TITLE_3" style:page-layout-name="PM1" draw:style-name="Mdp2">
      <draw:g draw:name="Google Shape;51;p13">
        <draw:custom-shape draw:name="Google Shape;52;p13" draw:style-name="Mgr3" draw:text-style-name="MP7" draw:layer="backgroundobjects" svg:width="0.086cm" svg:height="0.086cm" svg:x="2.455cm" svg:y="10.713cm">
          <text:p/>
          <draw:enhanced-geometry draw:mirror-horizontal="false" draw:mirror-vertical="false" svg:viewBox="0 0 0 0" drawooo:sub-view-size="38100 38100" draw:text-areas="0 0 ?f0 ?f1" draw:type="ooxml-non-primitive" draw:enhanced-path="M 19164 38341 C 29752 38345 38338 29765 38341 19177 38345 8589 29765 3 19177 0 8589 -3 3 8577 0 19164 0 19166 0 19169 0 19171 -3 29755 8574 38338 19158 38341 19160 38341 19162 38341 19164 38341 Z N">
            <draw:equation draw:name="f0" draw:formula="logwidth"/>
            <draw:equation draw:name="f1" draw:formula="logheight"/>
          </draw:enhanced-geometry>
        </draw:custom-shape>
        <draw:custom-shape draw:name="Google Shape;53;p13" draw:style-name="Mgr4" draw:text-style-name="MP8" draw:layer="backgroundobjects" svg:width="0.116cm" svg:height="0.115cm" svg:x="4.772cm" svg:y="0.886cm">
          <text:p/>
          <draw:enhanced-geometry draw:mirror-horizontal="false" draw:mirror-vertical="false" svg:viewBox="0 0 0 0" drawooo:sub-view-size="50800 50800" draw:text-areas="0 0 ?f0 ?f1" draw:type="ooxml-non-primitive" draw:enhanced-path="M 52070 26035 C 52070 11656 40414 0 26035 0 11656 0 0 11656 0 26035 0 40414 11656 52070 26035 52070 40396 52088 52052 40460 52070 26099 52070 26077 52070 26056 52070 26035 Z N">
            <draw:equation draw:name="f0" draw:formula="logwidth"/>
            <draw:equation draw:name="f1" draw:formula="logheight"/>
          </draw:enhanced-geometry>
        </draw:custom-shape>
        <draw:custom-shape draw:name="Google Shape;54;p13" draw:style-name="Mgr3" draw:text-style-name="MP7" draw:layer="backgroundobjects" svg:width="0.027cm" svg:height="0.027cm" svg:x="4.941cm" svg:y="15.472cm">
          <text:p/>
          <draw:enhanced-geometry draw:mirror-horizontal="false" draw:mirror-vertical="false" svg:viewBox="0 0 0 0" drawooo:sub-view-size="12700 12700" draw:text-areas="0 0 ?f0 ?f1" draw:type="ooxml-non-primitive" draw:enhanced-path="M 9112 0 C 4080 0 0 4080 0 9113 0 14145 4080 18225 9112 18225 14145 18225 18224 14146 18224 9113 18224 9110 18224 9109 18224 9106 18224 4077 14148 1 9119 1 9116 1 9114 1 9112 1 Z N">
            <draw:equation draw:name="f0" draw:formula="logwidth"/>
            <draw:equation draw:name="f1" draw:formula="logheight"/>
          </draw:enhanced-geometry>
        </draw:custom-shape>
        <draw:custom-shape draw:name="Google Shape;55;p13" draw:style-name="Mgr3" draw:text-style-name="MP7" draw:layer="backgroundobjects" svg:width="0.072cm" svg:height="0.072cm" svg:x="4.504cm" svg:y="12.579cm">
          <text:p/>
          <draw:enhanced-geometry draw:mirror-horizontal="false" draw:mirror-vertical="false" svg:viewBox="0 0 0 0" drawooo:sub-view-size="31750 31750" draw:text-areas="0 0 ?f0 ?f1" draw:type="ooxml-non-primitive" draw:enhanced-path="M 16065 0 C 7193 0 0 7193 0 16066 0 24938 7193 32131 16065 32131 24938 32131 32131 24939 32131 16066 32131 7193 24938 0 16065 0 Z N">
            <draw:equation draw:name="f0" draw:formula="logwidth"/>
            <draw:equation draw:name="f1" draw:formula="logheight"/>
          </draw:enhanced-geometry>
        </draw:custom-shape>
        <draw:custom-shape draw:name="Google Shape;56;p13" draw:style-name="Mgr3" draw:text-style-name="MP7" draw:layer="backgroundobjects" svg:width="0.013cm" svg:height="0.013cm" svg:x="4.678cm" svg:y="15.056cm">
          <text:p/>
          <draw:enhanced-geometry draw:mirror-horizontal="false" draw:mirror-vertical="false" svg:viewBox="0 0 0 0" drawooo:sub-view-size="6350 6350" draw:text-areas="0 0 ?f0 ?f1" draw:type="ooxml-non-primitive" draw:enhanced-path="M 5810 0 C 2601 0 0 2601 0 5810 0 9020 2601 11621 5810 11621 9019 11621 11621 9020 11621 5810 11621 2601 9019 0 5810 0 Z N">
            <draw:equation draw:name="f0" draw:formula="logwidth"/>
            <draw:equation draw:name="f1" draw:formula="logheight"/>
          </draw:enhanced-geometry>
        </draw:custom-shape>
        <draw:custom-shape draw:name="Google Shape;57;p13" draw:style-name="Mgr3" draw:text-style-name="MP7" draw:layer="backgroundobjects" svg:width="0.043cm" svg:height="0.043cm" svg:x="4.535cm" svg:y="9.332cm">
          <text:p/>
          <draw:enhanced-geometry draw:mirror-horizontal="false" draw:mirror-vertical="false" svg:viewBox="0 0 0 0" drawooo:sub-view-size="19050 19050" draw:text-areas="0 0 ?f0 ?f1" draw:type="ooxml-non-primitive" draw:enhanced-path="M 11373 0 C 5095 -3 3 5083 0 11360 -3 17638 5083 22730 11360 22733 17638 22737 22729 17650 22733 11373 22733 11369 22733 11364 22733 11360 22733 5086 17647 0 11373 0 Z N">
            <draw:equation draw:name="f0" draw:formula="logwidth"/>
            <draw:equation draw:name="f1" draw:formula="logheight"/>
          </draw:enhanced-geometry>
        </draw:custom-shape>
        <draw:custom-shape draw:name="Google Shape;58;p13" draw:style-name="Mgr3" draw:text-style-name="MP7" draw:layer="backgroundobjects" svg:width="0.086cm" svg:height="0.086cm" svg:x="5.911cm" svg:y="10.047cm">
          <text:p/>
          <draw:enhanced-geometry draw:mirror-horizontal="false" draw:mirror-vertical="false" svg:viewBox="0 0 0 0" drawooo:sub-view-size="38100 38100" draw:text-areas="0 0 ?f0 ?f1" draw:type="ooxml-non-primitive" draw:enhanced-path="M 20955 0 C 9382 0 0 9382 0 20955 0 32528 9382 41910 20955 41910 32528 41910 41910 32528 41910 20955 41910 9382 32528 0 20955 0 Z N">
            <draw:equation draw:name="f0" draw:formula="logwidth"/>
            <draw:equation draw:name="f1" draw:formula="logheight"/>
          </draw:enhanced-geometry>
        </draw:custom-shape>
        <draw:custom-shape draw:name="Google Shape;59;p13" draw:style-name="Mgr5" draw:text-style-name="MP9" draw:layer="backgroundobjects" svg:width="0.102cm" svg:height="0.102cm" svg:x="5.736cm" svg:y="13.463cm">
          <text:p/>
          <draw:enhanced-geometry draw:mirror-horizontal="false" draw:mirror-vertical="false" svg:viewBox="0 0 0 0" drawooo:sub-view-size="44450 44450" draw:text-areas="0 0 ?f0 ?f1" draw:type="ooxml-non-primitive" draw:enhanced-path="M 23495 0 C 10519 0 0 10519 0 23495 0 36471 10519 46990 23495 46990 36471 46990 46990 36471 46990 23495 46990 10519 36471 0 23495 0 Z N">
            <draw:equation draw:name="f0" draw:formula="logwidth"/>
            <draw:equation draw:name="f1" draw:formula="logheight"/>
          </draw:enhanced-geometry>
        </draw:custom-shape>
        <draw:custom-shape draw:name="Google Shape;60;p13" draw:style-name="Mgr3" draw:text-style-name="MP7" draw:layer="backgroundobjects" svg:width="0.043cm" svg:height="0.043cm" svg:x="5.797cm" svg:y="9.731cm">
          <text:p/>
          <draw:enhanced-geometry draw:mirror-horizontal="false" draw:mirror-vertical="false" svg:viewBox="0 0 0 0" drawooo:sub-view-size="19050 19050" draw:text-areas="0 0 ?f0 ?f1" draw:type="ooxml-non-primitive" draw:enhanced-path="M 20536 10268 C 20536 4597 15939 0 10268 0 4597 0 0 4597 0 10268 0 15939 4597 20536 10268 20536 15935 20539 20532 15948 20536 10281 20536 10277 20536 10272 20536 10268 Z N">
            <draw:equation draw:name="f0" draw:formula="logwidth"/>
            <draw:equation draw:name="f1" draw:formula="logheight"/>
          </draw:enhanced-geometry>
        </draw:custom-shape>
        <draw:custom-shape draw:name="Google Shape;61;p13" draw:style-name="Mgr3" draw:text-style-name="MP7" draw:layer="backgroundobjects" svg:width="0.13cm" svg:height="0.13cm" svg:x="4.32cm" svg:y="6.486cm">
          <text:p/>
          <draw:enhanced-geometry draw:mirror-horizontal="false" draw:mirror-vertical="false" svg:viewBox="0 0 0 0" drawooo:sub-view-size="57150 57150" draw:text-areas="0 0 ?f0 ?f1" draw:type="ooxml-non-primitive" draw:enhanced-path="M 30378 0 C 13601 0 0 13601 0 30378 0 47156 13601 60757 30378 60757 47156 60757 60757 47156 60757 30378 60760 13604 47165 3 30391 0 30387 0 30382 0 30378 0 Z N">
            <draw:equation draw:name="f0" draw:formula="logwidth"/>
            <draw:equation draw:name="f1" draw:formula="logheight"/>
          </draw:enhanced-geometry>
        </draw:custom-shape>
        <draw:custom-shape draw:name="Google Shape;62;p13" draw:style-name="Mgr3" draw:text-style-name="MP7" draw:layer="backgroundobjects" svg:width="0.086cm" svg:height="0.086cm" svg:x="5.122cm" svg:y="11.865cm">
          <text:p/>
          <draw:enhanced-geometry draw:mirror-horizontal="false" draw:mirror-vertical="false" svg:viewBox="0 0 0 0" drawooo:sub-view-size="38100 38100" draw:text-areas="0 0 ?f0 ?f1" draw:type="ooxml-non-primitive" draw:enhanced-path="M 0 21361 C 3 33156 9567 42714 21361 42710 33156 42707 42714 33143 42710 21349 42707 9554 33143 -3 21349 0 9558 0 0 9558 0 21349 0 21353 0 21357 0 21361 Z N">
            <draw:equation draw:name="f0" draw:formula="logwidth"/>
            <draw:equation draw:name="f1" draw:formula="logheight"/>
          </draw:enhanced-geometry>
        </draw:custom-shape>
        <draw:custom-shape draw:name="Google Shape;63;p13" draw:style-name="Mgr3" draw:text-style-name="MP7" draw:layer="backgroundobjects" svg:width="0.072cm" svg:height="0.071cm" svg:x="6.186cm" svg:y="8.374cm">
          <text:p/>
          <draw:enhanced-geometry draw:mirror-horizontal="false" draw:mirror-vertical="false" svg:viewBox="0 0 0 0" drawooo:sub-view-size="31750 31750" draw:text-areas="0 0 ?f0 ?f1" draw:type="ooxml-non-primitive" draw:enhanced-path="M 16123 0 C 7215 3 -3 7227 0 16135 3 25043 7227 32262 16135 32258 25041 32255 32258 25035 32258 16129 32258 7221 25037 0 16129 0 16127 0 16125 0 16122 0 Z N">
            <draw:equation draw:name="f0" draw:formula="logwidth"/>
            <draw:equation draw:name="f1" draw:formula="logheight"/>
          </draw:enhanced-geometry>
        </draw:custom-shape>
        <draw:custom-shape draw:name="Google Shape;64;p13" draw:style-name="Mgr3" draw:text-style-name="MP7" draw:layer="backgroundobjects" svg:width="0.058cm" svg:height="0.057cm" svg:x="5.391cm" svg:y="13.006cm">
          <text:p/>
          <draw:enhanced-geometry draw:mirror-horizontal="false" draw:mirror-vertical="false" svg:viewBox="0 0 0 0" drawooo:sub-view-size="25400 25400" draw:text-areas="0 0 ?f0 ?f1" draw:type="ooxml-non-primitive" draw:enhanced-path="M 12700 0 C 5686 0 0 5686 0 12700 0 19714 5686 25400 12700 25400 19714 25400 25400 19714 25400 12700 25400 5686 19714 0 12700 0 Z N">
            <draw:equation draw:name="f0" draw:formula="logwidth"/>
            <draw:equation draw:name="f1" draw:formula="logheight"/>
          </draw:enhanced-geometry>
        </draw:custom-shape>
        <draw:custom-shape draw:name="Google Shape;65;p13" draw:style-name="Mgr3" draw:text-style-name="MP7" draw:layer="backgroundobjects" svg:width="0.057cm" svg:height="0.057cm" svg:x="5.248cm" svg:y="15.528cm">
          <text:p/>
          <draw:enhanced-geometry draw:mirror-horizontal="false" draw:mirror-vertical="false" svg:viewBox="0 0 0 0" drawooo:sub-view-size="25400 25400" draw:text-areas="0 0 ?f0 ?f1" draw:type="ooxml-non-primitive" draw:enhanced-path="M 13684 0 C 6127 0 0 6127 0 13684 0 21242 6127 27369 13684 27369 21242 27369 27368 21242 27368 13684 27368 6127 21242 0 13684 0 Z N">
            <draw:equation draw:name="f0" draw:formula="logwidth"/>
            <draw:equation draw:name="f1" draw:formula="logheight"/>
          </draw:enhanced-geometry>
        </draw:custom-shape>
        <draw:custom-shape draw:name="Google Shape;66;p13" draw:style-name="Mgr3" draw:text-style-name="MP7" draw:layer="backgroundobjects" svg:width="0.13cm" svg:height="0.13cm" svg:x="5.41cm" svg:y="4.79cm">
          <text:p/>
          <draw:enhanced-geometry draw:mirror-horizontal="false" draw:mirror-vertical="false" svg:viewBox="0 0 0 0" drawooo:sub-view-size="57150 57150" draw:text-areas="0 0 ?f0 ?f1" draw:type="ooxml-non-primitive" draw:enhanced-path="M 30728 0 C 13757 0 0 13757 0 30728 0 47698 13757 61455 30728 61455 47698 61455 61455 47698 61455 30728 61459 13761 47707 3 30740 0 30736 0 30732 0 30727 0 Z N">
            <draw:equation draw:name="f0" draw:formula="logwidth"/>
            <draw:equation draw:name="f1" draw:formula="logheight"/>
          </draw:enhanced-geometry>
        </draw:custom-shape>
        <draw:custom-shape draw:name="Google Shape;67;p13" draw:style-name="Mgr3" draw:text-style-name="MP7" draw:layer="backgroundobjects" svg:width="0.086cm" svg:height="0.086cm" svg:x="6.261cm" svg:y="12.909cm">
          <text:p/>
          <draw:enhanced-geometry draw:mirror-horizontal="false" draw:mirror-vertical="false" svg:viewBox="0 0 0 0" drawooo:sub-view-size="38100 38100" draw:text-areas="0 0 ?f0 ?f1" draw:type="ooxml-non-primitive" draw:enhanced-path="M 20758 0 C 9294 0 0 9294 0 20758 0 32222 9294 41516 20758 41516 32223 41516 41516 32222 41516 20758 41516 20756 41516 20754 41516 20752 41520 9294 32235 3 20777 0 20771 0 20765 0 20758 0 Z N">
            <draw:equation draw:name="f0" draw:formula="logwidth"/>
            <draw:equation draw:name="f1" draw:formula="logheight"/>
          </draw:enhanced-geometry>
        </draw:custom-shape>
        <draw:custom-shape draw:name="Google Shape;68;p13" draw:style-name="Mgr3" draw:text-style-name="MP7" draw:layer="backgroundobjects" svg:width="0.072cm" svg:height="0.071cm" svg:x="5.54cm" svg:y="4.043cm">
          <text:p/>
          <draw:enhanced-geometry draw:mirror-horizontal="false" draw:mirror-vertical="false" svg:viewBox="0 0 0 0" drawooo:sub-view-size="31750 31750" draw:text-areas="0 0 ?f0 ?f1" draw:type="ooxml-non-primitive" draw:enhanced-path="M 35217 17609 C 35217 7884 27334 0 17609 0 7884 0 0 7884 0 17609 0 27334 7884 35217 17609 35217 27334 35217 35217 27334 35217 17609 Z N">
            <draw:equation draw:name="f0" draw:formula="logwidth"/>
            <draw:equation draw:name="f1" draw:formula="logheight"/>
          </draw:enhanced-geometry>
        </draw:custom-shape>
        <draw:custom-shape draw:name="Google Shape;69;p13" draw:style-name="Mgr3" draw:text-style-name="MP7" draw:layer="backgroundobjects" svg:width="0.102cm" svg:height="0.101cm" svg:x="2.882cm" svg:y="11.5cm">
          <text:p/>
          <draw:enhanced-geometry draw:mirror-horizontal="false" draw:mirror-vertical="false" svg:viewBox="0 0 0 0" drawooo:sub-view-size="44450 44450" draw:text-areas="0 0 ?f0 ?f1" draw:type="ooxml-non-primitive" draw:enhanced-path="M 25260 0 C 11309 0 0 11309 0 25260 0 39211 11309 50521 25260 50521 39211 50521 50521 39212 50521 25260 50528 11317 39229 7 25286 0 25277 0 25269 0 25260 0 Z N">
            <draw:equation draw:name="f0" draw:formula="logwidth"/>
            <draw:equation draw:name="f1" draw:formula="logheight"/>
          </draw:enhanced-geometry>
        </draw:custom-shape>
        <draw:custom-shape draw:name="Google Shape;70;p13" draw:style-name="Mgr3" draw:text-style-name="MP7" draw:layer="backgroundobjects" svg:width="0.043cm" svg:height="0.043cm" svg:x="2.902cm" svg:y="12.301cm">
          <text:p/>
          <draw:enhanced-geometry draw:mirror-horizontal="false" draw:mirror-vertical="false" svg:viewBox="0 0 0 0" drawooo:sub-view-size="19050 19050" draw:text-areas="0 0 ?f0 ?f1" draw:type="ooxml-non-primitive" draw:enhanced-path="M 9760 0 C 4373 -3 3 4361 0 9747 -3 15134 4360 19503 9747 19507 15134 19510 19504 15146 19507 9760 19507 9756 19507 9751 19507 9747 19504 4365 15142 3 9760 0 Z N">
            <draw:equation draw:name="f0" draw:formula="logwidth"/>
            <draw:equation draw:name="f1" draw:formula="logheight"/>
          </draw:enhanced-geometry>
        </draw:custom-shape>
        <draw:custom-shape draw:name="Google Shape;71;p13" draw:style-name="Mgr3" draw:text-style-name="MP7" draw:layer="backgroundobjects" svg:width="0.058cm" svg:height="0.057cm" svg:x="3.064cm" svg:y="11.327cm">
          <text:p/>
          <draw:enhanced-geometry draw:mirror-horizontal="false" draw:mirror-vertical="false" svg:viewBox="0 0 0 0" drawooo:sub-view-size="25400 25400" draw:text-areas="0 0 ?f0 ?f1" draw:type="ooxml-non-primitive" draw:enhanced-path="M 13202 0 C 5911 0 0 5910 0 13202 0 20493 5911 26403 13202 26403 20493 26403 26403 20493 26403 13202 26403 5910 20493 0 13202 0 Z N">
            <draw:equation draw:name="f0" draw:formula="logwidth"/>
            <draw:equation draw:name="f1" draw:formula="logheight"/>
          </draw:enhanced-geometry>
        </draw:custom-shape>
        <draw:custom-shape draw:name="Google Shape;72;p13" draw:style-name="Mgr3" draw:text-style-name="MP7" draw:layer="backgroundobjects" svg:width="0.014cm" svg:height="0.014cm" svg:x="2.829cm" svg:y="14.864cm">
          <text:p/>
          <draw:enhanced-geometry draw:mirror-horizontal="false" draw:mirror-vertical="false" svg:viewBox="0 0 0 0" drawooo:sub-view-size="6350 6350" draw:text-areas="0 0 ?f0 ?f1" draw:type="ooxml-non-primitive" draw:enhanced-path="M 4445 0 C 1990 0 0 1990 0 4445 0 6900 1990 8890 4445 8890 6900 8890 8890 6900 8890 4445 8890 1990 6900 0 4445 0 Z N">
            <draw:equation draw:name="f0" draw:formula="logwidth"/>
            <draw:equation draw:name="f1" draw:formula="logheight"/>
          </draw:enhanced-geometry>
        </draw:custom-shape>
        <draw:custom-shape draw:name="Google Shape;73;p13" draw:style-name="Mgr3" draw:text-style-name="MP7" draw:layer="backgroundobjects" svg:width="0.043cm" svg:height="0.043cm" svg:x="3.078cm" svg:y="6.527cm">
          <text:p/>
          <draw:enhanced-geometry draw:mirror-horizontal="false" draw:mirror-vertical="false" svg:viewBox="0 0 0 0" drawooo:sub-view-size="19050 19050" draw:text-areas="0 0 ?f0 ?f1" draw:type="ooxml-non-primitive" draw:enhanced-path="M 12529 0 C 5616 -7 7 5591 0 12503 -7 19416 5591 25025 12503 25032 19415 25039 25025 19441 25032 12529 25032 12524 25032 12520 25032 12516 25035 5607 19437 3 12529 0 Z N">
            <draw:equation draw:name="f0" draw:formula="logwidth"/>
            <draw:equation draw:name="f1" draw:formula="logheight"/>
          </draw:enhanced-geometry>
        </draw:custom-shape>
        <draw:custom-shape draw:name="Google Shape;74;p13" draw:style-name="Mgr4" draw:text-style-name="MP8" draw:layer="backgroundobjects" svg:width="0.086cm" svg:height="0.086cm" svg:x="2.54cm" svg:y="12.984cm">
          <text:p/>
          <draw:enhanced-geometry draw:mirror-horizontal="false" draw:mirror-vertical="false" svg:viewBox="0 0 0 0" drawooo:sub-view-size="38100 38100" draw:text-areas="0 0 ?f0 ?f1" draw:type="ooxml-non-primitive" draw:enhanced-path="M 43625 21818 C 43628 9772 33865 3 21819 0 9772 -3 4 9759 0 21806 -3 33853 9759 43621 21806 43624 21808 43624 21810 43624 21812 43624 33855 43628 43621 33868 43625 21825 43625 21823 43625 21821 43625 21819 Z N">
            <draw:equation draw:name="f0" draw:formula="logwidth"/>
            <draw:equation draw:name="f1" draw:formula="logheight"/>
          </draw:enhanced-geometry>
        </draw:custom-shape>
        <draw:custom-shape draw:name="Google Shape;75;p13" draw:style-name="Mgr4" draw:text-style-name="MP8" draw:layer="backgroundobjects" svg:width="0.144cm" svg:height="0.144cm" svg:x="2.669cm" svg:y="5.37cm">
          <text:p/>
          <draw:enhanced-geometry draw:mirror-horizontal="false" draw:mirror-vertical="false" svg:viewBox="0 0 0 0" drawooo:sub-view-size="63500 63500" draw:text-areas="0 0 ?f0 ?f1" draw:type="ooxml-non-primitive" draw:enhanced-path="M 32106 0 C 14374 0 0 14374 0 32106 0 49837 14374 64211 32106 64211 49837 64211 64211 49837 64211 32106 64211 32103 64211 32101 64211 32099 64215 14375 49849 3 32125 0 32118 0 32112 0 32106 0 Z N">
            <draw:equation draw:name="f0" draw:formula="logwidth"/>
            <draw:equation draw:name="f1" draw:formula="logheight"/>
          </draw:enhanced-geometry>
        </draw:custom-shape>
        <draw:custom-shape draw:name="Google Shape;76;p13" draw:style-name="Mgr3" draw:text-style-name="MP7" draw:layer="backgroundobjects" svg:width="0.072cm" svg:height="0.072cm" svg:x="2.462cm" svg:y="5.682cm">
          <text:p/>
          <draw:enhanced-geometry draw:mirror-horizontal="false" draw:mirror-vertical="false" svg:viewBox="0 0 0 0" drawooo:sub-view-size="31750 31750" draw:text-areas="0 0 ?f0 ?f1" draw:type="ooxml-non-primitive" draw:enhanced-path="M 16415 32842 C 25484 32846 32839 25497 32842 16427 32846 7358 25497 3 16427 0 7358 -3 4 7346 0 16415 0 16417 0 16419 0 16421 -3 25487 7343 32839 16408 32842 16411 32842 16413 32842 16415 32842 Z N">
            <draw:equation draw:name="f0" draw:formula="logwidth"/>
            <draw:equation draw:name="f1" draw:formula="logheight"/>
          </draw:enhanced-geometry>
        </draw:custom-shape>
        <draw:custom-shape draw:name="Google Shape;77;p13" draw:style-name="Mgr3" draw:text-style-name="MP7" draw:layer="backgroundobjects" svg:width="0.057cm" svg:height="0.058cm" svg:x="2.575cm" svg:y="14.68cm">
          <text:p/>
          <draw:enhanced-geometry draw:mirror-horizontal="false" draw:mirror-vertical="false" svg:viewBox="0 0 0 0" drawooo:sub-view-size="25400 25400" draw:text-areas="0 0 ?f0 ?f1" draw:type="ooxml-non-primitive" draw:enhanced-path="M 15291 0 C 6842 3 -3 6855 0 15303 3 23752 6855 30598 15304 30594 23749 30591 30594 23743 30594 15297 30598 6852 23755 3 15310 0 15304 0 15297 0 15291 0 Z N">
            <draw:equation draw:name="f0" draw:formula="logwidth"/>
            <draw:equation draw:name="f1" draw:formula="logheight"/>
          </draw:enhanced-geometry>
        </draw:custom-shape>
        <draw:custom-shape draw:name="Google Shape;78;p13" draw:style-name="Mgr3" draw:text-style-name="MP7" draw:layer="backgroundobjects" svg:width="0.057cm" svg:height="0.057cm" svg:x="4.135cm" svg:y="15.431cm">
          <text:p/>
          <draw:enhanced-geometry draw:mirror-horizontal="false" draw:mirror-vertical="false" svg:viewBox="0 0 0 0" drawooo:sub-view-size="25400 25400" draw:text-areas="0 0 ?f0 ?f1" draw:type="ooxml-non-primitive" draw:enhanced-path="M 14072 0 C 6300 0 0 6300 0 14071 0 21843 6300 28142 14072 28142 21843 28142 28143 21842 28143 14071 28143 6300 21843 0 14072 0 Z N">
            <draw:equation draw:name="f0" draw:formula="logwidth"/>
            <draw:equation draw:name="f1" draw:formula="logheight"/>
          </draw:enhanced-geometry>
        </draw:custom-shape>
        <draw:custom-shape draw:name="Google Shape;79;p13" draw:style-name="Mgr3" draw:text-style-name="MP7" draw:layer="backgroundobjects" svg:width="0.101cm" svg:height="0.101cm" svg:x="3.973cm" svg:y="8.168cm">
          <text:p/>
          <draw:enhanced-geometry draw:mirror-horizontal="false" draw:mirror-vertical="false" svg:viewBox="0 0 0 0" drawooo:sub-view-size="44450 44450" draw:text-areas="0 0 ?f0 ?f1" draw:type="ooxml-non-primitive" draw:enhanced-path="M 24130 0 C 10803 0 0 10803 0 24130 0 37457 10803 48260 24130 48260 37457 48260 48260 37457 48260 24130 48260 10803 37456 0 24130 0 Z N">
            <draw:equation draw:name="f0" draw:formula="logwidth"/>
            <draw:equation draw:name="f1" draw:formula="logheight"/>
          </draw:enhanced-geometry>
        </draw:custom-shape>
        <draw:custom-shape draw:name="Google Shape;80;p13" draw:style-name="Mgr3" draw:text-style-name="MP7" draw:layer="backgroundobjects" svg:width="0.043cm" svg:height="0.043cm" svg:x="3.919cm" svg:y="13.928cm">
          <text:p/>
          <draw:enhanced-geometry draw:mirror-horizontal="false" draw:mirror-vertical="false" svg:viewBox="0 0 0 0" drawooo:sub-view-size="19050 19050" draw:text-areas="0 0 ?f0 ?f1" draw:type="ooxml-non-primitive" draw:enhanced-path="M 10458 0 C 4682 0 0 4682 0 10458 0 16234 4682 20917 10458 20917 16234 20917 20917 16234 20917 10458 20920 4686 16244 3 10471 0 10467 0 10463 0 10458 0 Z N">
            <draw:equation draw:name="f0" draw:formula="logwidth"/>
            <draw:equation draw:name="f1" draw:formula="logheight"/>
          </draw:enhanced-geometry>
        </draw:custom-shape>
        <draw:custom-shape draw:name="Google Shape;81;p13" draw:style-name="Mgr3" draw:text-style-name="MP7" draw:layer="backgroundobjects" svg:width="0.072cm" svg:height="0.072cm" svg:x="3.73cm" svg:y="14.303cm">
          <text:p/>
          <draw:enhanced-geometry draw:mirror-horizontal="false" draw:mirror-vertical="false" svg:viewBox="0 0 0 0" drawooo:sub-view-size="31750 31750" draw:text-areas="0 0 ?f0 ?f1" draw:type="ooxml-non-primitive" draw:enhanced-path="M 18523 0 C 8290 4 -3 8303 0 18536 3 28770 8302 37062 18536 37059 28767 37055 37058 28761 37058 18529 37062 8299 28772 4 18542 0 18536 0 18529 0 18523 0 Z N">
            <draw:equation draw:name="f0" draw:formula="logwidth"/>
            <draw:equation draw:name="f1" draw:formula="logheight"/>
          </draw:enhanced-geometry>
        </draw:custom-shape>
        <draw:custom-shape draw:name="Google Shape;82;p13" draw:style-name="Mgr3" draw:text-style-name="MP7" draw:layer="backgroundobjects" svg:width="0.101cm" svg:height="0.102cm" svg:x="4.189cm" svg:y="11.773cm">
          <text:p/>
          <draw:enhanced-geometry draw:mirror-horizontal="false" draw:mirror-vertical="false" svg:viewBox="0 0 0 0" drawooo:sub-view-size="44450 44450" draw:text-areas="0 0 ?f0 ?f1" draw:type="ooxml-non-primitive" draw:enhanced-path="M 23647 0 C 10584 3 -3 10597 0 23660 3 36724 10596 47311 23660 47308 36711 47304 47294 36730 47308 23679 47322 10616 36743 14 23679 0 23669 0 23658 0 23647 0 Z N">
            <draw:equation draw:name="f0" draw:formula="logwidth"/>
            <draw:equation draw:name="f1" draw:formula="logheight"/>
          </draw:enhanced-geometry>
        </draw:custom-shape>
        <draw:custom-shape draw:name="Google Shape;83;p13" draw:style-name="Mgr5" draw:text-style-name="MP9" draw:layer="backgroundobjects" svg:width="0.145cm" svg:height="0.145cm" svg:x="3.355cm" svg:y="13.475cm">
          <text:p/>
          <draw:enhanced-geometry draw:mirror-horizontal="false" draw:mirror-vertical="false" svg:viewBox="0 0 0 0" drawooo:sub-view-size="63500 63500" draw:text-areas="0 0 ?f0 ?f1" draw:type="ooxml-non-primitive" draw:enhanced-path="M 66307 33153 C 66307 14843 51463 0 33153 0 14843 0 0 14843 0 33153 0 51464 14843 66307 33153 66307 51460 66310 66303 51473 66307 33166 66307 33162 66307 33158 66307 33153 Z N">
            <draw:equation draw:name="f0" draw:formula="logwidth"/>
            <draw:equation draw:name="f1" draw:formula="logheight"/>
          </draw:enhanced-geometry>
        </draw:custom-shape>
        <draw:custom-shape draw:name="Google Shape;84;p13" draw:style-name="Mgr3" draw:text-style-name="MP7" draw:layer="backgroundobjects" svg:width="0.086cm" svg:height="0.086cm" svg:x="3.577cm" svg:y="3.368cm">
          <text:p/>
          <draw:enhanced-geometry draw:mirror-horizontal="false" draw:mirror-vertical="false" svg:viewBox="0 0 0 0" drawooo:sub-view-size="38100 38100" draw:text-areas="0 0 ?f0 ?f1" draw:type="ooxml-non-primitive" draw:enhanced-path="M 44221 22104 C 44218 9893 34316 -3 22104 0 9893 3 -3 9906 0 22117 3 34326 9902 44221 22111 44221 34319 44225 44218 34331 44221 22123 44221 22117 44221 22111 44221 22104 Z N">
            <draw:equation draw:name="f0" draw:formula="logwidth"/>
            <draw:equation draw:name="f1" draw:formula="logheight"/>
          </draw:enhanced-geometry>
        </draw:custom-shape>
        <draw:custom-shape draw:name="Google Shape;85;p13" draw:style-name="Mgr3" draw:text-style-name="MP7" draw:layer="backgroundobjects" svg:width="0.116cm" svg:height="0.115cm" svg:x="3.039cm" svg:y="4.278cm">
          <text:p/>
          <draw:enhanced-geometry draw:mirror-horizontal="false" draw:mirror-vertical="false" svg:viewBox="0 0 0 0" drawooo:sub-view-size="50800 50800" draw:text-areas="0 0 ?f0 ?f1" draw:type="ooxml-non-primitive" draw:enhanced-path="M 25832 0 C 11565 0 0 11565 0 25832 0 40098 11565 51664 25832 51664 40098 51664 51664 40098 51664 25832 51670 11572 40117 7 25857 0 25849 0 25840 0 25832 0 Z N">
            <draw:equation draw:name="f0" draw:formula="logwidth"/>
            <draw:equation draw:name="f1" draw:formula="logheight"/>
          </draw:enhanced-geometry>
        </draw:custom-shape>
        <draw:custom-shape draw:name="Google Shape;86;p13" draw:style-name="Mgr3" draw:text-style-name="MP7" draw:layer="backgroundobjects" svg:width="0.072cm" svg:height="0.072cm" svg:x="3.202cm" svg:y="9.519cm">
          <text:p/>
          <draw:enhanced-geometry draw:mirror-horizontal="false" draw:mirror-vertical="false" svg:viewBox="0 0 0 0" drawooo:sub-view-size="31750 31750" draw:text-areas="0 0 ?f0 ?f1" draw:type="ooxml-non-primitive" draw:enhanced-path="M 17069 0 C 7642 0 0 7642 0 17069 0 26496 7642 34137 17069 34137 26496 34137 34138 26496 34138 17069 34138 7642 26496 0 17069 0 Z N">
            <draw:equation draw:name="f0" draw:formula="logwidth"/>
            <draw:equation draw:name="f1" draw:formula="logheight"/>
          </draw:enhanced-geometry>
        </draw:custom-shape>
        <draw:custom-shape draw:name="Google Shape;87;p13" draw:style-name="Mgr3" draw:text-style-name="MP7" draw:layer="backgroundobjects" svg:width="0.057cm" svg:height="0.057cm" svg:x="4.644cm" svg:y="2.354cm">
          <text:p/>
          <draw:enhanced-geometry draw:mirror-horizontal="false" draw:mirror-vertical="false" svg:viewBox="0 0 0 0" drawooo:sub-view-size="25400 25400" draw:text-areas="0 0 ?f0 ?f1" draw:type="ooxml-non-primitive" draw:enhanced-path="M 14605 0 C 6539 0 0 6539 0 14605 0 22671 6539 29210 14605 29210 22671 29210 29210 22671 29210 14605 29210 6539 22671 0 14605 0 Z N">
            <draw:equation draw:name="f0" draw:formula="logwidth"/>
            <draw:equation draw:name="f1" draw:formula="logheight"/>
          </draw:enhanced-geometry>
        </draw:custom-shape>
        <draw:custom-shape draw:name="Google Shape;88;p13" draw:style-name="Mgr3" draw:text-style-name="MP7" draw:layer="backgroundobjects" svg:width="0.116cm" svg:height="0.115cm" svg:x="8.618cm" svg:y="10.817cm">
          <text:p/>
          <draw:enhanced-geometry draw:mirror-horizontal="false" draw:mirror-vertical="false" svg:viewBox="0 0 0 0" drawooo:sub-view-size="50800 50800" draw:text-areas="0 0 ?f0 ?f1" draw:type="ooxml-non-primitive" draw:enhanced-path="M 27635 0 C 12373 0 0 12373 0 27635 0 42898 12373 55270 27635 55270 42898 55270 55270 42897 55270 27635 55274 12376 42907 3 27648 0 27644 0 27639 0 27635 0 Z N">
            <draw:equation draw:name="f0" draw:formula="logwidth"/>
            <draw:equation draw:name="f1" draw:formula="logheight"/>
          </draw:enhanced-geometry>
        </draw:custom-shape>
        <draw:custom-shape draw:name="Google Shape;89;p13" draw:style-name="Mgr3" draw:text-style-name="MP7" draw:layer="backgroundobjects" svg:width="0.027cm" svg:height="0.028cm" svg:x="9.22cm" svg:y="11.836cm">
          <text:p/>
          <draw:enhanced-geometry draw:mirror-horizontal="false" draw:mirror-vertical="false" svg:viewBox="0 0 0 0" drawooo:sub-view-size="12700 12700" draw:text-areas="0 0 ?f0 ?f1" draw:type="ooxml-non-primitive" draw:enhanced-path="M 9379 0 C 4199 0 0 4199 0 9379 0 14559 4199 18758 9379 18758 14559 18758 18758 14559 18758 9379 18761 4202 14568 3 9392 0 9387 0 9383 0 9379 0 Z N">
            <draw:equation draw:name="f0" draw:formula="logwidth"/>
            <draw:equation draw:name="f1" draw:formula="logheight"/>
          </draw:enhanced-geometry>
        </draw:custom-shape>
        <draw:custom-shape draw:name="Google Shape;90;p13" draw:style-name="Mgr3" draw:text-style-name="MP7" draw:layer="backgroundobjects" svg:width="0.144cm" svg:height="0.144cm" svg:x="9.401cm" svg:y="8.882cm">
          <text:p/>
          <draw:enhanced-geometry draw:mirror-horizontal="false" draw:mirror-vertical="false" svg:viewBox="0 0 0 0" drawooo:sub-view-size="63500 63500" draw:text-areas="0 0 ?f0 ?f1" draw:type="ooxml-non-primitive" draw:enhanced-path="M 64478 32239 C 64478 14434 50044 0 32239 0 14434 0 0 14434 0 32239 0 50044 14434 64478 32239 64478 50037 64485 64471 50063 64478 32265 64478 32256 64478 32248 64478 32239 Z N">
            <draw:equation draw:name="f0" draw:formula="logwidth"/>
            <draw:equation draw:name="f1" draw:formula="logheight"/>
          </draw:enhanced-geometry>
        </draw:custom-shape>
        <draw:custom-shape draw:name="Google Shape;91;p13" draw:style-name="Mgr5" draw:text-style-name="MP9" draw:layer="backgroundobjects" svg:width="0.13cm" svg:height="0.13cm" svg:x="8.913cm" svg:y="1.832cm">
          <text:p/>
          <draw:enhanced-geometry draw:mirror-horizontal="false" draw:mirror-vertical="false" svg:viewBox="0 0 0 0" drawooo:sub-view-size="57150 57150" draw:text-areas="0 0 ?f0 ?f1" draw:type="ooxml-non-primitive" draw:enhanced-path="M 31071 0 C 13911 0 0 13911 0 31071 0 48230 13911 62141 31071 62141 48230 62141 62141 48230 62141 31071 62148 13918 48249 7 31096 0 31088 0 31079 0 31071 0 Z N">
            <draw:equation draw:name="f0" draw:formula="logwidth"/>
            <draw:equation draw:name="f1" draw:formula="logheight"/>
          </draw:enhanced-geometry>
        </draw:custom-shape>
        <draw:custom-shape draw:name="Google Shape;92;p13" draw:style-name="Mgr3" draw:text-style-name="MP7" draw:layer="backgroundobjects" svg:width="0.057cm" svg:height="0.058cm" svg:x="8.682cm" svg:y="7.659cm">
          <text:p/>
          <draw:enhanced-geometry draw:mirror-horizontal="false" draw:mirror-vertical="false" svg:viewBox="0 0 0 0" drawooo:sub-view-size="25400 25400" draw:text-areas="0 0 ?f0 ?f1" draw:type="ooxml-non-primitive" draw:enhanced-path="M 14916 0 C 6678 0 0 6678 0 14916 0 23154 6678 29832 14916 29832 23154 29832 29832 23154 29832 14916 29832 6678 23154 0 14916 0 Z N">
            <draw:equation draw:name="f0" draw:formula="logwidth"/>
            <draw:equation draw:name="f1" draw:formula="logheight"/>
          </draw:enhanced-geometry>
        </draw:custom-shape>
        <draw:custom-shape draw:name="Google Shape;93;p13" draw:style-name="Mgr3" draw:text-style-name="MP7" draw:layer="backgroundobjects" svg:width="0.071cm" svg:height="0.071cm" svg:x="8.721cm" svg:y="3.924cm">
          <text:p/>
          <draw:enhanced-geometry draw:mirror-horizontal="false" draw:mirror-vertical="false" svg:viewBox="0 0 0 0" drawooo:sub-view-size="31750 31750" draw:text-areas="0 0 ?f0 ?f1" draw:type="ooxml-non-primitive" draw:enhanced-path="M 18847 0 C 8438 0 0 8438 0 18847 0 29256 8438 37693 18847 37693 29256 37693 37694 29255 37694 18847 37697 8441 29265 3 18860 0 18855 0 18851 0 18847 0 Z N">
            <draw:equation draw:name="f0" draw:formula="logwidth"/>
            <draw:equation draw:name="f1" draw:formula="logheight"/>
          </draw:enhanced-geometry>
        </draw:custom-shape>
        <draw:custom-shape draw:name="Google Shape;94;p13" draw:style-name="Mgr3" draw:text-style-name="MP7" draw:layer="backgroundobjects" svg:width="0.131cm" svg:height="0.13cm" svg:x="9.452cm" svg:y="13.168cm">
          <text:p/>
          <draw:enhanced-geometry draw:mirror-horizontal="false" draw:mirror-vertical="false" svg:viewBox="0 0 0 0" drawooo:sub-view-size="57150 57150" draw:text-areas="0 0 ?f0 ?f1" draw:type="ooxml-non-primitive" draw:enhanced-path="M 29978 0 C 13418 3 -3 13431 0 29991 3 46551 13431 59973 29991 59970 46549 59966 59970 46543 59970 29985 59973 13428 46554 4 29998 0 29992 0 29985 0 29979 0 Z N">
            <draw:equation draw:name="f0" draw:formula="logwidth"/>
            <draw:equation draw:name="f1" draw:formula="logheight"/>
          </draw:enhanced-geometry>
        </draw:custom-shape>
        <draw:custom-shape draw:name="Google Shape;95;p13" draw:style-name="Mgr3" draw:text-style-name="MP7" draw:layer="backgroundobjects" svg:width="0.086cm" svg:height="0.086cm" svg:x="8.931cm" svg:y="15.148cm">
          <text:p/>
          <draw:enhanced-geometry draw:mirror-horizontal="false" draw:mirror-vertical="false" svg:viewBox="0 0 0 0" drawooo:sub-view-size="38100 38100" draw:text-areas="0 0 ?f0 ?f1" draw:type="ooxml-non-primitive" draw:enhanced-path="M 20523 0 C 9189 0 0 9189 0 20524 0 31859 9189 41047 20523 41047 31858 41047 41046 31859 41046 20524 41050 9192 31867 4 20536 0 20532 0 20527 0 20523 0 Z N">
            <draw:equation draw:name="f0" draw:formula="logwidth"/>
            <draw:equation draw:name="f1" draw:formula="logheight"/>
          </draw:enhanced-geometry>
        </draw:custom-shape>
        <draw:custom-shape draw:name="Google Shape;96;p13" draw:style-name="Mgr3" draw:text-style-name="MP7" draw:layer="backgroundobjects" svg:width="0.116cm" svg:height="0.115cm" svg:x="9.095cm" svg:y="6.325cm">
          <text:p/>
          <draw:enhanced-geometry draw:mirror-horizontal="false" draw:mirror-vertical="false" svg:viewBox="0 0 0 0" drawooo:sub-view-size="50800 50800" draw:text-areas="0 0 ?f0 ?f1" draw:type="ooxml-non-primitive" draw:enhanced-path="M 26035 0 C 11656 0 0 11656 0 26035 0 40414 11656 52070 26035 52070 40413 52070 52070 40414 52070 26035 52070 11656 40413 0 26035 0 Z N">
            <draw:equation draw:name="f0" draw:formula="logwidth"/>
            <draw:equation draw:name="f1" draw:formula="logheight"/>
          </draw:enhanced-geometry>
        </draw:custom-shape>
        <draw:custom-shape draw:name="Google Shape;97;p13" draw:style-name="Mgr3" draw:text-style-name="MP7" draw:layer="backgroundobjects" svg:width="0.086cm" svg:height="0.086cm" svg:x="10.492cm" svg:y="6.28cm">
          <text:p/>
          <draw:enhanced-geometry draw:mirror-horizontal="false" draw:mirror-vertical="false" svg:viewBox="0 0 0 0" drawooo:sub-view-size="38100 38100" draw:text-areas="0 0 ?f0 ?f1" draw:type="ooxml-non-primitive" draw:enhanced-path="M 22066 0 C 9876 4 -3 9889 0 22079 3 34269 9889 44149 22079 44145 34267 44142 44145 34261 44145 22073 44148 9886 34272 4 22085 0 22079 0 22072 0 22066 0 Z N">
            <draw:equation draw:name="f0" draw:formula="logwidth"/>
            <draw:equation draw:name="f1" draw:formula="logheight"/>
          </draw:enhanced-geometry>
        </draw:custom-shape>
        <draw:custom-shape draw:name="Google Shape;98;p13" draw:style-name="Mgr3" draw:text-style-name="MP7" draw:layer="backgroundobjects" svg:width="0.057cm" svg:height="0.057cm" svg:x="10.425cm" svg:y="12.23cm">
          <text:p/>
          <draw:enhanced-geometry draw:mirror-horizontal="false" draw:mirror-vertical="false" svg:viewBox="0 0 0 0" drawooo:sub-view-size="25400 25400" draw:text-areas="0 0 ?f0 ?f1" draw:type="ooxml-non-primitive" draw:enhanced-path="M 13729 0 C 6147 0 0 6147 0 13729 0 21311 6147 27457 13729 27457 21311 27457 27457 21311 27457 13729 27457 13727 27457 13724 27457 13722 27461 6147 21323 3 13748 0 13741 0 13735 0 13729 0 Z N">
            <draw:equation draw:name="f0" draw:formula="logwidth"/>
            <draw:equation draw:name="f1" draw:formula="logheight"/>
          </draw:enhanced-geometry>
        </draw:custom-shape>
        <draw:custom-shape draw:name="Google Shape;99;p13" draw:style-name="Mgr3" draw:text-style-name="MP7" draw:layer="backgroundobjects" svg:width="0.101cm" svg:height="0.102cm" svg:x="9.5cm" svg:y="4.567cm">
          <text:p/>
          <draw:enhanced-geometry draw:mirror-horizontal="false" draw:mirror-vertical="false" svg:viewBox="0 0 0 0" drawooo:sub-view-size="44450 44450" draw:text-areas="0 0 ?f0 ?f1" draw:type="ooxml-non-primitive" draw:enhanced-path="M 23171 0 C 10374 0 0 10374 0 23171 0 35968 10374 46342 23171 46342 35968 46342 46342 35968 46342 23171 46346 10377 35977 3 23184 0 23180 0 23175 0 23171 0 Z N">
            <draw:equation draw:name="f0" draw:formula="logwidth"/>
            <draw:equation draw:name="f1" draw:formula="logheight"/>
          </draw:enhanced-geometry>
        </draw:custom-shape>
        <draw:custom-shape draw:name="Google Shape;100;p13" draw:style-name="Mgr3" draw:text-style-name="MP7" draw:layer="backgroundobjects" svg:width="0.116cm" svg:height="0.116cm" svg:x="10.611cm" svg:y="15.495cm">
          <text:p/>
          <draw:enhanced-geometry draw:mirror-horizontal="false" draw:mirror-vertical="false" svg:viewBox="0 0 0 0" drawooo:sub-view-size="50800 50800" draw:text-areas="0 0 ?f0 ?f1" draw:type="ooxml-non-primitive" draw:enhanced-path="M 28175 0 C 12614 0 0 12615 0 28175 0 43735 12614 56350 28175 56350 43736 56350 56350 43735 56350 28175 56357 12622 43754 7 28201 0 28192 0 28184 0 28175 0 Z N">
            <draw:equation draw:name="f0" draw:formula="logwidth"/>
            <draw:equation draw:name="f1" draw:formula="logheight"/>
          </draw:enhanced-geometry>
        </draw:custom-shape>
        <draw:custom-shape draw:name="Google Shape;101;p13" draw:style-name="Mgr3" draw:text-style-name="MP7" draw:layer="backgroundobjects" svg:width="0.043cm" svg:height="0.043cm" svg:x="10.534cm" svg:y="7.291cm">
          <text:p/>
          <draw:enhanced-geometry draw:mirror-horizontal="false" draw:mirror-vertical="false" svg:viewBox="0 0 0 0" drawooo:sub-view-size="19050 19050" draw:text-areas="0 0 ?f0 ?f1" draw:type="ooxml-non-primitive" draw:enhanced-path="M 10839 0 C 4853 0 0 4853 0 10839 0 16826 4853 21679 10839 21679 16826 21679 21679 16826 21679 10839 21682 4856 16835 3 10852 0 10847 0 10843 0 10839 0 Z N">
            <draw:equation draw:name="f0" draw:formula="logwidth"/>
            <draw:equation draw:name="f1" draw:formula="logheight"/>
          </draw:enhanced-geometry>
        </draw:custom-shape>
        <draw:custom-shape draw:name="Google Shape;102;p13" draw:style-name="Mgr3" draw:text-style-name="MP7" draw:layer="backgroundobjects" svg:width="0.057cm" svg:height="0.058cm" svg:x="10.404cm" svg:y="3.392cm">
          <text:p/>
          <draw:enhanced-geometry draw:mirror-horizontal="false" draw:mirror-vertical="false" svg:viewBox="0 0 0 0" drawooo:sub-view-size="25400 25400" draw:text-areas="0 0 ?f0 ?f1" draw:type="ooxml-non-primitive" draw:enhanced-path="M 28054 14027 C 28054 6280 21774 0 14027 0 6280 0 0 6280 0 14027 0 21774 6280 28054 14027 28054 21770 28058 28051 21783 28054 14040 28054 14036 28054 14031 28054 14027 Z N">
            <draw:equation draw:name="f0" draw:formula="logwidth"/>
            <draw:equation draw:name="f1" draw:formula="logheight"/>
          </draw:enhanced-geometry>
        </draw:custom-shape>
        <draw:custom-shape draw:name="Google Shape;103;p13" draw:style-name="Mgr3" draw:text-style-name="MP7" draw:layer="backgroundobjects" svg:width="0.13cm" svg:height="0.13cm" svg:x="9.817cm" svg:y="12.703cm">
          <text:p/>
          <draw:enhanced-geometry draw:mirror-horizontal="false" draw:mirror-vertical="false" svg:viewBox="0 0 0 0" drawooo:sub-view-size="57150 57150" draw:text-areas="0 0 ?f0 ?f1" draw:type="ooxml-non-primitive" draw:enhanced-path="M 29026 0 C 12999 -3 3 12986 0 29013 -3 45040 12986 58035 29013 58039 45040 58042 58035 45053 58039 29026 58039 29021 58039 29017 58039 29013 58042 12993 45058 3 29038 0 29034 0 29030 0 29025 0 Z N">
            <draw:equation draw:name="f0" draw:formula="logwidth"/>
            <draw:equation draw:name="f1" draw:formula="logheight"/>
          </draw:enhanced-geometry>
        </draw:custom-shape>
        <draw:custom-shape draw:name="Google Shape;104;p13" draw:style-name="Mgr3" draw:text-style-name="MP7" draw:layer="backgroundobjects" svg:width="0.101cm" svg:height="0.102cm" svg:x="10.175cm" svg:y="7cm">
          <text:p/>
          <draw:enhanced-geometry draw:mirror-horizontal="false" draw:mirror-vertical="false" svg:viewBox="0 0 0 0" drawooo:sub-view-size="44450 44450" draw:text-areas="0 0 ?f0 ?f1" draw:type="ooxml-non-primitive" draw:enhanced-path="M 22784 0 C 10201 0 0 10201 0 22784 0 35367 10201 45568 22784 45568 35367 45568 45568 35367 45568 22784 45571 10204 35376 4 22797 0 22792 0 22788 0 22784 0 Z N">
            <draw:equation draw:name="f0" draw:formula="logwidth"/>
            <draw:equation draw:name="f1" draw:formula="logheight"/>
          </draw:enhanced-geometry>
        </draw:custom-shape>
        <draw:custom-shape draw:name="Google Shape;105;p13" draw:style-name="Mgr3" draw:text-style-name="MP7" draw:layer="backgroundobjects" svg:width="0.057cm" svg:height="0.057cm" svg:x="7.175cm" svg:y="2.49cm">
          <text:p/>
          <draw:enhanced-geometry draw:mirror-horizontal="false" draw:mirror-vertical="false" svg:viewBox="0 0 0 0" drawooo:sub-view-size="25400 25400" draw:text-areas="0 0 ?f0 ?f1" draw:type="ooxml-non-primitive" draw:enhanced-path="M 13627 27254 C 21153 27254 27254 21153 27254 13627 27254 6101 21153 0 13627 0 6101 0 0 6101 0 13627 -3 21150 6092 27251 13614 27254 13619 27254 13623 27254 13627 27254 Z N">
            <draw:equation draw:name="f0" draw:formula="logwidth"/>
            <draw:equation draw:name="f1" draw:formula="logheight"/>
          </draw:enhanced-geometry>
        </draw:custom-shape>
        <draw:custom-shape draw:name="Google Shape;106;p13" draw:style-name="Mgr3" draw:text-style-name="MP7" draw:layer="backgroundobjects" svg:width="0.086cm" svg:height="0.086cm" svg:x="6.584cm" svg:y="11.712cm">
          <text:p/>
          <draw:enhanced-geometry draw:mirror-horizontal="false" draw:mirror-vertical="false" svg:viewBox="0 0 0 0" drawooo:sub-view-size="38100 38100" draw:text-areas="0 0 ?f0 ?f1" draw:type="ooxml-non-primitive" draw:enhanced-path="M 19482 0 C 8722 0 0 8722 0 19482 0 30241 8722 38964 19482 38964 30241 38964 38964 30241 38964 19482 38967 8726 30250 3 19494 0 19490 0 19486 0 19482 0 Z N">
            <draw:equation draw:name="f0" draw:formula="logwidth"/>
            <draw:equation draw:name="f1" draw:formula="logheight"/>
          </draw:enhanced-geometry>
        </draw:custom-shape>
        <draw:custom-shape draw:name="Google Shape;107;p13" draw:style-name="Mgr3" draw:text-style-name="MP7" draw:layer="backgroundobjects" svg:width="0.058cm" svg:height="0.057cm" svg:x="7.328cm" svg:y="1.332cm">
          <text:p/>
          <draw:enhanced-geometry draw:mirror-horizontal="false" draw:mirror-vertical="false" svg:viewBox="0 0 0 0" drawooo:sub-view-size="25400 25400" draw:text-areas="0 0 ?f0 ?f1" draw:type="ooxml-non-primitive" draw:enhanced-path="M 28842 14427 C 28845 6463 22392 4 14427 0 6463 -3 3 6450 0 14414 -3 22379 6450 28838 14414 28842 14417 28842 14419 28842 14421 28842 22382 28845 28838 22394 28842 14434 28842 14431 28842 14429 28842 14427 Z N">
            <draw:equation draw:name="f0" draw:formula="logwidth"/>
            <draw:equation draw:name="f1" draw:formula="logheight"/>
          </draw:enhanced-geometry>
        </draw:custom-shape>
        <draw:custom-shape draw:name="Google Shape;108;p13" draw:style-name="Mgr3" draw:text-style-name="MP7" draw:layer="backgroundobjects" svg:width="0.086cm" svg:height="0.086cm" svg:x="7.35cm" svg:y="2.829cm">
          <text:p/>
          <draw:enhanced-geometry draw:mirror-horizontal="false" draw:mirror-vertical="false" svg:viewBox="0 0 0 0" drawooo:sub-view-size="38100 38100" draw:text-areas="0 0 ?f0 ?f1" draw:type="ooxml-non-primitive" draw:enhanced-path="M 40487 20244 C 40487 9063 31424 0 20244 0 9063 0 0 9063 0 20244 0 31424 9063 40488 20244 40488 31421 40491 40484 31433 40487 20257 40487 20252 40487 20248 40487 20244 Z N">
            <draw:equation draw:name="f0" draw:formula="logwidth"/>
            <draw:equation draw:name="f1" draw:formula="logheight"/>
          </draw:enhanced-geometry>
        </draw:custom-shape>
        <draw:custom-shape draw:name="Google Shape;109;p13" draw:style-name="Mgr3" draw:text-style-name="MP7" draw:layer="backgroundobjects" svg:width="0.116cm" svg:height="0.115cm" svg:x="6.747cm" svg:y="7.758cm">
          <text:p/>
          <draw:enhanced-geometry draw:mirror-horizontal="false" draw:mirror-vertical="false" svg:viewBox="0 0 0 0" drawooo:sub-view-size="50800 50800" draw:text-areas="0 0 ?f0 ?f1" draw:type="ooxml-non-primitive" draw:enhanced-path="M 25698 0 C 11509 -3 3 11497 0 25686 -3 39875 11496 51381 25686 51384 39875 51388 51381 39887 51384 25698 51384 25694 51384 25690 51384 25686 51384 11500 39884 0 25698 0 Z N">
            <draw:equation draw:name="f0" draw:formula="logwidth"/>
            <draw:equation draw:name="f1" draw:formula="logheight"/>
          </draw:enhanced-geometry>
        </draw:custom-shape>
        <draw:custom-shape draw:name="Google Shape;110;p13" draw:style-name="Mgr3" draw:text-style-name="MP7" draw:layer="backgroundobjects" svg:width="0.043cm" svg:height="0.043cm" svg:x="6.843cm" svg:y="5.866cm">
          <text:p/>
          <draw:enhanced-geometry draw:mirror-horizontal="false" draw:mirror-vertical="false" svg:viewBox="0 0 0 0" drawooo:sub-view-size="19050 19050" draw:text-areas="0 0 ?f0 ?f1" draw:type="ooxml-non-primitive" draw:enhanced-path="M 12586 25171 C 19537 25171 25171 19537 25171 12586 25171 5635 19537 0 12586 0 5635 0 0 5635 0 12586 0 19537 5635 25171 12586 25171 Z N">
            <draw:equation draw:name="f0" draw:formula="logwidth"/>
            <draw:equation draw:name="f1" draw:formula="logheight"/>
          </draw:enhanced-geometry>
        </draw:custom-shape>
        <draw:custom-shape draw:name="Google Shape;111;p13" draw:style-name="Mgr3" draw:text-style-name="MP7" draw:layer="backgroundobjects" svg:width="0.086cm" svg:height="0.086cm" svg:x="7.393cm" svg:y="12.886cm">
          <text:p/>
          <draw:enhanced-geometry draw:mirror-horizontal="false" draw:mirror-vertical="false" svg:viewBox="0 0 0 0" drawooo:sub-view-size="38100 38100" draw:text-areas="0 0 ?f0 ?f1" draw:type="ooxml-non-primitive" draw:enhanced-path="M 19272 0 C 8629 0 0 8629 0 19272 0 29916 8629 38544 19272 38544 29916 38544 38544 29916 38544 19272 38544 19270 38544 19268 38544 19266 38544 8625 29919 0 19278 0 19276 0 19274 0 19272 0 Z N">
            <draw:equation draw:name="f0" draw:formula="logwidth"/>
            <draw:equation draw:name="f1" draw:formula="logheight"/>
          </draw:enhanced-geometry>
        </draw:custom-shape>
        <draw:custom-shape draw:name="Google Shape;112;p13" draw:style-name="Mgr3" draw:text-style-name="MP7" draw:layer="backgroundobjects" svg:width="0.071cm" svg:height="0.072cm" svg:x="6.85cm" svg:y="10.908cm">
          <text:p/>
          <draw:enhanced-geometry draw:mirror-horizontal="false" draw:mirror-vertical="false" svg:viewBox="0 0 0 0" drawooo:sub-view-size="31750 31750" draw:text-areas="0 0 ?f0 ?f1" draw:type="ooxml-non-primitive" draw:enhanced-path="M 17609 0 C 7887 -3 3 7874 0 17596 -3 27317 7875 35201 17596 35204 27317 35208 35201 27330 35204 17609 35204 17607 35204 17604 35204 17602 35208 7884 27333 4 17615 0 17613 0 17611 0 17609 0 Z N">
            <draw:equation draw:name="f0" draw:formula="logwidth"/>
            <draw:equation draw:name="f1" draw:formula="logheight"/>
          </draw:enhanced-geometry>
        </draw:custom-shape>
        <draw:custom-shape draw:name="Google Shape;113;p13" draw:style-name="Mgr3" draw:text-style-name="MP7" draw:layer="backgroundobjects" svg:width="0.086cm" svg:height="0.086cm" svg:x="7.153cm" svg:y="14.472cm">
          <text:p/>
          <draw:enhanced-geometry draw:mirror-horizontal="false" draw:mirror-vertical="false" svg:viewBox="0 0 0 0" drawooo:sub-view-size="38100 38100" draw:text-areas="0 0 ?f0 ?f1" draw:type="ooxml-non-primitive" draw:enhanced-path="M 20879 0 C 9351 -3 3 9339 0 20866 -3 32394 9339 41742 20866 41745 32394 41749 41741 32407 41745 20879 41745 20877 41745 20875 41745 20873 41748 9349 32409 4 20885 0 20883 0 20881 0 20879 0 Z N">
            <draw:equation draw:name="f0" draw:formula="logwidth"/>
            <draw:equation draw:name="f1" draw:formula="logheight"/>
          </draw:enhanced-geometry>
        </draw:custom-shape>
        <draw:custom-shape draw:name="Google Shape;114;p13" draw:style-name="Mgr4" draw:text-style-name="MP8" draw:layer="backgroundobjects" svg:width="0.116cm" svg:height="0.115cm" svg:x="7.793cm" svg:y="2.059cm">
          <text:p/>
          <draw:enhanced-geometry draw:mirror-horizontal="false" draw:mirror-vertical="false" svg:viewBox="0 0 0 0" drawooo:sub-view-size="50800 50800" draw:text-areas="0 0 ?f0 ?f1" draw:type="ooxml-non-primitive" draw:enhanced-path="M 28105 0 C 12583 0 0 12583 0 28105 0 43627 12583 56210 28105 56210 43627 56210 56211 43627 56211 28105 56218 12590 43646 7 28131 0 28122 0 28114 0 28105 0 Z N">
            <draw:equation draw:name="f0" draw:formula="logwidth"/>
            <draw:equation draw:name="f1" draw:formula="logheight"/>
          </draw:enhanced-geometry>
        </draw:custom-shape>
        <draw:custom-shape draw:name="Google Shape;115;p13" draw:style-name="Mgr3" draw:text-style-name="MP7" draw:layer="backgroundobjects" svg:width="0.057cm" svg:height="0.057cm" svg:x="8.338cm" svg:y="15.052cm">
          <text:p/>
          <draw:enhanced-geometry draw:mirror-horizontal="false" draw:mirror-vertical="false" svg:viewBox="0 0 0 0" drawooo:sub-view-size="25400 25400" draw:text-areas="0 0 ?f0 ?f1" draw:type="ooxml-non-primitive" draw:enhanced-path="M 12986 0 C 5814 0 0 5814 0 12986 0 20158 5814 25972 12986 25972 20157 25972 25971 20158 25971 12986 25971 5814 20157 0 12986 0 Z N">
            <draw:equation draw:name="f0" draw:formula="logwidth"/>
            <draw:equation draw:name="f1" draw:formula="logheight"/>
          </draw:enhanced-geometry>
        </draw:custom-shape>
        <draw:custom-shape draw:name="Google Shape;116;p13" draw:style-name="Mgr3" draw:text-style-name="MP7" draw:layer="backgroundobjects" svg:width="0.043cm" svg:height="0.043cm" svg:x="8.495cm" svg:y="6.645cm">
          <text:p/>
          <draw:enhanced-geometry draw:mirror-horizontal="false" draw:mirror-vertical="false" svg:viewBox="0 0 0 0" drawooo:sub-view-size="19050 19050" draw:text-areas="0 0 ?f0 ?f1" draw:type="ooxml-non-primitive" draw:enhanced-path="M 22860 11430 C 22860 5117 17742 0 11430 0 5117 0 0 5117 0 11430 0 17743 5118 22860 11430 22860 17743 22860 22860 17743 22860 11430 Z N">
            <draw:equation draw:name="f0" draw:formula="logwidth"/>
            <draw:equation draw:name="f1" draw:formula="logheight"/>
          </draw:enhanced-geometry>
        </draw:custom-shape>
        <draw:custom-shape draw:name="Google Shape;117;p13" draw:style-name="Mgr4" draw:text-style-name="MP8" draw:layer="backgroundobjects" svg:width="0.116cm" svg:height="0.116cm" svg:x="8.287cm" svg:y="14.088cm">
          <text:p/>
          <draw:enhanced-geometry draw:mirror-horizontal="false" draw:mirror-vertical="false" svg:viewBox="0 0 0 0" drawooo:sub-view-size="50800 50800" draw:text-areas="0 0 ?f0 ?f1" draw:type="ooxml-non-primitive" draw:enhanced-path="M 27743 0 C 12421 0 0 12421 0 27743 0 43065 12421 55487 27743 55487 43065 55487 55487 43066 55487 27743 55487 27741 55487 27739 55487 27737 55490 12422 43078 4 27762 0 27756 0 27749 0 27743 0 Z N">
            <draw:equation draw:name="f0" draw:formula="logwidth"/>
            <draw:equation draw:name="f1" draw:formula="logheight"/>
          </draw:enhanced-geometry>
        </draw:custom-shape>
        <draw:custom-shape draw:name="Google Shape;118;p13" draw:style-name="Mgr5" draw:text-style-name="MP9" draw:layer="backgroundobjects" svg:width="0.144cm" svg:height="0.144cm" svg:x="8.539cm" svg:y="15.291cm">
          <text:p/>
          <draw:enhanced-geometry draw:mirror-horizontal="false" draw:mirror-vertical="false" svg:viewBox="0 0 0 0" drawooo:sub-view-size="63500 63500" draw:text-areas="0 0 ?f0 ?f1" draw:type="ooxml-non-primitive" draw:enhanced-path="M 32322 0 C 14471 0 0 14471 0 32321 0 50172 14471 64643 32322 64643 50173 64643 64643 50171 64643 32321 64650 14477 50191 7 32347 0 32339 0 32330 0 32322 0 Z N">
            <draw:equation draw:name="f0" draw:formula="logwidth"/>
            <draw:equation draw:name="f1" draw:formula="logheight"/>
          </draw:enhanced-geometry>
        </draw:custom-shape>
        <draw:custom-shape draw:name="Google Shape;119;p13" draw:style-name="Mgr3" draw:text-style-name="MP7" draw:layer="backgroundobjects" svg:width="0.101cm" svg:height="0.102cm" svg:x="7.712cm" svg:y="14.755cm">
          <text:p/>
          <draw:enhanced-geometry draw:mirror-horizontal="false" draw:mirror-vertical="false" svg:viewBox="0 0 0 0" drawooo:sub-view-size="44450 44450" draw:text-areas="0 0 ?f0 ?f1" draw:type="ooxml-non-primitive" draw:enhanced-path="M 23495 0 C 10519 0 0 10519 0 23495 0 36471 10519 46990 23495 46990 36471 46990 46990 36471 46990 23495 46990 10519 36471 0 23495 0 Z N">
            <draw:equation draw:name="f0" draw:formula="logwidth"/>
            <draw:equation draw:name="f1" draw:formula="logheight"/>
          </draw:enhanced-geometry>
        </draw:custom-shape>
        <draw:custom-shape draw:name="Google Shape;120;p13" draw:style-name="Mgr3" draw:text-style-name="MP7" draw:layer="backgroundobjects" svg:width="0.131cm" svg:height="0.13cm" svg:x="8.558cm" svg:y="13.376cm">
          <text:p/>
          <draw:enhanced-geometry draw:mirror-horizontal="false" draw:mirror-vertical="false" svg:viewBox="0 0 0 0" drawooo:sub-view-size="57150 57150" draw:text-areas="0 0 ?f0 ?f1" draw:type="ooxml-non-primitive" draw:enhanced-path="M 31464 0 C 14087 0 0 14087 0 31464 0 48842 14087 62929 31464 62929 48842 62929 62929 48842 62929 31464 62932 14091 48851 3 31477 0 31473 0 31469 0 31464 0 Z N">
            <draw:equation draw:name="f0" draw:formula="logwidth"/>
            <draw:equation draw:name="f1" draw:formula="logheight"/>
          </draw:enhanced-geometry>
        </draw:custom-shape>
        <draw:custom-shape draw:name="Google Shape;121;p13" draw:style-name="Mgr3" draw:text-style-name="MP7" draw:layer="backgroundobjects" svg:width="0.071cm" svg:height="0.072cm" svg:x="18.222cm" svg:y="12.258cm">
          <text:p/>
          <draw:enhanced-geometry draw:mirror-horizontal="false" draw:mirror-vertical="false" svg:viewBox="0 0 0 0" drawooo:sub-view-size="31750 31750" draw:text-areas="0 0 ?f0 ?f1" draw:type="ooxml-non-primitive" draw:enhanced-path="M 0 16815 C 0 26102 7528 33630 16814 33630 26101 33630 33629 26102 33629 16815 33629 7528 26101 0 16814 0 7531 -3 3 7519 0 16802 0 16806 0 16811 0 16815 Z N">
            <draw:equation draw:name="f0" draw:formula="logwidth"/>
            <draw:equation draw:name="f1" draw:formula="logheight"/>
          </draw:enhanced-geometry>
        </draw:custom-shape>
        <draw:custom-shape draw:name="Google Shape;122;p13" draw:style-name="Mgr4" draw:text-style-name="MP8" draw:layer="backgroundobjects" svg:width="0.145cm" svg:height="0.144cm" svg:x="18.096cm" svg:y="2.589cm">
          <text:p/>
          <draw:enhanced-geometry draw:mirror-horizontal="false" draw:mirror-vertical="false" svg:viewBox="0 0 0 0" drawooo:sub-view-size="63500 63500" draw:text-areas="0 0 ?f0 ?f1" draw:type="ooxml-non-primitive" draw:enhanced-path="M 32626 65265 C 50648 65269 65261 50662 65265 32639 65269 14616 50661 3 32639 0 14617 -3 4 14604 0 32626 0 32628 0 32631 0 32633 -4 50652 14601 65262 32620 65265 32622 65265 32624 65265 32626 65265 Z N">
            <draw:equation draw:name="f0" draw:formula="logwidth"/>
            <draw:equation draw:name="f1" draw:formula="logheight"/>
          </draw:enhanced-geometry>
        </draw:custom-shape>
        <draw:custom-shape draw:name="Google Shape;123;p13" draw:style-name="Mgr3" draw:text-style-name="MP7" draw:layer="backgroundobjects" svg:width="0.043cm" svg:height="0.043cm" svg:x="18.022cm" svg:y="4.027cm">
          <text:p/>
          <draw:enhanced-geometry draw:mirror-horizontal="false" draw:mirror-vertical="false" svg:viewBox="0 0 0 0" drawooo:sub-view-size="19050 19050" draw:text-areas="0 0 ?f0 ?f1" draw:type="ooxml-non-primitive" draw:enhanced-path="M 10896 21806 C 16918 21809 21802 16931 21806 10909 21810 4888 16931 3 10909 0 4888 -3 4 4875 0 10897 0 10899 0 10901 0 10903 -4 16921 4873 21803 10890 21806 10892 21806 10894 21806 10896 21806 Z N">
            <draw:equation draw:name="f0" draw:formula="logwidth"/>
            <draw:equation draw:name="f1" draw:formula="logheight"/>
          </draw:enhanced-geometry>
        </draw:custom-shape>
        <draw:custom-shape draw:name="Google Shape;124;p13" draw:style-name="Mgr3" draw:text-style-name="MP7" draw:layer="backgroundobjects" svg:width="0.116cm" svg:height="0.116cm" svg:x="18.346cm" svg:y="9.84cm">
          <text:p/>
          <draw:enhanced-geometry draw:mirror-horizontal="false" draw:mirror-vertical="false" svg:viewBox="0 0 0 0" drawooo:sub-view-size="50800 50800" draw:text-areas="0 0 ?f0 ?f1" draw:type="ooxml-non-primitive" draw:enhanced-path="M 26118 52248 C 40546 52251 52245 40558 52248 26130 52252 11702 40558 3 26130 0 11702 -3 3 11690 0 26117 0 26119 0 26122 0 26124 -4 40548 11687 52244 26112 52248 26114 52248 26115 52248 26118 52248 Z N">
            <draw:equation draw:name="f0" draw:formula="logwidth"/>
            <draw:equation draw:name="f1" draw:formula="logheight"/>
          </draw:enhanced-geometry>
        </draw:custom-shape>
        <draw:custom-shape draw:name="Google Shape;125;p13" draw:style-name="Mgr3" draw:text-style-name="MP7" draw:layer="backgroundobjects" svg:width="0.086cm" svg:height="0.086cm" svg:x="18.67cm" svg:y="3.766cm">
          <text:p/>
          <draw:enhanced-geometry draw:mirror-horizontal="false" draw:mirror-vertical="false" svg:viewBox="0 0 0 0" drawooo:sub-view-size="38100 38100" draw:text-areas="0 0 ?f0 ?f1" draw:type="ooxml-non-primitive" draw:enhanced-path="M 19583 39180 C 30403 39183 39176 30415 39180 19596 39184 8777 30415 3 19596 0 8777 -3 4 8764 0 19583 0 19586 0 19588 0 19590 -4 30406 8761 39176 19577 39180 19579 39180 19581 39180 19583 39180 Z N">
            <draw:equation draw:name="f0" draw:formula="logwidth"/>
            <draw:equation draw:name="f1" draw:formula="logheight"/>
          </draw:enhanced-geometry>
        </draw:custom-shape>
        <draw:custom-shape draw:name="Google Shape;126;p13" draw:style-name="Mgr4" draw:text-style-name="MP8" draw:layer="backgroundobjects" svg:width="0.116cm" svg:height="0.116cm" svg:x="16.944cm" svg:y="0.071cm">
          <text:p/>
          <draw:enhanced-geometry draw:mirror-horizontal="false" draw:mirror-vertical="false" svg:viewBox="0 0 0 0" drawooo:sub-view-size="50800 50800" draw:text-areas="0 0 ?f0 ?f1" draw:type="ooxml-non-primitive" draw:enhanced-path="M 27591 55194 C 42832 55198 55190 42845 55194 27603 55198 12362 42845 4 27604 0 12362 -4 4 12349 0 27591 0 27593 0 27595 0 27597 -7 42832 12337 55187 27572 55194 27578 55194 27584 55194 27591 55194 Z N">
            <draw:equation draw:name="f0" draw:formula="logwidth"/>
            <draw:equation draw:name="f1" draw:formula="logheight"/>
          </draw:enhanced-geometry>
        </draw:custom-shape>
        <draw:custom-shape draw:name="Google Shape;127;p13" draw:style-name="Mgr3" draw:text-style-name="MP7" draw:layer="backgroundobjects" svg:width="0.145cm" svg:height="0.144cm" svg:x="18.398cm" svg:y="10.938cm">
          <text:p/>
          <draw:enhanced-geometry draw:mirror-horizontal="false" draw:mirror-vertical="false" svg:viewBox="0 0 0 0" drawooo:sub-view-size="63500 63500" draw:text-areas="0 0 ?f0 ?f1" draw:type="ooxml-non-primitive" draw:enhanced-path="M 0 32747 C 0 50833 14661 65494 32747 65494 50833 65494 65494 50833 65494 32747 65494 14661 50833 0 32747 0 32745 0 32743 0 32741 0 14659 0 0 14658 0 32741 0 32743 0 32745 0 32747 Z N">
            <draw:equation draw:name="f0" draw:formula="logwidth"/>
            <draw:equation draw:name="f1" draw:formula="logheight"/>
          </draw:enhanced-geometry>
        </draw:custom-shape>
        <draw:custom-shape draw:name="Google Shape;128;p13" draw:style-name="Mgr3" draw:text-style-name="MP7" draw:layer="backgroundobjects" svg:width="0.101cm" svg:height="0.102cm" svg:x="19.373cm" svg:y="4.696cm">
          <text:p/>
          <draw:enhanced-geometry draw:mirror-horizontal="false" draw:mirror-vertical="false" svg:viewBox="0 0 0 0" drawooo:sub-view-size="44450 44450" draw:text-areas="0 0 ?f0 ?f1" draw:type="ooxml-non-primitive" draw:enhanced-path="M 24765 49594 C 38460 49611 49576 38523 49594 24829 49612 11134 38524 18 24829 0 11134 -17 18 11070 0 24765 0 24786 0 24807 0 24828 0 38506 11088 49593 24765 49593 Z N">
            <draw:equation draw:name="f0" draw:formula="logwidth"/>
            <draw:equation draw:name="f1" draw:formula="logheight"/>
          </draw:enhanced-geometry>
        </draw:custom-shape>
        <draw:custom-shape draw:name="Google Shape;129;p13" draw:style-name="Mgr3" draw:text-style-name="MP7" draw:layer="backgroundobjects" svg:width="0.086cm" svg:height="0.086cm" svg:x="18.476cm" svg:y="8.571cm">
          <text:p/>
          <draw:enhanced-geometry draw:mirror-horizontal="false" draw:mirror-vertical="false" svg:viewBox="0 0 0 0" drawooo:sub-view-size="38100 38100" draw:text-areas="0 0 ?f0 ?f1" draw:type="ooxml-non-primitive" draw:enhanced-path="M 21590 43180 C 33514 43180 43180 33514 43180 21590 43180 9666 33514 0 21590 0 9666 0 0 9666 0 21590 0 33514 9666 43180 21590 43180 Z N">
            <draw:equation draw:name="f0" draw:formula="logwidth"/>
            <draw:equation draw:name="f1" draw:formula="logheight"/>
          </draw:enhanced-geometry>
        </draw:custom-shape>
        <draw:custom-shape draw:name="Google Shape;130;p13" draw:style-name="Mgr3" draw:text-style-name="MP7" draw:layer="backgroundobjects" svg:width="0.115cm" svg:height="0.116cm" svg:x="14.021cm" svg:y="13.476cm">
          <text:p/>
          <draw:enhanced-geometry draw:mirror-horizontal="false" draw:mirror-vertical="false" svg:viewBox="0 0 0 0" drawooo:sub-view-size="50800 50800" draw:text-areas="0 0 ?f0 ?f1" draw:type="ooxml-non-primitive" draw:enhanced-path="M 26403 52807 C 40985 52807 52807 40986 52807 26403 52807 11821 40986 0 26403 0 11821 0 0 11821 0 26403 -3 40982 11812 52803 26391 52807 26395 52807 26399 52807 26403 52807 Z N">
            <draw:equation draw:name="f0" draw:formula="logwidth"/>
            <draw:equation draw:name="f1" draw:formula="logheight"/>
          </draw:enhanced-geometry>
        </draw:custom-shape>
        <draw:custom-shape draw:name="Google Shape;131;p13" draw:style-name="Mgr3" draw:text-style-name="MP7" draw:layer="backgroundobjects" svg:width="0.101cm" svg:height="0.102cm" svg:x="20.432cm" svg:y="1.644cm">
          <text:p/>
          <draw:enhanced-geometry draw:mirror-horizontal="false" draw:mirror-vertical="false" svg:viewBox="0 0 0 0" drawooo:sub-view-size="44450 44450" draw:text-areas="0 0 ?f0 ?f1" draw:type="ooxml-non-primitive" draw:enhanced-path="M 22828 45720 C 35454 45737 45703 35517 45720 22892 45738 10267 35516 18 22892 0 10266 -18 17 10203 0 22828 0 22839 0 22849 0 22860 -18 35468 10189 45702 22796 45720 22807 45720 22817 45720 22828 45720 Z N">
            <draw:equation draw:name="f0" draw:formula="logwidth"/>
            <draw:equation draw:name="f1" draw:formula="logheight"/>
          </draw:enhanced-geometry>
        </draw:custom-shape>
        <draw:custom-shape draw:name="Google Shape;132;p13" draw:style-name="Mgr4" draw:text-style-name="MP8" draw:layer="backgroundobjects" svg:width="0.13cm" svg:height="0.13cm" svg:x="12.182cm" svg:y="0.364cm">
          <text:p/>
          <draw:enhanced-geometry draw:mirror-horizontal="false" draw:mirror-vertical="false" svg:viewBox="0 0 0 0" drawooo:sub-view-size="57150 57150" draw:text-areas="0 0 ?f0 ?f1" draw:type="ooxml-non-primitive" draw:enhanced-path="M 30099 60211 C 46726 60214 60207 46738 60211 30112 60214 13485 46738 4 30112 0 13485 -4 3 13472 0 30099 0 30101 0 30103 0 30105 -3 46729 13469 60207 30093 60211 30095 60211 30097 60211 30099 60211 Z N">
            <draw:equation draw:name="f0" draw:formula="logwidth"/>
            <draw:equation draw:name="f1" draw:formula="logheight"/>
          </draw:enhanced-geometry>
        </draw:custom-shape>
        <draw:custom-shape draw:name="Google Shape;133;p13" draw:style-name="Mgr4" draw:text-style-name="MP8" draw:layer="backgroundobjects" svg:width="0.086cm" svg:height="0.086cm" svg:x="14.161cm" svg:y="14.557cm">
          <text:p/>
          <draw:enhanced-geometry draw:mirror-horizontal="false" draw:mirror-vertical="false" svg:viewBox="0 0 0 0" drawooo:sub-view-size="38100 38100" draw:text-areas="0 0 ?f0 ?f1" draw:type="ooxml-non-primitive" draw:enhanced-path="M 21793 43599 C 33833 43603 43596 33846 43599 21806 43603 9766 33846 3 21806 0 9766 -3 3 9754 0 21793 0 21798 0 21802 0 21806 -3 33839 9748 43596 21780 43599 21785 43599 21789 43599 21793 43599 Z N">
            <draw:equation draw:name="f0" draw:formula="logwidth"/>
            <draw:equation draw:name="f1" draw:formula="logheight"/>
          </draw:enhanced-geometry>
        </draw:custom-shape>
        <draw:custom-shape draw:name="Google Shape;134;p13" draw:style-name="Mgr3" draw:text-style-name="MP7" draw:layer="backgroundobjects" svg:width="0.13cm" svg:height="0.13cm" svg:x="14.281cm" svg:y="7.149cm">
          <text:p/>
          <draw:enhanced-geometry draw:mirror-horizontal="false" draw:mirror-vertical="false" svg:viewBox="0 0 0 0" drawooo:sub-view-size="57150 57150" draw:text-areas="0 0 ?f0 ?f1" draw:type="ooxml-non-primitive" draw:enhanced-path="M 29845 59690 C 46328 59690 59690 46328 59690 29845 59690 13362 46328 0 29845 0 13362 0 0 13362 0 29845 0 46328 13362 59690 29845 59690 Z N">
            <draw:equation draw:name="f0" draw:formula="logwidth"/>
            <draw:equation draw:name="f1" draw:formula="logheight"/>
          </draw:enhanced-geometry>
        </draw:custom-shape>
        <draw:custom-shape draw:name="Google Shape;135;p13" draw:style-name="Mgr3" draw:text-style-name="MP7" draw:layer="backgroundobjects" svg:width="0.086cm" svg:height="0.086cm" svg:x="15.809cm" svg:y="6.19cm">
          <text:p/>
          <draw:enhanced-geometry draw:mirror-horizontal="false" draw:mirror-vertical="false" svg:viewBox="0 0 0 0" drawooo:sub-view-size="38100 38100" draw:text-areas="0 0 ?f0 ?f1" draw:type="ooxml-non-primitive" draw:enhanced-path="M 19824 39662 C 30776 39666 39658 30790 39662 19837 39666 8885 30790 3 19838 0 8886 -3 4 8872 0 19825 0 19827 0 19829 0 19831 -4 30780 8869 39659 19818 39662 19820 39662 19822 39662 19824 39662 Z N">
            <draw:equation draw:name="f0" draw:formula="logwidth"/>
            <draw:equation draw:name="f1" draw:formula="logheight"/>
          </draw:enhanced-geometry>
        </draw:custom-shape>
        <draw:custom-shape draw:name="Google Shape;136;p13" draw:style-name="Mgr4" draw:text-style-name="MP8" draw:layer="backgroundobjects" svg:width="0.116cm" svg:height="0.116cm" svg:x="10.684cm" svg:y="2.311cm">
          <text:p/>
          <draw:enhanced-geometry draw:mirror-horizontal="false" draw:mirror-vertical="false" svg:viewBox="0 0 0 0" drawooo:sub-view-size="50800 50800" draw:text-areas="0 0 ?f0 ?f1" draw:type="ooxml-non-primitive" draw:enhanced-path="M 26289 0 C 11774 -3 3 11761 0 26276 -3 40792 11761 52562 26276 52565 40792 52569 52562 40804 52565 26289 52565 26287 52565 26285 52565 26283 52572 11774 40817 7 26308 0 26302 0 26295 0 26289 0 Z N">
            <draw:equation draw:name="f0" draw:formula="logwidth"/>
            <draw:equation draw:name="f1" draw:formula="logheight"/>
          </draw:enhanced-geometry>
        </draw:custom-shape>
        <draw:custom-shape draw:name="Google Shape;137;p13" draw:style-name="Mgr3" draw:text-style-name="MP7" draw:layer="backgroundobjects" svg:width="0.057cm" svg:height="0.057cm" svg:x="14.257cm" svg:y="11.789cm">
          <text:p/>
          <draw:enhanced-geometry draw:mirror-horizontal="false" draw:mirror-vertical="false" svg:viewBox="0 0 0 0" drawooo:sub-view-size="25400 25400" draw:text-areas="0 0 ?f0 ?f1" draw:type="ooxml-non-primitive" draw:enhanced-path="M 15068 30150 C 23394 30153 30146 23407 30150 15081 30153 6756 23407 3 15081 0 6756 -3 3 6743 0 15068 0 15073 0 15077 0 15081 -3 23400 6737 30146 15056 30150 15060 30150 15064 30150 15068 30150 Z N">
            <draw:equation draw:name="f0" draw:formula="logwidth"/>
            <draw:equation draw:name="f1" draw:formula="logheight"/>
          </draw:enhanced-geometry>
        </draw:custom-shape>
        <draw:custom-shape draw:name="Google Shape;138;p13" draw:style-name="Mgr3" draw:text-style-name="MP7" draw:layer="backgroundobjects" svg:width="0.043cm" svg:height="0.043cm" svg:x="14.352cm" svg:y="13.212cm">
          <text:p/>
          <draw:enhanced-geometry draw:mirror-horizontal="false" draw:mirror-vertical="false" svg:viewBox="0 0 0 0" drawooo:sub-view-size="19050 19050" draw:text-areas="0 0 ?f0 ?f1" draw:type="ooxml-non-primitive" draw:enhanced-path="M 11430 22860 C 17743 22860 22860 17742 22860 11430 22860 5117 17742 0 11430 0 5117 0 0 5118 0 11430 0 17743 5118 22860 11430 22860 Z N">
            <draw:equation draw:name="f0" draw:formula="logwidth"/>
            <draw:equation draw:name="f1" draw:formula="logheight"/>
          </draw:enhanced-geometry>
        </draw:custom-shape>
        <draw:custom-shape draw:name="Google Shape;139;p13" draw:style-name="Mgr3" draw:text-style-name="MP7" draw:layer="backgroundobjects" svg:width="0.057cm" svg:height="0.057cm" svg:x="21.991cm" svg:y="11.469cm">
          <text:p/>
          <draw:enhanced-geometry draw:mirror-horizontal="false" draw:mirror-vertical="false" svg:viewBox="0 0 0 0" drawooo:sub-view-size="25400 25400" draw:text-areas="0 0 ?f0 ?f1" draw:type="ooxml-non-primitive" draw:enhanced-path="M 15342 30696 C 23818 30700 30693 23831 30696 15354 30700 6878 23830 4 15354 0 6878 -3 3 6865 0 15342 0 15344 0 15346 0 15348 0 23822 6868 30692 15342 30696 Z N">
            <draw:equation draw:name="f0" draw:formula="logwidth"/>
            <draw:equation draw:name="f1" draw:formula="logheight"/>
          </draw:enhanced-geometry>
        </draw:custom-shape>
        <draw:custom-shape draw:name="Google Shape;140;p13" draw:style-name="Mgr4" draw:text-style-name="MP8" draw:layer="backgroundobjects" svg:width="0.13cm" svg:height="0.13cm" svg:x="25.669cm" svg:y="2.013cm">
          <text:p/>
          <draw:enhanced-geometry draw:mirror-horizontal="false" draw:mirror-vertical="false" svg:viewBox="0 0 0 0" drawooo:sub-view-size="57150 57150" draw:text-areas="0 0 ?f0 ?f1" draw:type="ooxml-non-primitive" draw:enhanced-path="M 0 31274 C 0 48546 14001 62548 31274 62548 48546 62548 62548 48546 62548 31274 62548 14002 48547 0 31274 0 31272 0 31270 0 31268 0 13999 0 1 13999 1 31267 1 31270 1 31272 1 31274 Z N">
            <draw:equation draw:name="f0" draw:formula="logwidth"/>
            <draw:equation draw:name="f1" draw:formula="logheight"/>
          </draw:enhanced-geometry>
        </draw:custom-shape>
        <draw:custom-shape draw:name="Google Shape;141;p13" draw:style-name="Mgr4" draw:text-style-name="MP8" draw:layer="backgroundobjects" svg:width="0.116cm" svg:height="0.116cm" svg:x="25.884cm" svg:y="11.416cm">
          <text:p/>
          <draw:enhanced-geometry draw:mirror-horizontal="false" draw:mirror-vertical="false" svg:viewBox="0 0 0 0" drawooo:sub-view-size="50800 50800" draw:text-areas="0 0 ?f0 ?f1" draw:type="ooxml-non-primitive" draw:enhanced-path="M 28467 0 C 12745 0 0 12745 0 28467 0 44189 12745 56934 28467 56934 44190 56934 56935 44189 56935 28467 56935 28465 56935 28463 56935 28461 56938 12746 44201 3 28487 0 28480 0 28474 0 28467 0 Z N">
            <draw:equation draw:name="f0" draw:formula="logwidth"/>
            <draw:equation draw:name="f1" draw:formula="logheight"/>
          </draw:enhanced-geometry>
        </draw:custom-shape>
        <draw:custom-shape draw:name="Google Shape;142;p13" draw:style-name="Mgr3" draw:text-style-name="MP7" draw:layer="backgroundobjects" svg:width="0.102cm" svg:height="0.101cm" svg:x="25.764cm" svg:y="4.746cm">
          <text:p/>
          <draw:enhanced-geometry draw:mirror-horizontal="false" draw:mirror-vertical="false" svg:viewBox="0 0 0 0" drawooo:sub-view-size="44450 44450" draw:text-areas="0 0 ?f0 ?f1" draw:type="ooxml-non-primitive" draw:enhanced-path="M 0 23787 C 0 36924 10650 47574 23787 47574 36924 47574 47574 36924 47574 23787 47574 10650 36924 0 23787 0 10650 0 0 10650 0 23787 Z N">
            <draw:equation draw:name="f0" draw:formula="logwidth"/>
            <draw:equation draw:name="f1" draw:formula="logheight"/>
          </draw:enhanced-geometry>
        </draw:custom-shape>
        <draw:custom-shape draw:name="Google Shape;143;p13" draw:style-name="Mgr5" draw:text-style-name="MP9" draw:layer="backgroundobjects" svg:width="0.13cm" svg:height="0.13cm" svg:x="25.625cm" svg:y="0.702cm">
          <text:p/>
          <draw:enhanced-geometry draw:mirror-horizontal="false" draw:mirror-vertical="false" svg:viewBox="0 0 0 0" drawooo:sub-view-size="57150 57150" draw:text-areas="0 0 ?f0 ?f1" draw:type="ooxml-non-primitive" draw:enhanced-path="M 31223 62471 C 48474 62478 62464 48499 62471 31248 62478 13997 48499 7 31248 0 13998 -7 7 13972 0 31223 0 31229 0 31236 0 31242 -4 48486 13973 62468 31217 62471 31219 62471 31221 62471 31223 62471 Z N">
            <draw:equation draw:name="f0" draw:formula="logwidth"/>
            <draw:equation draw:name="f1" draw:formula="logheight"/>
          </draw:enhanced-geometry>
        </draw:custom-shape>
        <draw:custom-shape draw:name="Google Shape;144;p13" draw:style-name="Mgr4" draw:text-style-name="MP8" draw:layer="backgroundobjects" svg:width="0.13cm" svg:height="0.13cm" svg:x="25.882cm" svg:y="9.557cm">
          <text:p/>
          <draw:enhanced-geometry draw:mirror-horizontal="false" draw:mirror-vertical="false" svg:viewBox="0 0 0 0" drawooo:sub-view-size="57150 57150" draw:text-areas="0 0 ?f0 ?f1" draw:type="ooxml-non-primitive" draw:enhanced-path="M 30740 61506 C 47724 61513 61499 47750 61506 30766 61513 13781 47750 7 30766 0 13781 -7 7 13756 0 30740 0 30745 0 30749 0 30753 -7 47730 13750 61499 30728 61506 30731 61506 30736 61506 30740 61506 Z N">
            <draw:equation draw:name="f0" draw:formula="logwidth"/>
            <draw:equation draw:name="f1" draw:formula="logheight"/>
          </draw:enhanced-geometry>
        </draw:custom-shape>
        <draw:custom-shape draw:name="Google Shape;145;p13" draw:style-name="Mgr3" draw:text-style-name="MP7" draw:layer="backgroundobjects" svg:width="0.072cm" svg:height="0.071cm" svg:x="26.538cm" svg:y="2.469cm">
          <text:p/>
          <draw:enhanced-geometry draw:mirror-horizontal="false" draw:mirror-vertical="false" svg:viewBox="0 0 0 0" drawooo:sub-view-size="31750 31750" draw:text-areas="0 0 ?f0 ?f1" draw:type="ooxml-non-primitive" draw:enhanced-path="M 17145 34290 C 26614 34290 34289 26614 34289 17145 34289 7676 26613 0 17145 0 7676 0 0 7676 0 17145 0 26614 7676 34290 17145 34290 Z N">
            <draw:equation draw:name="f0" draw:formula="logwidth"/>
            <draw:equation draw:name="f1" draw:formula="logheight"/>
          </draw:enhanced-geometry>
        </draw:custom-shape>
        <draw:custom-shape draw:name="Google Shape;146;p13" draw:style-name="Mgr4" draw:text-style-name="MP8" draw:layer="backgroundobjects" svg:width="0.13cm" svg:height="0.13cm" svg:x="26.52cm" svg:y="3.978cm">
          <text:p/>
          <draw:enhanced-geometry draw:mirror-horizontal="false" draw:mirror-vertical="false" svg:viewBox="0 0 0 0" drawooo:sub-view-size="57150 57150" draw:text-areas="0 0 ?f0 ?f1" draw:type="ooxml-non-primitive" draw:enhanced-path="M 30226 60465 C 46923 60468 60461 46936 60465 30239 60468 13542 46935 3 30238 0 13542 -3 3 13529 0 30226 0 30228 0 30230 0 30232 -4 46926 13526 60461 30220 60465 30222 60465 30224 60465 30226 60465 Z N">
            <draw:equation draw:name="f0" draw:formula="logwidth"/>
            <draw:equation draw:name="f1" draw:formula="logheight"/>
          </draw:enhanced-geometry>
        </draw:custom-shape>
        <draw:custom-shape draw:name="Google Shape;147;p13" draw:style-name="Mgr3" draw:text-style-name="MP7" draw:layer="backgroundobjects" svg:width="0.116cm" svg:height="0.115cm" svg:x="26.184cm" svg:y="0.216cm">
          <text:p/>
          <draw:enhanced-geometry draw:mirror-horizontal="false" draw:mirror-vertical="false" svg:viewBox="0 0 0 0" drawooo:sub-view-size="50800 50800" draw:text-areas="0 0 ?f0 ?f1" draw:type="ooxml-non-primitive" draw:enhanced-path="M 26670 53340 C 41399 53340 53339 41399 53339 26670 53339 11941 41399 0 26670 0 11940 0 0 11941 0 26670 0 41399 11940 53340 26670 53340 Z N">
            <draw:equation draw:name="f0" draw:formula="logwidth"/>
            <draw:equation draw:name="f1" draw:formula="logheight"/>
          </draw:enhanced-geometry>
        </draw:custom-shape>
        <draw:custom-shape draw:name="Google Shape;148;p13" draw:style-name="Mgr3" draw:text-style-name="MP7" draw:layer="backgroundobjects" svg:width="0.144cm" svg:height="0.145cm" svg:x="25.094cm" svg:y="2.358cm">
          <text:p/>
          <draw:enhanced-geometry draw:mirror-horizontal="false" draw:mirror-vertical="false" svg:viewBox="0 0 0 0" drawooo:sub-view-size="63500 63500" draw:text-areas="0 0 ?f0 ?f1" draw:type="ooxml-non-primitive" draw:enhanced-path="M 32017 64046 C 49702 64050 64043 49715 64046 32029 64050 14344 49715 4 32029 0 14343 -3 3 14331 0 32017 0 32019 0 32021 0 32023 -7 49702 14319 64039 31997 64046 32003 64046 32010 64046 32017 64046 Z N">
            <draw:equation draw:name="f0" draw:formula="logwidth"/>
            <draw:equation draw:name="f1" draw:formula="logheight"/>
          </draw:enhanced-geometry>
        </draw:custom-shape>
        <draw:custom-shape draw:name="Google Shape;149;p13" draw:style-name="Mgr3" draw:text-style-name="MP7" draw:layer="backgroundobjects" svg:width="0.043cm" svg:height="0.043cm" svg:x="23.096cm" svg:y="4.109cm">
          <text:p/>
          <draw:enhanced-geometry draw:mirror-horizontal="false" draw:mirror-vertical="false" svg:viewBox="0 0 0 0" drawooo:sub-view-size="19050 19050" draw:text-areas="0 0 ?f0 ?f1" draw:type="ooxml-non-primitive" draw:enhanced-path="M 12535 25083 C 19462 25086 25079 19474 25082 12548 25086 5621 19474 4 12547 0 5621 -3 3 5609 0 12535 0 12537 0 12539 0 12541 -4 19464 5606 25079 12529 25083 12531 25083 12533 25083 12535 25083 Z N">
            <draw:equation draw:name="f0" draw:formula="logwidth"/>
            <draw:equation draw:name="f1" draw:formula="logheight"/>
          </draw:enhanced-geometry>
        </draw:custom-shape>
        <draw:custom-shape draw:name="Google Shape;150;p13" draw:style-name="Mgr3" draw:text-style-name="MP7" draw:layer="backgroundobjects" svg:width="0.072cm" svg:height="0.072cm" svg:x="22.509cm" svg:y="12.01cm">
          <text:p/>
          <draw:enhanced-geometry draw:mirror-horizontal="false" draw:mirror-vertical="false" svg:viewBox="0 0 0 0" drawooo:sub-view-size="31750 31750" draw:text-areas="0 0 ?f0 ?f1" draw:type="ooxml-non-primitive" draw:enhanced-path="M 18599 37211 C 28874 37214 37207 28887 37211 18612 37215 8336 28887 3 18612 0 8337 -3 4 8324 0 18599 0 18604 0 18608 0 18612 0 28884 8327 37211 18599 37211 Z N">
            <draw:equation draw:name="f0" draw:formula="logwidth"/>
            <draw:equation draw:name="f1" draw:formula="logheight"/>
          </draw:enhanced-geometry>
        </draw:custom-shape>
        <draw:custom-shape draw:name="Google Shape;151;p13" draw:style-name="Mgr3" draw:text-style-name="MP7" draw:layer="backgroundobjects" svg:width="0.086cm" svg:height="0.086cm" svg:x="20.606cm" svg:y="5.652cm">
          <text:p/>
          <draw:enhanced-geometry draw:mirror-horizontal="false" draw:mirror-vertical="false" svg:viewBox="0 0 0 0" drawooo:sub-view-size="38100 38100" draw:text-areas="0 0 ?f0 ?f1" draw:type="ooxml-non-primitive" draw:enhanced-path="M 21939 43904 C 34063 43911 43897 34088 43904 21965 43911 9841 34088 7 21965 0 9840 -7 7 9815 0 21939 0 21946 0 21952 0 21958 -4 34075 9816 43900 21933 43904 21935 43904 21937 43904 21939 43904 Z N">
            <draw:equation draw:name="f0" draw:formula="logwidth"/>
            <draw:equation draw:name="f1" draw:formula="logheight"/>
          </draw:enhanced-geometry>
        </draw:custom-shape>
        <draw:custom-shape draw:name="Google Shape;152;p13" draw:style-name="Mgr3" draw:text-style-name="MP7" draw:layer="backgroundobjects" svg:width="0.116cm" svg:height="0.115cm" svg:x="12.087cm" svg:y="3.211cm">
          <text:p/>
          <draw:enhanced-geometry draw:mirror-horizontal="false" draw:mirror-vertical="false" svg:viewBox="0 0 0 0" drawooo:sub-view-size="50800 50800" draw:text-areas="0 0 ?f0 ?f1" draw:type="ooxml-non-primitive" draw:enhanced-path="M 28239 56490 C 43838 56493 56486 43850 56490 28251 56493 12652 43850 4 28251 0 12652 -3 3 12639 0 28238 0 28241 0 28243 0 28245 -3 43841 12636 56486 28232 56490 28234 56490 28236 56490 28238 56490 Z N">
            <draw:equation draw:name="f0" draw:formula="logwidth"/>
            <draw:equation draw:name="f1" draw:formula="logheight"/>
          </draw:enhanced-geometry>
        </draw:custom-shape>
        <draw:custom-shape draw:name="Google Shape;153;p13" draw:style-name="Mgr3" draw:text-style-name="MP7" draw:layer="backgroundobjects" svg:width="0.043cm" svg:height="0.043cm" svg:x="21.605cm" svg:y="7.68cm">
          <text:p/>
          <draw:enhanced-geometry draw:mirror-horizontal="false" draw:mirror-vertical="false" svg:viewBox="0 0 0 0" drawooo:sub-view-size="19050 19050" draw:text-areas="0 0 ?f0 ?f1" draw:type="ooxml-non-primitive" draw:enhanced-path="M 10979 21958 C 17043 21958 21958 17043 21958 10979 21958 4916 17043 0 10979 0 4915 0 0 4916 0 10979 -4 17039 4907 21955 10967 21958 10971 21958 10975 21958 10979 21958 Z N">
            <draw:equation draw:name="f0" draw:formula="logwidth"/>
            <draw:equation draw:name="f1" draw:formula="logheight"/>
          </draw:enhanced-geometry>
        </draw:custom-shape>
        <draw:custom-shape draw:name="Google Shape;154;p13" draw:style-name="Mgr4" draw:text-style-name="MP8" draw:layer="backgroundobjects" svg:width="0.115cm" svg:height="0.116cm" svg:x="24.651cm" svg:y="0.716cm">
          <text:p/>
          <draw:enhanced-geometry draw:mirror-horizontal="false" draw:mirror-vertical="false" svg:viewBox="0 0 0 0" drawooo:sub-view-size="50800 50800" draw:text-areas="0 0 ?f0 ?f1" draw:type="ooxml-non-primitive" draw:enhanced-path="M 26822 53658 C 41639 53661 53654 41652 53657 26835 53661 12018 41652 4 26835 0 12018 -4 3 12005 0 26822 0 26825 0 26827 0 26829 -4 41642 12002 53654 26816 53657 26819 53657 26820 53657 26822 53657 Z N">
            <draw:equation draw:name="f0" draw:formula="logwidth"/>
            <draw:equation draw:name="f1" draw:formula="logheight"/>
          </draw:enhanced-geometry>
        </draw:custom-shape>
        <draw:custom-shape draw:name="Google Shape;155;p13" draw:style-name="Mgr3" draw:text-style-name="MP7" draw:layer="backgroundobjects" svg:width="0.071cm" svg:height="0.072cm" svg:x="24.844cm" svg:y="0.44cm">
          <text:p/>
          <draw:enhanced-geometry draw:mirror-horizontal="false" draw:mirror-vertical="false" svg:viewBox="0 0 0 0" drawooo:sub-view-size="31750 31750" draw:text-areas="0 0 ?f0 ?f1" draw:type="ooxml-non-primitive" draw:enhanced-path="M 18205 36424 C 28263 36427 36419 28276 36423 18218 36427 8160 28276 4 18218 0 8160 -4 4 8147 0 18205 0 18210 0 18214 0 18218 -4 28269 8141 36420 18193 36424 18197 36424 18201 36424 18205 36424 Z N">
            <draw:equation draw:name="f0" draw:formula="logwidth"/>
            <draw:equation draw:name="f1" draw:formula="logheight"/>
          </draw:enhanced-geometry>
        </draw:custom-shape>
        <draw:custom-shape draw:name="Google Shape;156;p13" draw:style-name="Mgr3" draw:text-style-name="MP7" draw:layer="backgroundobjects" svg:width="0.057cm" svg:height="0.057cm" svg:x="23.662cm" svg:y="4.205cm">
          <text:p/>
          <draw:enhanced-geometry draw:mirror-horizontal="false" draw:mirror-vertical="false" svg:viewBox="0 0 0 0" drawooo:sub-view-size="25400 25400" draw:text-areas="0 0 ?f0 ?f1" draw:type="ooxml-non-primitive" draw:enhanced-path="M 14567 29146 C 22615 29150 29142 22628 29146 14580 29150 6531 22628 3 14580 0 6531 -3 4 6518 0 14567 0 14571 0 14575 0 14580 -4 22621 6513 29143 14554 29147 14558 29147 14563 29147 14567 29147 Z N">
            <draw:equation draw:name="f0" draw:formula="logwidth"/>
            <draw:equation draw:name="f1" draw:formula="logheight"/>
          </draw:enhanced-geometry>
        </draw:custom-shape>
        <draw:custom-shape draw:name="Google Shape;157;p13" draw:style-name="Mgr4" draw:text-style-name="MP8" draw:layer="backgroundobjects" svg:width="0.102cm" svg:height="0.102cm" svg:x="24.905cm" svg:y="2.582cm">
          <text:p/>
          <draw:enhanced-geometry draw:mirror-horizontal="false" draw:mirror-vertical="false" svg:viewBox="0 0 0 0" drawooo:sub-view-size="44450 44450" draw:text-areas="0 0 ?f0 ?f1" draw:type="ooxml-non-primitive" draw:enhanced-path="M 0 23590 C 0 36619 10561 47180 23590 47180 36619 47180 47180 36619 47180 23590 47180 10562 36619 0 23590 0 10561 0 0 10562 0 23590 Z N">
            <draw:equation draw:name="f0" draw:formula="logwidth"/>
            <draw:equation draw:name="f1" draw:formula="logheight"/>
          </draw:enhanced-geometry>
        </draw:custom-shape>
        <draw:custom-shape draw:name="Google Shape;158;p13" draw:style-name="Mgr3" draw:text-style-name="MP7" draw:layer="backgroundobjects" svg:width="0.043cm" svg:height="0.043cm" svg:x="2.003cm" svg:y="3.29cm">
          <text:p/>
          <draw:enhanced-geometry draw:mirror-horizontal="false" draw:mirror-vertical="false" svg:viewBox="0 0 0 0" drawooo:sub-view-size="19050 19050" draw:text-areas="0 0 ?f0 ?f1" draw:type="ooxml-non-primitive" draw:enhanced-path="M 10947 21907 C 16997 21911 21904 17010 21907 10960 21911 4910 17010 3 10960 0 4910 -3 3 4898 0 10947 0 10950 0 10952 0 10954 0 17001 4900 21904 10947 21908 Z N">
            <draw:equation draw:name="f0" draw:formula="logwidth"/>
            <draw:equation draw:name="f1" draw:formula="logheight"/>
          </draw:enhanced-geometry>
        </draw:custom-shape>
        <draw:custom-shape draw:name="Google Shape;159;p13" draw:style-name="Mgr3" draw:text-style-name="MP7" draw:layer="backgroundobjects" svg:width="0.086cm" svg:height="0.086cm" svg:x="1.073cm" svg:y="12.503cm">
          <text:p/>
          <draw:enhanced-geometry draw:mirror-horizontal="false" draw:mirror-vertical="false" svg:viewBox="0 0 0 0" drawooo:sub-view-size="38100 38100" draw:text-areas="0 0 ?f0 ?f1" draw:type="ooxml-non-primitive" draw:enhanced-path="M 39941 19971 C 39941 8941 31000 0 19971 0 8941 0 0 8941 0 19971 0 31000 8941 39942 19971 39942 30997 39945 39938 31010 39941 19984 39941 19979 39941 19975 39941 19971 Z N">
            <draw:equation draw:name="f0" draw:formula="logwidth"/>
            <draw:equation draw:name="f1" draw:formula="logheight"/>
          </draw:enhanced-geometry>
        </draw:custom-shape>
        <draw:custom-shape draw:name="Google Shape;160;p13" draw:style-name="Mgr3" draw:text-style-name="MP7" draw:layer="backgroundobjects" svg:width="0.071cm" svg:height="0.072cm" svg:x="0.431cm" svg:y="2.385cm">
          <text:p/>
          <draw:enhanced-geometry draw:mirror-horizontal="false" draw:mirror-vertical="false" svg:viewBox="0 0 0 0" drawooo:sub-view-size="31750 31750" draw:text-areas="0 0 ?f0 ?f1" draw:type="ooxml-non-primitive" draw:enhanced-path="M 32499 16256 C 32503 7282 25230 3 16256 0 7282 -3 4 7269 0 16243 -3 25218 7269 32496 16243 32499 16248 32499 16252 32499 16256 32499 25227 32499 32499 25227 32499 16256 Z N">
            <draw:equation draw:name="f0" draw:formula="logwidth"/>
            <draw:equation draw:name="f1" draw:formula="logheight"/>
          </draw:enhanced-geometry>
        </draw:custom-shape>
        <draw:custom-shape draw:name="Google Shape;161;p13" draw:style-name="Mgr5" draw:text-style-name="MP9" draw:layer="backgroundobjects" svg:width="0.13cm" svg:height="0.13cm" svg:x="0.769cm" svg:y="10.832cm">
          <text:p/>
          <draw:enhanced-geometry draw:mirror-horizontal="false" draw:mirror-vertical="false" svg:viewBox="0 0 0 0" drawooo:sub-view-size="57150 57150" draw:text-areas="0 0 ?f0 ?f1" draw:type="ooxml-non-primitive" draw:enhanced-path="M 29286 0 C 13112 0 0 13112 0 29286 0 45460 13112 58572 29286 58572 45461 58572 58572 45460 58572 29286 58576 13115 45470 3 29299 0 29295 0 29290 0 29286 0 Z N">
            <draw:equation draw:name="f0" draw:formula="logwidth"/>
            <draw:equation draw:name="f1" draw:formula="logheight"/>
          </draw:enhanced-geometry>
        </draw:custom-shape>
        <draw:custom-shape draw:name="Google Shape;162;p13" draw:style-name="Mgr5" draw:text-style-name="MP9" draw:layer="backgroundobjects" svg:width="0.057cm" svg:height="0.071cm" svg:x="0.886cm" svg:y="14.653cm">
          <text:p/>
          <draw:enhanced-geometry draw:mirror-horizontal="false" draw:mirror-vertical="false" svg:viewBox="0 0 0 0" drawooo:sub-view-size="25400 31750" draw:text-areas="0 0 ?f0 ?f1" draw:type="ooxml-non-primitive" draw:enhanced-path="M 15875 0 C 7107 0 0 7107 0 15875 0 24643 7107 31750 15875 31750 24643 31750 31750 24643 31750 15875 31750 7107 24643 0 15875 0 Z N">
            <draw:equation draw:name="f0" draw:formula="logwidth"/>
            <draw:equation draw:name="f1" draw:formula="logheight"/>
          </draw:enhanced-geometry>
        </draw:custom-shape>
        <draw:custom-shape draw:name="Google Shape;163;p13" draw:style-name="Mgr3" draw:text-style-name="MP7" draw:layer="backgroundobjects" svg:width="0.101cm" svg:height="0.101cm" svg:x="0.429cm" svg:y="5.875cm">
          <text:p/>
          <draw:enhanced-geometry draw:mirror-horizontal="false" draw:mirror-vertical="false" svg:viewBox="0 0 0 0" drawooo:sub-view-size="44450 44450" draw:text-areas="0 0 ?f0 ?f1" draw:type="ooxml-non-primitive" draw:enhanced-path="M 22295 0 C 9982 0 0 9982 0 22295 0 34608 9982 44590 22295 44590 34608 44590 44590 34608 44590 22295 44593 9985 34617 3 22308 0 22303 0 22299 0 22295 0 Z N">
            <draw:equation draw:name="f0" draw:formula="logwidth"/>
            <draw:equation draw:name="f1" draw:formula="logheight"/>
          </draw:enhanced-geometry>
        </draw:custom-shape>
        <draw:custom-shape draw:name="Google Shape;164;p13" draw:style-name="Mgr3" draw:text-style-name="MP7" draw:layer="backgroundobjects" svg:width="0.057cm" svg:height="0.057cm" svg:x="0.418cm" svg:y="14.482cm">
          <text:p/>
          <draw:enhanced-geometry draw:mirror-horizontal="false" draw:mirror-vertical="false" svg:viewBox="0 0 0 0" drawooo:sub-view-size="25400 25400" draw:text-areas="0 0 ?f0 ?f1" draw:type="ooxml-non-primitive" draw:enhanced-path="M 14046 0 C 6289 0 0 6289 0 14046 0 21804 6289 28092 14046 28092 21804 28092 28092 21803 28092 14046 28092 14044 28092 14042 28092 14040 28092 6286 21807 0 14053 0 14050 0 14048 0 14046 0 Z N">
            <draw:equation draw:name="f0" draw:formula="logwidth"/>
            <draw:equation draw:name="f1" draw:formula="logheight"/>
          </draw:enhanced-geometry>
        </draw:custom-shape>
        <draw:custom-shape draw:name="Google Shape;165;p13" draw:style-name="Mgr3" draw:text-style-name="MP7" draw:layer="backgroundobjects" svg:width="0.13cm" svg:height="0.13cm" svg:x="1.27cm" svg:y="13.626cm">
          <text:p/>
          <draw:enhanced-geometry draw:mirror-horizontal="false" draw:mirror-vertical="false" svg:viewBox="0 0 0 0" drawooo:sub-view-size="57150 57150" draw:text-areas="0 0 ?f0 ?f1" draw:type="ooxml-non-primitive" draw:enhanced-path="M 29654 0 C 13277 0 0 13277 0 29654 0 46032 13277 59309 29654 59309 46032 59309 59309 46032 59309 29654 59312 13280 46041 3 29667 0 29663 0 29659 0 29654 0 Z N">
            <draw:equation draw:name="f0" draw:formula="logwidth"/>
            <draw:equation draw:name="f1" draw:formula="logheight"/>
          </draw:enhanced-geometry>
        </draw:custom-shape>
        <draw:custom-shape draw:name="Google Shape;166;p13" draw:style-name="Mgr4" draw:text-style-name="MP8" draw:layer="backgroundobjects" svg:width="0.144cm" svg:height="0.144cm" svg:x="1.1cm" svg:y="13.871cm">
          <text:p/>
          <draw:enhanced-geometry draw:mirror-horizontal="false" draw:mirror-vertical="false" svg:viewBox="0 0 0 0" drawooo:sub-view-size="63500 63500" draw:text-areas="0 0 ?f0 ?f1" draw:type="ooxml-non-primitive" draw:enhanced-path="M 33141 0 C 14838 0 0 14837 0 33141 0 51444 14838 66281 33141 66281 51444 66281 66281 51444 66281 33141 66288 14844 51462 7 33166 0 33158 0 33149 0 33141 0 Z N">
            <draw:equation draw:name="f0" draw:formula="logwidth"/>
            <draw:equation draw:name="f1" draw:formula="logheight"/>
          </draw:enhanced-geometry>
        </draw:custom-shape>
        <draw:custom-shape draw:name="Google Shape;167;p13" draw:style-name="Mgr3" draw:text-style-name="MP7" draw:layer="backgroundobjects" svg:width="0.043cm" svg:height="0.043cm" svg:x="2.013cm" svg:y="15.192cm">
          <text:p/>
          <draw:enhanced-geometry draw:mirror-horizontal="false" draw:mirror-vertical="false" svg:viewBox="0 0 0 0" drawooo:sub-view-size="19050 19050" draw:text-areas="0 0 ?f0 ?f1" draw:type="ooxml-non-primitive" draw:enhanced-path="M 12617 0 C 5653 -4 3 5640 0 12605 -3 19569 5640 25219 12605 25222 19570 25226 25219 19582 25222 12617 25222 12613 25222 12609 25222 12605 25222 5643 19579 0 12617 0 Z N">
            <draw:equation draw:name="f0" draw:formula="logwidth"/>
            <draw:equation draw:name="f1" draw:formula="logheight"/>
          </draw:enhanced-geometry>
        </draw:custom-shape>
        <draw:custom-shape draw:name="Google Shape;168;p13" draw:style-name="Mgr3" draw:text-style-name="MP7" draw:layer="backgroundobjects" svg:width="0.043cm" svg:height="0.043cm" svg:x="1.982cm" svg:y="13.783cm">
          <text:p/>
          <draw:enhanced-geometry draw:mirror-horizontal="false" draw:mirror-vertical="false" svg:viewBox="0 0 0 0" drawooo:sub-view-size="19050 19050" draw:text-areas="0 0 ?f0 ?f1" draw:type="ooxml-non-primitive" draw:enhanced-path="M 22669 11341 C 22673 5081 17601 3 11341 0 5081 -3 3 5068 0 11328 -3 17588 5068 22666 11328 22670 11333 22670 11337 22670 11341 22670 17598 22670 22669 17598 22669 11341 Z N">
            <draw:equation draw:name="f0" draw:formula="logwidth"/>
            <draw:equation draw:name="f1" draw:formula="logheight"/>
          </draw:enhanced-geometry>
        </draw:custom-shape>
        <draw:custom-shape draw:name="Google Shape;169;p13" draw:style-name="Mgr5" draw:text-style-name="MP9" draw:layer="backgroundobjects" svg:width="0.116cm" svg:height="0.116cm" svg:x="2.298cm" svg:y="6.749cm">
          <text:p/>
          <draw:enhanced-geometry draw:mirror-horizontal="false" draw:mirror-vertical="false" svg:viewBox="0 0 0 0" drawooo:sub-view-size="50800 50800" draw:text-areas="0 0 ?f0 ?f1" draw:type="ooxml-non-primitive" draw:enhanced-path="M 26607 0 C 11912 0 0 11912 0 26607 0 41301 11912 53213 26607 53213 41301 53213 53213 41301 53213 26607 53217 11916 41310 3 26619 0 26615 0 26611 0 26607 0 Z N">
            <draw:equation draw:name="f0" draw:formula="logwidth"/>
            <draw:equation draw:name="f1" draw:formula="logheight"/>
          </draw:enhanced-geometry>
        </draw:custom-shape>
        <draw:custom-shape draw:name="Google Shape;170;p13" draw:style-name="Mgr3" draw:text-style-name="MP7" draw:layer="backgroundobjects" svg:width="0.086cm" svg:height="0.086cm" svg:x="1.879cm" svg:y="6.159cm">
          <text:p/>
          <draw:enhanced-geometry draw:mirror-horizontal="false" draw:mirror-vertical="false" svg:viewBox="0 0 0 0" drawooo:sub-view-size="38100 38100" draw:text-areas="0 0 ?f0 ?f1" draw:type="ooxml-non-primitive" draw:enhanced-path="M 21203 0 C 9493 0 0 9493 0 21203 0 32913 9493 42405 21203 42405 32913 42405 42405 32913 42405 21203 42405 21201 42405 21199 42405 21196 42409 9493 32925 4 21222 0 21215 0 21209 0 21203 0 Z N">
            <draw:equation draw:name="f0" draw:formula="logwidth"/>
            <draw:equation draw:name="f1" draw:formula="logheight"/>
          </draw:enhanced-geometry>
        </draw:custom-shape>
        <draw:custom-shape draw:name="Google Shape;171;p13" draw:style-name="Mgr5" draw:text-style-name="MP9" draw:layer="backgroundobjects" svg:width="0.144cm" svg:height="0.144cm" svg:x="1.518cm" svg:y="6.446cm">
          <text:p/>
          <draw:enhanced-geometry draw:mirror-horizontal="false" draw:mirror-vertical="false" svg:viewBox="0 0 0 0" drawooo:sub-view-size="63500 63500" draw:text-areas="0 0 ?f0 ?f1" draw:type="ooxml-non-primitive" draw:enhanced-path="M 31921 0 C 14292 0 0 14292 0 31922 0 49551 14292 63843 31921 63843 49549 63843 63839 49555 63843 31928 63853 14305 49576 11 31953 0 31943 0 31932 0 31921 0 Z N">
            <draw:equation draw:name="f0" draw:formula="logwidth"/>
            <draw:equation draw:name="f1" draw:formula="logheight"/>
          </draw:enhanced-geometry>
        </draw:custom-shape>
        <draw:custom-shape draw:name="Google Shape;172;p13" draw:style-name="Mgr3" draw:text-style-name="MP7" draw:layer="backgroundobjects" svg:width="0.043cm" svg:height="0.043cm" svg:x="0.79cm" svg:y="6.066cm">
          <text:p/>
          <draw:enhanced-geometry draw:mirror-horizontal="false" draw:mirror-vertical="false" svg:viewBox="0 0 0 0" drawooo:sub-view-size="19050 19050" draw:text-areas="0 0 ?f0 ?f1" draw:type="ooxml-non-primitive" draw:enhanced-path="M 10116 20244 C 15706 20247 20240 15718 20244 10128 20247 4538 15718 3 10128 0 4538 -3 4 4525 0 10115 0 10120 0 10124 0 10128 4 15713 4530 20240 10116 20244 Z N">
            <draw:equation draw:name="f0" draw:formula="logwidth"/>
            <draw:equation draw:name="f1" draw:formula="logheight"/>
          </draw:enhanced-geometry>
        </draw:custom-shape>
        <draw:custom-shape draw:name="Google Shape;173;p13" draw:style-name="Mgr3" draw:text-style-name="MP7" draw:layer="backgroundobjects" svg:width="0.043cm" svg:height="0.043cm" svg:x="11.357cm" svg:y="0.714cm">
          <text:p/>
          <draw:enhanced-geometry draw:mirror-horizontal="false" draw:mirror-vertical="false" svg:viewBox="0 0 0 0" drawooo:sub-view-size="19050 19050" draw:text-areas="0 0 ?f0 ?f1" draw:type="ooxml-non-primitive" draw:enhanced-path="M 10585 21184 C 16435 21187 21180 16448 21184 10598 21187 4748 16448 4 10598 0 4749 -4 3 4736 0 10585 0 10590 0 10594 0 10598 0 16444 4739 21184 10585 21184 Z N">
            <draw:equation draw:name="f0" draw:formula="logwidth"/>
            <draw:equation draw:name="f1" draw:formula="logheight"/>
          </draw:enhanced-geometry>
        </draw:custom-shape>
        <draw:custom-shape draw:name="Google Shape;174;p13" draw:style-name="Mgr3" draw:text-style-name="MP7" draw:layer="backgroundobjects" svg:width="0.028cm" svg:height="0.028cm" svg:x="1.51cm" svg:y="14.681cm">
          <text:p/>
          <draw:enhanced-geometry draw:mirror-horizontal="false" draw:mirror-vertical="false" svg:viewBox="0 0 0 0" drawooo:sub-view-size="12700 12700" draw:text-areas="0 0 ?f0 ?f1" draw:type="ooxml-non-primitive" draw:enhanced-path="M 8115 0 C 3633 0 0 3633 0 8115 0 12597 3633 16231 8115 16231 12597 16231 16231 12597 16231 8115 16231 3633 12597 0 8115 0 Z N">
            <draw:equation draw:name="f0" draw:formula="logwidth"/>
            <draw:equation draw:name="f1" draw:formula="logheight"/>
          </draw:enhanced-geometry>
        </draw:custom-shape>
        <draw:custom-shape draw:name="Google Shape;175;p13" draw:style-name="Mgr3" draw:text-style-name="MP7" draw:layer="backgroundobjects" svg:width="0.043cm" svg:height="0.043cm" svg:x="1.455cm" svg:y="1.168cm">
          <text:p/>
          <draw:enhanced-geometry draw:mirror-horizontal="false" draw:mirror-vertical="false" svg:viewBox="0 0 0 0" drawooo:sub-view-size="19050 19050" draw:text-areas="0 0 ?f0 ?f1" draw:type="ooxml-non-primitive" draw:enhanced-path="M 11252 0 C 5038 0 0 5038 0 11252 0 17467 5038 22504 11252 22504 17467 22504 22504 17467 22504 11252 22504 5038 17467 0 11252 0 Z N">
            <draw:equation draw:name="f0" draw:formula="logwidth"/>
            <draw:equation draw:name="f1" draw:formula="logheight"/>
          </draw:enhanced-geometry>
        </draw:custom-shape>
        <draw:custom-shape draw:name="Google Shape;176;p13" draw:style-name="Mgr3" draw:text-style-name="MP7" draw:layer="backgroundobjects" svg:width="0.058cm" svg:height="0.057cm" svg:x="5.898cm" svg:y="3.054cm">
          <text:p/>
          <draw:enhanced-geometry draw:mirror-horizontal="false" draw:mirror-vertical="false" svg:viewBox="0 0 0 0" drawooo:sub-view-size="25400 25400" draw:text-areas="0 0 ?f0 ?f1" draw:type="ooxml-non-primitive" draw:enhanced-path="M 13513 27038 C 20979 27042 27035 20992 27038 13526 27042 6059 20992 4 13526 0 6059 -3 3 6046 0 13513 0 13515 0 13517 0 13519 -3 20982 6044 27035 13507 27038 13509 27038 13511 27038 13513 27038 Z N">
            <draw:equation draw:name="f0" draw:formula="logwidth"/>
            <draw:equation draw:name="f1" draw:formula="logheight"/>
          </draw:enhanced-geometry>
        </draw:custom-shape>
        <draw:custom-shape draw:name="Google Shape;177;p13" draw:style-name="Mgr3" draw:text-style-name="MP7" draw:layer="backgroundobjects" svg:width="0.115cm" svg:height="0.116cm" svg:x="6.117cm" svg:y="5.21cm">
          <text:p/>
          <draw:enhanced-geometry draw:mirror-horizontal="false" draw:mirror-vertical="false" svg:viewBox="0 0 0 0" drawooo:sub-view-size="50800 50800" draw:text-areas="0 0 ?f0 ?f1" draw:type="ooxml-non-primitive" draw:enhanced-path="M 26848 53708 C 41679 53712 53705 41692 53708 26861 53712 12029 41692 3 26861 0 12029 -3 3 12017 0 26848 0 26850 0 26852 0 26854 -3 41682 12014 53705 26841 53708 26844 53708 26846 53708 26848 53708 Z N">
            <draw:equation draw:name="f0" draw:formula="logwidth"/>
            <draw:equation draw:name="f1" draw:formula="logheight"/>
          </draw:enhanced-geometry>
        </draw:custom-shape>
        <draw:custom-shape draw:name="Google Shape;178;p13" draw:style-name="Mgr3" draw:text-style-name="MP7" draw:layer="backgroundobjects" svg:width="0.058cm" svg:height="0.058cm" svg:x="5.973cm" svg:y="0.805cm">
          <text:p/>
          <draw:enhanced-geometry draw:mirror-horizontal="false" draw:mirror-vertical="false" svg:viewBox="0 0 0 0" drawooo:sub-view-size="25400 25400" draw:text-areas="0 0 ?f0 ?f1" draw:type="ooxml-non-primitive" draw:enhanced-path="M 14973 29959 C 23246 29963 29956 23259 29959 14986 29963 6713 23259 4 14986 0 6713 -4 3 6700 0 14973 0 14975 0 14978 0 14980 -3 23249 6697 29956 14967 29959 14969 29959 14971 29959 14973 29959 Z N">
            <draw:equation draw:name="f0" draw:formula="logwidth"/>
            <draw:equation draw:name="f1" draw:formula="logheight"/>
          </draw:enhanced-geometry>
        </draw:custom-shape>
        <draw:custom-shape draw:name="Google Shape;179;p13" draw:style-name="Mgr3" draw:text-style-name="MP7" draw:layer="backgroundobjects" svg:width="0.058cm" svg:height="0.057cm" svg:x="5.832cm" svg:y="7.397cm">
          <text:p/>
          <draw:enhanced-geometry draw:mirror-horizontal="false" draw:mirror-vertical="false" svg:viewBox="0 0 0 0" drawooo:sub-view-size="25400 25400" draw:text-areas="0 0 ?f0 ?f1" draw:type="ooxml-non-primitive" draw:enhanced-path="M 15068 30150 C 23394 30153 30146 23407 30150 15081 30153 6756 23407 3 15081 0 6756 -3 3 6743 0 15068 0 15071 0 15073 0 15075 0 23398 6745 30146 15068 30150 Z N">
            <draw:equation draw:name="f0" draw:formula="logwidth"/>
            <draw:equation draw:name="f1" draw:formula="logheight"/>
          </draw:enhanced-geometry>
        </draw:custom-shape>
        <draw:custom-shape draw:name="Google Shape;180;p13" draw:style-name="Mgr3" draw:text-style-name="MP7" draw:layer="backgroundobjects" svg:width="0.102cm" svg:height="0.101cm" svg:x="7.716cm" svg:y="5.228cm">
          <text:p/>
          <draw:enhanced-geometry draw:mirror-horizontal="false" draw:mirror-vertical="false" svg:viewBox="0 0 0 0" drawooo:sub-view-size="44450 44450" draw:text-areas="0 0 ?f0 ?f1" draw:type="ooxml-non-primitive" draw:enhanced-path="M 22225 44526 C 34520 44547 44505 34597 44526 22301 44547 10006 34597 21 22301 0 10006 -21 21 9929 0 22225 0 22238 0 22250 0 22263 -3 34545 9943 44509 22225 44526 Z N">
            <draw:equation draw:name="f0" draw:formula="logwidth"/>
            <draw:equation draw:name="f1" draw:formula="logheight"/>
          </draw:enhanced-geometry>
        </draw:custom-shape>
        <draw:custom-shape draw:name="Google Shape;181;p13" draw:style-name="Mgr3" draw:text-style-name="MP7" draw:layer="backgroundobjects" svg:width="0.13cm" svg:height="0.13cm" svg:x="9.801cm" svg:y="9.492cm">
          <text:p/>
          <draw:enhanced-geometry draw:mirror-horizontal="false" draw:mirror-vertical="false" svg:viewBox="0 0 0 0" drawooo:sub-view-size="57150 57150" draw:text-areas="0 0 ?f0 ?f1" draw:type="ooxml-non-primitive" draw:enhanced-path="M 31115 62230 C 48299 62230 62230 48300 62230 31115 62230 13931 48300 0 31115 0 13931 0 0 13931 0 31115 0 48299 13931 62230 31115 62230 Z N">
            <draw:equation draw:name="f0" draw:formula="logwidth"/>
            <draw:equation draw:name="f1" draw:formula="logheight"/>
          </draw:enhanced-geometry>
        </draw:custom-shape>
        <draw:custom-shape draw:name="Google Shape;182;p13" draw:style-name="Mgr3" draw:text-style-name="MP7" draw:layer="backgroundobjects" svg:width="0.043cm" svg:height="0.043cm" svg:x="11.322cm" svg:y="8.113cm">
          <text:p/>
          <draw:enhanced-geometry draw:mirror-horizontal="false" draw:mirror-vertical="false" svg:viewBox="0 0 0 0" drawooo:sub-view-size="19050 19050" draw:text-areas="0 0 ?f0 ?f1" draw:type="ooxml-non-primitive" draw:enhanced-path="M 10935 0 C 4895 0 0 4896 0 10935 0 16974 4896 21869 10935 21869 16974 21869 21869 16973 21869 10935 21873 4899 16983 3 10947 0 10943 0 10939 0 10935 0 Z N">
            <draw:equation draw:name="f0" draw:formula="logwidth"/>
            <draw:equation draw:name="f1" draw:formula="logheight"/>
          </draw:enhanced-geometry>
        </draw:custom-shape>
        <draw:custom-shape draw:name="Google Shape;183;p13" draw:style-name="Mgr5" draw:text-style-name="MP9" draw:layer="backgroundobjects" svg:width="0.086cm" svg:height="0.086cm" svg:x="8.599cm" svg:y="0.263cm">
          <text:p/>
          <draw:enhanced-geometry draw:mirror-horizontal="false" draw:mirror-vertical="false" svg:viewBox="0 0 0 0" drawooo:sub-view-size="38100 38100" draw:text-areas="0 0 ?f0 ?f1" draw:type="ooxml-non-primitive" draw:enhanced-path="M 20447 40907 C 31743 40910 40903 31756 40906 20460 40910 9164 31755 4 20460 0 9163 -4 3 9151 0 20447 0 20449 0 20451 0 20453 -3 31746 9148 40903 20441 40907 20443 40907 20445 40907 20447 40907 Z N">
            <draw:equation draw:name="f0" draw:formula="logwidth"/>
            <draw:equation draw:name="f1" draw:formula="logheight"/>
          </draw:enhanced-geometry>
        </draw:custom-shape>
        <draw:custom-shape draw:name="Google Shape;184;p13" draw:style-name="Mgr3" draw:text-style-name="MP7" draw:layer="backgroundobjects" svg:width="0.028cm" svg:height="0.028cm" svg:x="5.38cm" svg:y="6.538cm">
          <text:p/>
          <draw:enhanced-geometry draw:mirror-horizontal="false" draw:mirror-vertical="false" svg:viewBox="0 0 0 0" drawooo:sub-view-size="12700 12700" draw:text-areas="0 0 ?f0 ?f1" draw:type="ooxml-non-primitive" draw:enhanced-path="M 9042 18085 C 14037 18085 18085 14037 18085 9042 18085 4048 14037 0 9042 0 4048 0 0 4048 0 9042 -3 14033 4039 18081 9030 18085 9034 18085 9038 18085 9042 18085 Z N">
            <draw:equation draw:name="f0" draw:formula="logwidth"/>
            <draw:equation draw:name="f1" draw:formula="logheight"/>
          </draw:enhanced-geometry>
        </draw:custom-shape>
        <draw:custom-shape draw:name="Google Shape;185;p13" draw:style-name="Mgr5" draw:text-style-name="MP9" draw:layer="backgroundobjects" svg:width="0.086cm" svg:height="0.086cm" svg:x="2.543cm" svg:y="1.035cm">
          <text:p/>
          <draw:enhanced-geometry draw:mirror-horizontal="false" draw:mirror-vertical="false" svg:viewBox="0 0 0 0" drawooo:sub-view-size="38100 38100" draw:text-areas="0 0 ?f0 ?f1" draw:type="ooxml-non-primitive" draw:enhanced-path="M 21031 42062 C 32646 42062 42062 32646 42062 21031 42062 9416 32646 0 21031 0 9416 0 0 9416 0 21031 -3 32643 9407 42059 21018 42062 21023 42062 21027 42062 21031 42062 Z N">
            <draw:equation draw:name="f0" draw:formula="logwidth"/>
            <draw:equation draw:name="f1" draw:formula="logheight"/>
          </draw:enhanced-geometry>
        </draw:custom-shape>
        <draw:custom-shape draw:name="Google Shape;186;p13" draw:style-name="Mgr3" draw:text-style-name="MP7" draw:layer="backgroundobjects" svg:width="0.116cm" svg:height="0.116cm" svg:x="1.209cm" svg:y="13.106cm">
          <text:p/>
          <draw:enhanced-geometry draw:mirror-horizontal="false" draw:mirror-vertical="false" svg:viewBox="0 0 0 0" drawooo:sub-view-size="50800 50800" draw:text-areas="0 0 ?f0 ?f1" draw:type="ooxml-non-primitive" draw:enhanced-path="M 27349 54724 C 42461 54731 54717 42487 54724 27375 54731 12263 42487 7 27375 0 12263 -7 7 12238 0 27349 0 27356 0 27362 0 27368 -3 42473 12238 54721 27343 54724 27345 54724 27347 54724 27349 54724 Z N">
            <draw:equation draw:name="f0" draw:formula="logwidth"/>
            <draw:equation draw:name="f1" draw:formula="logheight"/>
          </draw:enhanced-geometry>
        </draw:custom-shape>
        <draw:custom-shape draw:name="Google Shape;187;p13" draw:style-name="Mgr3" draw:text-style-name="MP7" draw:layer="backgroundobjects" svg:width="0.116cm" svg:height="0.116cm" svg:x="1.995cm" svg:y="7.389cm">
          <text:p/>
          <draw:enhanced-geometry draw:mirror-horizontal="false" draw:mirror-vertical="false" svg:viewBox="0 0 0 0" drawooo:sub-view-size="50800 50800" draw:text-areas="0 0 ?f0 ?f1" draw:type="ooxml-non-primitive" draw:enhanced-path="M 28429 56883 C 44137 56890 56876 44162 56883 28454 56890 12746 44162 7 28454 0 12747 -7 7 12721 0 28429 0 28435 0 28442 0 28448 -3 44149 12722 56880 28423 56883 28425 56883 28427 56883 28429 56883 Z N">
            <draw:equation draw:name="f0" draw:formula="logwidth"/>
            <draw:equation draw:name="f1" draw:formula="logheight"/>
          </draw:enhanced-geometry>
        </draw:custom-shape>
        <draw:custom-shape draw:name="Google Shape;188;p13" draw:style-name="Mgr5" draw:text-style-name="MP9" draw:layer="backgroundobjects" svg:width="0.115cm" svg:height="0.115cm" svg:x="1.226cm" svg:y="4.246cm">
          <text:p/>
          <draw:enhanced-geometry draw:mirror-horizontal="false" draw:mirror-vertical="false" svg:viewBox="0 0 0 0" drawooo:sub-view-size="50800 50800" draw:text-areas="0 0 ?f0 ?f1" draw:type="ooxml-non-primitive" draw:enhanced-path="M 25527 51067 C 39629 51070 51063 39641 51067 25540 51070 11438 39641 3 25540 0 11438 -3 4 11425 0 25527 0 25529 0 25531 0 25533 -7 39628 11413 51060 25508 51067 25514 51067 25521 51067 25527 51067 Z N">
            <draw:equation draw:name="f0" draw:formula="logwidth"/>
            <draw:equation draw:name="f1" draw:formula="logheight"/>
          </draw:enhanced-geometry>
        </draw:custom-shape>
        <draw:custom-shape draw:name="Google Shape;189;p13" draw:style-name="Mgr4" draw:text-style-name="MP8" draw:layer="backgroundobjects" svg:width="0.086cm" svg:height="0.086cm" svg:x="1.148cm" svg:y="10.379cm">
          <text:p/>
          <draw:enhanced-geometry draw:mirror-horizontal="false" draw:mirror-vertical="false" svg:viewBox="0 0 0 0" drawooo:sub-view-size="38100 38100" draw:text-areas="0 0 ?f0 ?f1" draw:type="ooxml-non-primitive" draw:enhanced-path="M 40767 20384 C 40767 9126 31641 0 20383 0 9126 0 0 9126 0 20384 0 31641 9126 40767 20383 40767 31638 40771 40764 31650 40767 20396 40767 20392 40767 20388 40767 20384 Z N">
            <draw:equation draw:name="f0" draw:formula="logwidth"/>
            <draw:equation draw:name="f1" draw:formula="logheight"/>
          </draw:enhanced-geometry>
        </draw:custom-shape>
        <draw:custom-shape draw:name="Google Shape;190;p13" draw:style-name="Mgr3" draw:text-style-name="MP7" draw:layer="backgroundobjects" svg:width="0.101cm" svg:height="0.101cm" svg:x="1.118cm" svg:y="7.415cm">
          <text:p/>
          <draw:enhanced-geometry draw:mirror-horizontal="false" draw:mirror-vertical="false" svg:viewBox="0 0 0 0" drawooo:sub-view-size="44450 44450" draw:text-areas="0 0 ?f0 ?f1" draw:type="ooxml-non-primitive" draw:enhanced-path="M 22276 44552 C 34578 44552 44552 34579 44552 22276 44552 9973 34578 0 22276 0 9973 0 0 9973 0 22276 -7 34572 9955 44545 22250 44552 22259 44552 22267 44552 22276 44552 Z N">
            <draw:equation draw:name="f0" draw:formula="logwidth"/>
            <draw:equation draw:name="f1" draw:formula="logheight"/>
          </draw:enhanced-geometry>
        </draw:custom-shape>
        <draw:custom-shape draw:name="Google Shape;191;p13" draw:style-name="Mgr3" draw:text-style-name="MP7" draw:layer="backgroundobjects" svg:width="0.086cm" svg:height="0.086cm" svg:x="2.323cm" svg:y="10.359cm">
          <text:p/>
          <draw:enhanced-geometry draw:mirror-horizontal="false" draw:mirror-vertical="false" svg:viewBox="0 0 0 0" drawooo:sub-view-size="38100 38100" draw:text-areas="0 0 ?f0 ?f1" draw:type="ooxml-non-primitive" draw:enhanced-path="M 0 20320 C 0 31543 9098 40640 20320 40640 31542 40640 40640 31543 40640 20320 40640 9098 31542 0 20320 0 9098 0 0 9098 0 20320 Z N">
            <draw:equation draw:name="f0" draw:formula="logwidth"/>
            <draw:equation draw:name="f1" draw:formula="logheight"/>
          </draw:enhanced-geometry>
        </draw:custom-shape>
        <draw:custom-shape draw:name="Google Shape;192;p13" draw:style-name="Mgr3" draw:text-style-name="MP7" draw:layer="backgroundobjects" svg:width="0.057cm" svg:height="0.058cm" svg:x="2.91cm" svg:y="4.619cm">
          <text:p/>
          <draw:enhanced-geometry draw:mirror-horizontal="false" draw:mirror-vertical="false" svg:viewBox="0 0 0 0" drawooo:sub-view-size="25400 25400" draw:text-areas="0 0 ?f0 ?f1" draw:type="ooxml-non-primitive" draw:enhanced-path="M 14967 29934 C 23233 29934 29934 23233 29934 14967 29934 6701 23233 0 14967 0 6701 0 0 6701 0 14967 -3 23229 6692 29930 14954 29934 14958 29934 14963 29934 14967 29934 Z N">
            <draw:equation draw:name="f0" draw:formula="logwidth"/>
            <draw:equation draw:name="f1" draw:formula="logheight"/>
          </draw:enhanced-geometry>
        </draw:custom-shape>
        <draw:custom-shape draw:name="Google Shape;193;p13" draw:style-name="Mgr3" draw:text-style-name="MP7" draw:layer="backgroundobjects" svg:width="0.101cm" svg:height="0.102cm" svg:x="3.976cm" svg:y="0.397cm">
          <text:p/>
          <draw:enhanced-geometry draw:mirror-horizontal="false" draw:mirror-vertical="false" svg:viewBox="0 0 0 0" drawooo:sub-view-size="44450 44450" draw:text-areas="0 0 ?f0 ?f1" draw:type="ooxml-non-primitive" draw:enhanced-path="M 24568 49149 C 38140 49153 49145 38153 49149 24581 49152 11009 38153 4 24581 0 11009 -4 3 10996 0 24568 0 24570 0 24572 0 24574 -7 38140 10984 49142 24549 49149 24555 49149 24562 49149 24568 49149 Z N">
            <draw:equation draw:name="f0" draw:formula="logwidth"/>
            <draw:equation draw:name="f1" draw:formula="logheight"/>
          </draw:enhanced-geometry>
        </draw:custom-shape>
        <draw:custom-shape draw:name="Google Shape;194;p13" draw:style-name="Mgr3" draw:text-style-name="MP7" draw:layer="backgroundobjects" svg:width="0.13cm" svg:height="0.13cm" svg:x="20.821cm" svg:y="6.529cm">
          <text:p/>
          <draw:enhanced-geometry draw:mirror-horizontal="false" draw:mirror-vertical="false" svg:viewBox="0 0 0 0" drawooo:sub-view-size="57150 57150" draw:text-areas="0 0 ?f0 ?f1" draw:type="ooxml-non-primitive" draw:enhanced-path="M 29159 0 C 13055 0 0 13055 0 29159 0 45264 13055 58319 29159 58319 45264 58319 58319 45264 58319 29159 58326 13062 45283 7 29185 0 29177 0 29168 0 29159 0 Z N">
            <draw:equation draw:name="f0" draw:formula="logwidth"/>
            <draw:equation draw:name="f1" draw:formula="logheight"/>
          </draw:enhanced-geometry>
        </draw:custom-shape>
        <draw:custom-shape draw:name="Google Shape;195;p13" draw:style-name="Mgr3" draw:text-style-name="MP7" draw:layer="backgroundobjects" svg:width="0.144cm" svg:height="0.144cm" svg:x="20.483cm" svg:y="13.328cm">
          <text:p/>
          <draw:enhanced-geometry draw:mirror-horizontal="false" draw:mirror-vertical="false" svg:viewBox="0 0 0 0" drawooo:sub-view-size="63500 63500" draw:text-areas="0 0 ?f0 ?f1" draw:type="ooxml-non-primitive" draw:enhanced-path="M 32182 0 C 14408 0 0 14408 0 32182 0 49955 14408 64364 32182 64364 49955 64364 64364 49955 64364 32182 64364 32180 64364 32177 64364 32176 64367 14409 49967 3 32201 0 32195 0 32189 0 32182 0 Z N">
            <draw:equation draw:name="f0" draw:formula="logwidth"/>
            <draw:equation draw:name="f1" draw:formula="logheight"/>
          </draw:enhanced-geometry>
        </draw:custom-shape>
        <draw:custom-shape draw:name="Google Shape;196;p13" draw:style-name="Mgr3" draw:text-style-name="MP7" draw:layer="backgroundobjects" svg:width="0.101cm" svg:height="0.102cm" svg:x="20.625cm" svg:y="11.763cm">
          <text:p/>
          <draw:enhanced-geometry draw:mirror-horizontal="false" draw:mirror-vertical="false" svg:viewBox="0 0 0 0" drawooo:sub-view-size="44450 44450" draw:text-areas="0 0 ?f0 ?f1" draw:type="ooxml-non-primitive" draw:enhanced-path="M 24035 0 C 10764 -3 4 10752 0 24022 -4 37293 10751 48053 24022 48057 37292 48060 48053 37305 48057 24035 48057 24033 48057 24030 48057 24028 48061 10761 37308 3 24041 0 24039 0 24037 0 24035 0 Z N">
            <draw:equation draw:name="f0" draw:formula="logwidth"/>
            <draw:equation draw:name="f1" draw:formula="logheight"/>
          </draw:enhanced-geometry>
        </draw:custom-shape>
        <draw:custom-shape draw:name="Google Shape;197;p13" draw:style-name="Mgr3" draw:text-style-name="MP7" draw:layer="backgroundobjects" svg:width="0.043cm" svg:height="0.043cm" svg:x="20.766cm" svg:y="7.987cm">
          <text:p/>
          <draw:enhanced-geometry draw:mirror-horizontal="false" draw:mirror-vertical="false" svg:viewBox="0 0 0 0" drawooo:sub-view-size="19050 19050" draw:text-areas="0 0 ?f0 ?f1" draw:type="ooxml-non-primitive" draw:enhanced-path="M 12319 0 C 5518 -3 3 5506 0 12306 -4 19106 5506 24622 12306 24625 19107 24629 24622 19119 24625 12319 24625 12317 24625 12315 24625 12313 24625 5515 19116 3 12319 0 Z N">
            <draw:equation draw:name="f0" draw:formula="logwidth"/>
            <draw:equation draw:name="f1" draw:formula="logheight"/>
          </draw:enhanced-geometry>
        </draw:custom-shape>
        <draw:custom-shape draw:name="Google Shape;198;p13" draw:style-name="Mgr4" draw:text-style-name="MP8" draw:layer="backgroundobjects" svg:width="0.058cm" svg:height="0.057cm" svg:x="21.049cm" svg:y="1.286cm">
          <text:p/>
          <draw:enhanced-geometry draw:mirror-horizontal="false" draw:mirror-vertical="false" svg:viewBox="0 0 0 0" drawooo:sub-view-size="25400 25400" draw:text-areas="0 0 ?f0 ?f1" draw:type="ooxml-non-primitive" draw:enhanced-path="M 29908 14954 C 29908 6695 23213 0 14954 0 6695 0 0 6695 0 14954 0 23213 6695 29909 14954 29909 14956 29909 14958 29909 14960 29909 23216 29909 29908 23216 29908 14961 29908 14959 29908 14956 29908 14954 Z N">
            <draw:equation draw:name="f0" draw:formula="logwidth"/>
            <draw:equation draw:name="f1" draw:formula="logheight"/>
          </draw:enhanced-geometry>
        </draw:custom-shape>
        <draw:custom-shape draw:name="Google Shape;199;p13" draw:style-name="Mgr3" draw:text-style-name="MP7" draw:layer="backgroundobjects" svg:width="0.043cm" svg:height="0.043cm" svg:x="20.173cm" svg:y="2.153cm">
          <text:p/>
          <draw:enhanced-geometry draw:mirror-horizontal="false" draw:mirror-vertical="false" svg:viewBox="0 0 0 0" drawooo:sub-view-size="19050 19050" draw:text-areas="0 0 ?f0 ?f1" draw:type="ooxml-non-primitive" draw:enhanced-path="M 9671 0 C 4333 -3 3 4321 0 9658 -4 14996 4321 19326 9658 19329 14996 19333 19326 15009 19329 9671 19329 9669 19329 9667 19329 9665 19333 4331 15011 3 9677 0 9675 0 9673 0 9671 0 Z N">
            <draw:equation draw:name="f0" draw:formula="logwidth"/>
            <draw:equation draw:name="f1" draw:formula="logheight"/>
          </draw:enhanced-geometry>
        </draw:custom-shape>
        <draw:custom-shape draw:name="Google Shape;200;p13" draw:style-name="Mgr3" draw:text-style-name="MP7" draw:layer="backgroundobjects" svg:width="0.071cm" svg:height="0.072cm" svg:x="20.309cm" svg:y="14.262cm">
          <text:p/>
          <draw:enhanced-geometry draw:mirror-horizontal="false" draw:mirror-vertical="false" svg:viewBox="0 0 0 0" drawooo:sub-view-size="31750 31750" draw:text-areas="0 0 ?f0 ?f1" draw:type="ooxml-non-primitive" draw:enhanced-path="M 18199 0 C 8148 0 0 8148 0 18199 0 28250 8148 36399 18199 36399 28250 36399 36398 28251 36398 18199 36402 8152 28259 4 18211 0 18207 0 18203 0 18199 0 Z N">
            <draw:equation draw:name="f0" draw:formula="logwidth"/>
            <draw:equation draw:name="f1" draw:formula="logheight"/>
          </draw:enhanced-geometry>
        </draw:custom-shape>
        <draw:custom-shape draw:name="Google Shape;201;p13" draw:style-name="Mgr3" draw:text-style-name="MP7" draw:layer="backgroundobjects" svg:width="0.101cm" svg:height="0.101cm" svg:x="20.364cm" svg:y="7.951cm">
          <text:p/>
          <draw:enhanced-geometry draw:mirror-horizontal="false" draw:mirror-vertical="false" svg:viewBox="0 0 0 0" drawooo:sub-view-size="44450 44450" draw:text-areas="0 0 ?f0 ?f1" draw:type="ooxml-non-primitive" draw:enhanced-path="M 22613 0 C 10127 -3 4 10115 0 22600 -4 35085 10115 45209 22599 45212 35085 45216 45208 35097 45212 22613 45212 22608 45212 22604 45212 22600 45216 10122 35103 3 22625 0 22621 0 22616 0 22613 0 Z N">
            <draw:equation draw:name="f0" draw:formula="logwidth"/>
            <draw:equation draw:name="f1" draw:formula="logheight"/>
          </draw:enhanced-geometry>
        </draw:custom-shape>
        <draw:custom-shape draw:name="Google Shape;202;p13" draw:style-name="Mgr3" draw:text-style-name="MP7" draw:layer="backgroundobjects" svg:width="0.102cm" svg:height="0.101cm" svg:x="20.315cm" svg:y="13.116cm">
          <text:p/>
          <draw:enhanced-geometry draw:mirror-horizontal="false" draw:mirror-vertical="false" svg:viewBox="0 0 0 0" drawooo:sub-view-size="44450 44450" draw:text-areas="0 0 ?f0 ?f1" draw:type="ooxml-non-primitive" draw:enhanced-path="M 23013 0 C 10306 -3 4 10294 0 23000 -4 35706 10294 46009 22999 46012 35706 46016 46008 35718 46012 23013 46012 23011 46012 23008 46012 23006 46019 10308 35730 7 23031 0 23025 0 23019 0 23012 0 Z N">
            <draw:equation draw:name="f0" draw:formula="logwidth"/>
            <draw:equation draw:name="f1" draw:formula="logheight"/>
          </draw:enhanced-geometry>
        </draw:custom-shape>
        <draw:custom-shape draw:name="Google Shape;203;p13" draw:style-name="Mgr3" draw:text-style-name="MP7" draw:layer="backgroundobjects" svg:width="0.086cm" svg:height="0.086cm" svg:x="21.634cm" svg:y="15.539cm">
          <text:p/>
          <draw:enhanced-geometry draw:mirror-horizontal="false" draw:mirror-vertical="false" svg:viewBox="0 0 0 0" drawooo:sub-view-size="38100 38100" draw:text-areas="0 0 ?f0 ?f1" draw:type="ooxml-non-primitive" draw:enhanced-path="M 19406 0 C 8689 0 0 8688 0 19406 0 30123 8688 38812 19406 38812 30123 38812 38812 30124 38812 19406 38812 8689 30124 0 19406 0 Z N">
            <draw:equation draw:name="f0" draw:formula="logwidth"/>
            <draw:equation draw:name="f1" draw:formula="logheight"/>
          </draw:enhanced-geometry>
        </draw:custom-shape>
        <draw:custom-shape draw:name="Google Shape;204;p13" draw:style-name="Mgr3" draw:text-style-name="MP7" draw:layer="backgroundobjects" svg:width="0.058cm" svg:height="0.057cm" svg:x="21.901cm" svg:y="2.288cm">
          <text:p/>
          <draw:enhanced-geometry draw:mirror-horizontal="false" draw:mirror-vertical="false" svg:viewBox="0 0 0 0" drawooo:sub-view-size="25400 25400" draw:text-areas="0 0 ?f0 ?f1" draw:type="ooxml-non-primitive" draw:enhanced-path="M 15570 0 C 6975 -3 4 6962 0 15558 -4 24153 6962 31124 15557 31128 24153 31131 31124 24166 31128 15570 31128 15568 31128 15566 31128 15564 31131 6972 24168 3 15577 0 15574 0 15573 0 15570 0 Z N">
            <draw:equation draw:name="f0" draw:formula="logwidth"/>
            <draw:equation draw:name="f1" draw:formula="logheight"/>
          </draw:enhanced-geometry>
        </draw:custom-shape>
        <draw:custom-shape draw:name="Google Shape;205;p13" draw:style-name="Mgr3" draw:text-style-name="MP7" draw:layer="backgroundobjects" svg:width="0.101cm" svg:height="0.101cm" svg:x="21.637cm" svg:y="2.86cm">
          <text:p/>
          <draw:enhanced-geometry draw:mirror-horizontal="false" draw:mirror-vertical="false" svg:viewBox="0 0 0 0" drawooo:sub-view-size="44450 44450" draw:text-areas="0 0 ?f0 ?f1" draw:type="ooxml-non-primitive" draw:enhanced-path="M 23266 0 C 10416 0 0 10417 0 23266 0 36116 10416 46533 23266 46533 36116 46533 46532 36116 46532 23266 46536 10420 36124 3 23278 0 23275 0 23270 0 23266 0 Z N">
            <draw:equation draw:name="f0" draw:formula="logwidth"/>
            <draw:equation draw:name="f1" draw:formula="logheight"/>
          </draw:enhanced-geometry>
        </draw:custom-shape>
        <draw:custom-shape draw:name="Google Shape;206;p13" draw:style-name="Mgr3" draw:text-style-name="MP7" draw:layer="backgroundobjects" svg:width="0.072cm" svg:height="0.071cm" svg:x="21.126cm" svg:y="12.551cm">
          <text:p/>
          <draw:enhanced-geometry draw:mirror-horizontal="false" draw:mirror-vertical="false" svg:viewBox="0 0 0 0" drawooo:sub-view-size="31750 31750" draw:text-areas="0 0 ?f0 ?f1" draw:type="ooxml-non-primitive" draw:enhanced-path="M 33528 16764 C 33528 7506 26022 0 16764 0 7506 0 0 7505 0 16764 0 26022 7506 33528 16764 33528 26019 33532 33524 26032 33528 16777 33528 16773 33528 16768 33528 16764 Z N">
            <draw:equation draw:name="f0" draw:formula="logwidth"/>
            <draw:equation draw:name="f1" draw:formula="logheight"/>
          </draw:enhanced-geometry>
        </draw:custom-shape>
        <draw:custom-shape draw:name="Google Shape;207;p13" draw:style-name="Mgr5" draw:text-style-name="MP9" draw:layer="backgroundobjects" svg:width="0.115cm" svg:height="0.115cm" svg:x="21.28cm" svg:y="13.479cm">
          <text:p/>
          <draw:enhanced-geometry draw:mirror-horizontal="false" draw:mirror-vertical="false" svg:viewBox="0 0 0 0" drawooo:sub-view-size="50800 50800" draw:text-areas="0 0 ?f0 ?f1" draw:type="ooxml-non-primitive" draw:enhanced-path="M 26626 0 C 11924 -3 3 11911 0 26613 -4 41314 11912 53235 26613 53238 41315 53242 53236 41327 53239 26626 53239 26621 53239 26617 53239 26613 53239 11915 41324 0 26626 0 Z N">
            <draw:equation draw:name="f0" draw:formula="logwidth"/>
            <draw:equation draw:name="f1" draw:formula="logheight"/>
          </draw:enhanced-geometry>
        </draw:custom-shape>
        <draw:custom-shape draw:name="Google Shape;208;p13" draw:style-name="Mgr3" draw:text-style-name="MP7" draw:layer="backgroundobjects" svg:width="0.043cm" svg:height="0.043cm" svg:x="21.585cm" svg:y="9.097cm">
          <text:p/>
          <draw:enhanced-geometry draw:mirror-horizontal="false" draw:mirror-vertical="false" svg:viewBox="0 0 0 0" drawooo:sub-view-size="19050 19050" draw:text-areas="0 0 ?f0 ?f1" draw:type="ooxml-non-primitive" draw:enhanced-path="M 11150 0 C 4992 0 0 4992 0 11150 0 17309 4992 22301 11150 22301 17309 22301 22301 17309 22301 11150 22301 4992 17309 0 11150 0 Z N">
            <draw:equation draw:name="f0" draw:formula="logwidth"/>
            <draw:equation draw:name="f1" draw:formula="logheight"/>
          </draw:enhanced-geometry>
        </draw:custom-shape>
        <draw:custom-shape draw:name="Google Shape;209;p13" draw:style-name="Mgr3" draw:text-style-name="MP7" draw:layer="backgroundobjects" svg:width="0.102cm" svg:height="0.101cm" svg:x="21.136cm" svg:y="9.804cm">
          <text:p/>
          <draw:enhanced-geometry draw:mirror-horizontal="false" draw:mirror-vertical="false" svg:viewBox="0 0 0 0" drawooo:sub-view-size="44450 44450" draw:text-areas="0 0 ?f0 ?f1" draw:type="ooxml-non-primitive" draw:enhanced-path="M 24454 0 C 10948 0 0 10948 0 24454 0 37959 10948 48908 24454 48908 37959 48908 48907 37960 48907 24454 48914 10956 37977 7 24478 0 24470 0 24461 0 24453 0 Z N">
            <draw:equation draw:name="f0" draw:formula="logwidth"/>
            <draw:equation draw:name="f1" draw:formula="logheight"/>
          </draw:enhanced-geometry>
        </draw:custom-shape>
        <draw:custom-shape draw:name="Google Shape;210;p13" draw:style-name="Mgr3" draw:text-style-name="MP7" draw:layer="backgroundobjects" svg:width="0.116cm" svg:height="0.116cm" svg:x="21.359cm" svg:y="5.307cm">
          <text:p/>
          <draw:enhanced-geometry draw:mirror-horizontal="false" draw:mirror-vertical="false" svg:viewBox="0 0 0 0" drawooo:sub-view-size="50800 50800" draw:text-areas="0 0 ?f0 ?f1" draw:type="ooxml-non-primitive" draw:enhanced-path="M 26994 0 C 12085 0 0 12086 0 26994 0 41902 12085 53988 26994 53988 41902 53988 53987 41902 53987 26994 53991 12089 41911 3 27006 0 27002 0 26998 0 26994 0 Z N">
            <draw:equation draw:name="f0" draw:formula="logwidth"/>
            <draw:equation draw:name="f1" draw:formula="logheight"/>
          </draw:enhanced-geometry>
        </draw:custom-shape>
        <draw:custom-shape draw:name="Google Shape;211;p13" draw:style-name="Mgr4" draw:text-style-name="MP8" draw:layer="backgroundobjects" svg:width="0.144cm" svg:height="0.144cm" svg:x="20.018cm" svg:y="13.835cm">
          <text:p/>
          <draw:enhanced-geometry draw:mirror-horizontal="false" draw:mirror-vertical="false" svg:viewBox="0 0 0 0" drawooo:sub-view-size="63500 63500" draw:text-areas="0 0 ?f0 ?f1" draw:type="ooxml-non-primitive" draw:enhanced-path="M 32524 0 C 14561 0 0 14562 0 32525 0 50488 14562 65050 32524 65050 50488 65050 65049 50488 65049 32525 65056 14569 50505 7 32549 0 32541 0 32532 0 32524 0 Z N">
            <draw:equation draw:name="f0" draw:formula="logwidth"/>
            <draw:equation draw:name="f1" draw:formula="logheight"/>
          </draw:enhanced-geometry>
        </draw:custom-shape>
        <draw:custom-shape draw:name="Google Shape;212;p13" draw:style-name="Mgr3" draw:text-style-name="MP7" draw:layer="backgroundobjects" svg:width="0.086cm" svg:height="0.086cm" svg:x="18.098cm" svg:y="8.768cm">
          <text:p/>
          <draw:enhanced-geometry draw:mirror-horizontal="false" draw:mirror-vertical="false" svg:viewBox="0 0 0 0" drawooo:sub-view-size="38100 38100" draw:text-areas="0 0 ?f0 ?f1" draw:type="ooxml-non-primitive" draw:enhanced-path="M 21837 0 C 9773 3 -4 9786 0 21850 4 33914 9786 43692 21851 43688 33912 43685 43688 33906 43688 21844 43692 9784 33917 3 21857 0 21851 0 21844 0 21837 0 Z N">
            <draw:equation draw:name="f0" draw:formula="logwidth"/>
            <draw:equation draw:name="f1" draw:formula="logheight"/>
          </draw:enhanced-geometry>
        </draw:custom-shape>
        <draw:custom-shape draw:name="Google Shape;213;p13" draw:style-name="Mgr3" draw:text-style-name="MP7" draw:layer="backgroundobjects" svg:width="0.102cm" svg:height="0.102cm" svg:x="18.516cm" svg:y="12.936cm">
          <text:p/>
          <draw:enhanced-geometry draw:mirror-horizontal="false" draw:mirror-vertical="false" svg:viewBox="0 0 0 0" drawooo:sub-view-size="44450 44450" draw:text-areas="0 0 ?f0 ?f1" draw:type="ooxml-non-primitive" draw:enhanced-path="M 23368 0 C 10463 0 0 10462 0 23368 0 36274 10462 46736 23368 46736 36274 46736 46737 36274 46737 23368 46741 10466 36284 3 23382 0 23378 0 23373 0 23369 0 Z N">
            <draw:equation draw:name="f0" draw:formula="logwidth"/>
            <draw:equation draw:name="f1" draw:formula="logheight"/>
          </draw:enhanced-geometry>
        </draw:custom-shape>
        <draw:custom-shape draw:name="Google Shape;214;p13" draw:style-name="Mgr5" draw:text-style-name="MP9" draw:layer="backgroundobjects" svg:width="0.101cm" svg:height="0.102cm" svg:x="18.694cm" svg:y="14.812cm">
          <text:p/>
          <draw:enhanced-geometry draw:mirror-horizontal="false" draw:mirror-vertical="false" svg:viewBox="0 0 0 0" drawooo:sub-view-size="44450 44450" draw:text-areas="0 0 ?f0 ?f1" draw:type="ooxml-non-primitive" draw:enhanced-path="M 23952 0 C 10723 0 0 10724 0 23952 0 37180 10724 47904 23952 47904 37181 47904 47904 37180 47904 23952 47904 10724 37180 0 23952 0 Z N">
            <draw:equation draw:name="f0" draw:formula="logwidth"/>
            <draw:equation draw:name="f1" draw:formula="logheight"/>
          </draw:enhanced-geometry>
        </draw:custom-shape>
        <draw:custom-shape draw:name="Google Shape;215;p13" draw:style-name="Mgr3" draw:text-style-name="MP7" draw:layer="backgroundobjects" svg:width="0.145cm" svg:height="0.144cm" svg:x="18.01cm" svg:y="6.241cm">
          <text:p/>
          <draw:enhanced-geometry draw:mirror-horizontal="false" draw:mirror-vertical="false" svg:viewBox="0 0 0 0" drawooo:sub-view-size="63500 63500" draw:text-areas="0 0 ?f0 ?f1" draw:type="ooxml-non-primitive" draw:enhanced-path="M 65418 32702 C 65414 14638 50767 -3 32703 0 14638 3 -3 14651 0 32715 4 50775 14643 65414 32703 65418 50764 65425 65411 50789 65418 32728 65418 32719 65418 32711 65418 32702 Z N">
            <draw:equation draw:name="f0" draw:formula="logwidth"/>
            <draw:equation draw:name="f1" draw:formula="logheight"/>
          </draw:enhanced-geometry>
        </draw:custom-shape>
        <draw:custom-shape draw:name="Google Shape;216;p13" draw:style-name="Mgr3" draw:text-style-name="MP7" draw:layer="backgroundobjects" svg:width="0.027cm" svg:height="0.027cm" svg:x="18.575cm" svg:y="12.069cm">
          <text:p/>
          <draw:enhanced-geometry draw:mirror-horizontal="false" draw:mirror-vertical="false" svg:viewBox="0 0 0 0" drawooo:sub-view-size="12700 12700" draw:text-areas="0 0 ?f0 ?f1" draw:type="ooxml-non-primitive" draw:enhanced-path="M 18962 9480 C 18962 4244 14717 0 9481 0 4245 0 0 4245 0 9480 0 14717 4245 18961 9481 18961 14717 18961 18962 14716 18962 9480 Z N">
            <draw:equation draw:name="f0" draw:formula="logwidth"/>
            <draw:equation draw:name="f1" draw:formula="logheight"/>
          </draw:enhanced-geometry>
        </draw:custom-shape>
        <draw:custom-shape draw:name="Google Shape;217;p13" draw:style-name="Mgr3" draw:text-style-name="MP7" draw:layer="backgroundobjects" svg:width="0.072cm" svg:height="0.071cm" svg:x="17.905cm" svg:y="5.67cm">
          <text:p/>
          <draw:enhanced-geometry draw:mirror-horizontal="false" draw:mirror-vertical="false" svg:viewBox="0 0 0 0" drawooo:sub-view-size="31750 31750" draw:text-areas="0 0 ?f0 ?f1" draw:type="ooxml-non-primitive" draw:enhanced-path="M 16764 0 C 7506 0 0 7506 0 16764 0 26023 7506 33528 16764 33528 26022 33528 33528 26023 33528 16764 33532 7509 26032 4 16777 0 16773 0 16769 0 16765 0 Z N">
            <draw:equation draw:name="f0" draw:formula="logwidth"/>
            <draw:equation draw:name="f1" draw:formula="logheight"/>
          </draw:enhanced-geometry>
        </draw:custom-shape>
        <draw:custom-shape draw:name="Google Shape;218;p13" draw:style-name="Mgr3" draw:text-style-name="MP7" draw:layer="backgroundobjects" svg:width="0.115cm" svg:height="0.116cm" svg:x="17.995cm" svg:y="4.803cm">
          <text:p/>
          <draw:enhanced-geometry draw:mirror-horizontal="false" draw:mirror-vertical="false" svg:viewBox="0 0 0 0" drawooo:sub-view-size="50800 50800" draw:text-areas="0 0 ?f0 ?f1" draw:type="ooxml-non-primitive" draw:enhanced-path="M 26518 53048 C 41166 53051 53045 41179 53048 26530 53052 11882 41179 3 26530 0 11881 -3 3 11869 0 26518 0 26520 0 26522 0 26524 -4 41169 11866 53044 26512 53048 26514 53048 26515 53048 26518 53048 Z N">
            <draw:equation draw:name="f0" draw:formula="logwidth"/>
            <draw:equation draw:name="f1" draw:formula="logheight"/>
          </draw:enhanced-geometry>
        </draw:custom-shape>
        <draw:custom-shape draw:name="Google Shape;219;p13" draw:style-name="Mgr3" draw:text-style-name="MP7" draw:layer="backgroundobjects" svg:width="0.027cm" svg:height="0.027cm" svg:x="18.89cm" svg:y="8.382cm">
          <text:p/>
          <draw:enhanced-geometry draw:mirror-horizontal="false" draw:mirror-vertical="false" svg:viewBox="0 0 0 0" drawooo:sub-view-size="12700 12700" draw:text-areas="0 0 ?f0 ?f1" draw:type="ooxml-non-primitive" draw:enhanced-path="M 9023 0 C 4040 0 0 4040 0 9023 0 14007 4040 18047 9023 18047 14007 18047 18047 14007 18047 9023 18047 4040 14007 0 9023 0 Z N">
            <draw:equation draw:name="f0" draw:formula="logwidth"/>
            <draw:equation draw:name="f1" draw:formula="logheight"/>
          </draw:enhanced-geometry>
        </draw:custom-shape>
        <draw:custom-shape draw:name="Google Shape;220;p13" draw:style-name="Mgr3" draw:text-style-name="MP7" draw:layer="backgroundobjects" svg:width="0.086cm" svg:height="0.086cm" svg:x="20.004cm" svg:y="7.825cm">
          <text:p/>
          <draw:enhanced-geometry draw:mirror-horizontal="false" draw:mirror-vertical="false" svg:viewBox="0 0 0 0" drawooo:sub-view-size="38100 38100" draw:text-areas="0 0 ?f0 ?f1" draw:type="ooxml-non-primitive" draw:enhanced-path="M 20536 41085 C 31881 41088 41081 31894 41084 20549 41088 9204 31893 3 20548 0 9203 -3 3 9191 0 20536 0 20540 0 20544 0 20549 -4 31887 9185 41081 20524 41085 20527 41085 20532 41085 20536 41085 Z N">
            <draw:equation draw:name="f0" draw:formula="logwidth"/>
            <draw:equation draw:name="f1" draw:formula="logheight"/>
          </draw:enhanced-geometry>
        </draw:custom-shape>
        <draw:custom-shape draw:name="Google Shape;221;p13" draw:style-name="Mgr3" draw:text-style-name="MP7" draw:layer="backgroundobjects" svg:width="0.13cm" svg:height="0.13cm" svg:x="19.434cm" svg:y="12.218cm">
          <text:p/>
          <draw:enhanced-geometry draw:mirror-horizontal="false" draw:mirror-vertical="false" svg:viewBox="0 0 0 0" drawooo:sub-view-size="57150 57150" draw:text-areas="0 0 ?f0 ?f1" draw:type="ooxml-non-primitive" draw:enhanced-path="M 28873 0 C 12923 3 -4 12936 0 28886 4 44836 12936 57763 28886 57760 44833 57756 57759 44827 57759 28880 57763 12934 44838 4 28892 0 28886 0 28880 0 28873 0 Z N">
            <draw:equation draw:name="f0" draw:formula="logwidth"/>
            <draw:equation draw:name="f1" draw:formula="logheight"/>
          </draw:enhanced-geometry>
        </draw:custom-shape>
        <draw:custom-shape draw:name="Google Shape;222;p13" draw:style-name="Mgr3" draw:text-style-name="MP7" draw:layer="backgroundobjects" svg:width="0.102cm" svg:height="0.101cm" svg:x="19.347cm" svg:y="15.142cm">
          <text:p/>
          <draw:enhanced-geometry draw:mirror-horizontal="false" draw:mirror-vertical="false" svg:viewBox="0 0 0 0" drawooo:sub-view-size="44450 44450" draw:text-areas="0 0 ?f0 ?f1" draw:type="ooxml-non-primitive" draw:enhanced-path="M 23844 0 C 10679 -4 4 10666 0 23832 -4 36997 10666 47672 23832 47676 36997 47680 47672 37010 47676 23844 47676 23842 47676 23840 47676 23838 47680 10676 37012 4 23851 0 23849 0 23847 0 23845 0 Z N">
            <draw:equation draw:name="f0" draw:formula="logwidth"/>
            <draw:equation draw:name="f1" draw:formula="logheight"/>
          </draw:enhanced-geometry>
        </draw:custom-shape>
        <draw:custom-shape draw:name="Google Shape;223;p13" draw:style-name="Mgr3" draw:text-style-name="MP7" draw:layer="backgroundobjects" svg:width="0.086cm" svg:height="0.086cm" svg:x="19.997cm" svg:y="5.987cm">
          <text:p/>
          <draw:enhanced-geometry draw:mirror-horizontal="false" draw:mirror-vertical="false" svg:viewBox="0 0 0 0" drawooo:sub-view-size="38100 38100" draw:text-areas="0 0 ?f0 ?f1" draw:type="ooxml-non-primitive" draw:enhanced-path="M 20320 40640 C 31542 40640 40639 31543 40639 20320 40639 9098 31541 0 20320 0 9097 0 0 9098 0 20320 0 31542 9098 40640 20320 40640 Z N">
            <draw:equation draw:name="f0" draw:formula="logwidth"/>
            <draw:equation draw:name="f1" draw:formula="logheight"/>
          </draw:enhanced-geometry>
        </draw:custom-shape>
        <draw:custom-shape draw:name="Google Shape;224;p13" draw:style-name="Mgr5" draw:text-style-name="MP9" draw:layer="backgroundobjects" svg:width="0.072cm" svg:height="0.072cm" svg:x="19.614cm" svg:y="1.857cm">
          <text:p/>
          <draw:enhanced-geometry draw:mirror-horizontal="false" draw:mirror-vertical="false" svg:viewBox="0 0 0 0" drawooo:sub-view-size="31750 31750" draw:text-areas="0 0 ?f0 ?f1" draw:type="ooxml-non-primitive" draw:enhanced-path="M 16828 33668 C 26125 33671 33665 26137 33668 16840 33672 7543 26137 3 16840 0 7543 -3 3 7530 0 16828 0 16830 0 16832 0 16834 -4 26128 7527 33664 16821 33668 16824 33668 16825 33668 16828 33668 Z N">
            <draw:equation draw:name="f0" draw:formula="logwidth"/>
            <draw:equation draw:name="f1" draw:formula="logheight"/>
          </draw:enhanced-geometry>
        </draw:custom-shape>
        <draw:custom-shape draw:name="Google Shape;225;p13" draw:style-name="Mgr3" draw:text-style-name="MP7" draw:layer="backgroundobjects" svg:width="0.086cm" svg:height="0.085cm" svg:x="19.099cm" svg:y="4.202cm">
          <text:p/>
          <draw:enhanced-geometry draw:mirror-horizontal="false" draw:mirror-vertical="false" svg:viewBox="0 0 0 0" drawooo:sub-view-size="38100 38100" draw:text-areas="0 0 ?f0 ?f1" draw:type="ooxml-non-primitive" draw:enhanced-path="M 21463 0 C 9609 0 0 9609 0 21463 0 33317 9609 42926 21463 42926 33317 42926 42926 33317 42926 21463 42933 9616 33335 7 21489 0 21480 0 21472 0 21463 0 Z N">
            <draw:equation draw:name="f0" draw:formula="logwidth"/>
            <draw:equation draw:name="f1" draw:formula="logheight"/>
          </draw:enhanced-geometry>
        </draw:custom-shape>
        <draw:custom-shape draw:name="Google Shape;226;p13" draw:style-name="Mgr3" draw:text-style-name="MP7" draw:layer="backgroundobjects" svg:width="0.115cm" svg:height="0.115cm" svg:x="18.952cm" svg:y="2.071cm">
          <text:p/>
          <draw:enhanced-geometry draw:mirror-horizontal="false" draw:mirror-vertical="false" svg:viewBox="0 0 0 0" drawooo:sub-view-size="50800 50800" draw:text-areas="0 0 ?f0 ?f1" draw:type="ooxml-non-primitive" draw:enhanced-path="M 52679 26340 C 52679 11793 40886 0 26339 0 11792 0 0 11793 0 26340 0 40887 11793 52680 26339 52680 40883 52683 52676 40896 52679 26352 52679 26348 52679 26344 52679 26340 Z N">
            <draw:equation draw:name="f0" draw:formula="logwidth"/>
            <draw:equation draw:name="f1" draw:formula="logheight"/>
          </draw:enhanced-geometry>
        </draw:custom-shape>
        <draw:custom-shape draw:name="Google Shape;227;p13" draw:style-name="Mgr3" draw:text-style-name="MP7" draw:layer="backgroundobjects" svg:width="0.086cm" svg:height="0.086cm" svg:x="19.031cm" svg:y="5.556cm">
          <text:p/>
          <draw:enhanced-geometry draw:mirror-horizontal="false" draw:mirror-vertical="false" svg:viewBox="0 0 0 0" drawooo:sub-view-size="38100 38100" draw:text-areas="0 0 ?f0 ?f1" draw:type="ooxml-non-primitive" draw:enhanced-path="M 21139 0 C 9465 0 0 9464 0 21139 0 32814 9465 42278 21139 42278 32814 42278 42278 32814 42278 21139 42282 9468 32823 3 21151 0 21148 0 21143 0 21139 0 Z N">
            <draw:equation draw:name="f0" draw:formula="logwidth"/>
            <draw:equation draw:name="f1" draw:formula="logheight"/>
          </draw:enhanced-geometry>
        </draw:custom-shape>
        <draw:custom-shape draw:name="Google Shape;228;p13" draw:style-name="Mgr3" draw:text-style-name="MP7" draw:layer="backgroundobjects" svg:width="0.116cm" svg:height="0.116cm" svg:x="23.373cm" svg:y="15.065cm">
          <text:p/>
          <draw:enhanced-geometry draw:mirror-horizontal="false" draw:mirror-vertical="false" svg:viewBox="0 0 0 0" drawooo:sub-view-size="50800 50800" draw:text-areas="0 0 ?f0 ?f1" draw:type="ooxml-non-primitive" draw:enhanced-path="M 26638 0 C 11926 0 0 11926 0 26638 0 41350 11926 53276 26638 53276 41350 53276 53276 41349 53276 26638 53276 26636 53276 26634 53276 26632 53276 11923 41353 0 26644 0 26642 0 26640 0 26638 0 Z N">
            <draw:equation draw:name="f0" draw:formula="logwidth"/>
            <draw:equation draw:name="f1" draw:formula="logheight"/>
          </draw:enhanced-geometry>
        </draw:custom-shape>
        <draw:custom-shape draw:name="Google Shape;229;p13" draw:style-name="Mgr3" draw:text-style-name="MP7" draw:layer="backgroundobjects" svg:width="0.116cm" svg:height="0.116cm" svg:x="25.473cm" svg:y="11.846cm">
          <text:p/>
          <draw:enhanced-geometry draw:mirror-horizontal="false" draw:mirror-vertical="false" svg:viewBox="0 0 0 0" drawooo:sub-view-size="50800 50800" draw:text-areas="0 0 ?f0 ?f1" draw:type="ooxml-non-primitive" draw:enhanced-path="M 27419 0 C 12280 -3 3 12267 0 27406 -4 42546 12267 54822 27407 54826 42546 54829 54823 42559 54826 27419 54826 27417 54826 27415 54826 27413 54830 12277 42562 3 27426 0 27424 0 27422 0 27420 0 Z N">
            <draw:equation draw:name="f0" draw:formula="logwidth"/>
            <draw:equation draw:name="f1" draw:formula="logheight"/>
          </draw:enhanced-geometry>
        </draw:custom-shape>
        <draw:custom-shape draw:name="Google Shape;230;p13" draw:style-name="Mgr3" draw:text-style-name="MP7" draw:layer="backgroundobjects" svg:width="0.057cm" svg:height="0.058cm" svg:x="26.201cm" svg:y="1.001cm">
          <text:p/>
          <draw:enhanced-geometry draw:mirror-horizontal="false" draw:mirror-vertical="false" svg:viewBox="0 0 0 0" drawooo:sub-view-size="25400 25400" draw:text-areas="0 0 ?f0 ?f1" draw:type="ooxml-non-primitive" draw:enhanced-path="M 28601 14307 C 28604 6409 22205 3 14307 0 6409 -3 4 6396 0 14294 -4 22192 6396 28597 14294 28600 14296 28600 14298 28600 14300 28600 22196 28600 28597 22202 28600 14307 Z N">
            <draw:equation draw:name="f0" draw:formula="logwidth"/>
            <draw:equation draw:name="f1" draw:formula="logheight"/>
          </draw:enhanced-geometry>
        </draw:custom-shape>
        <draw:custom-shape draw:name="Google Shape;231;p13" draw:style-name="Mgr5" draw:text-style-name="MP9" draw:layer="backgroundobjects" svg:width="0.13cm" svg:height="0.13cm" svg:x="25.464cm" svg:y="5.873cm">
          <text:p/>
          <draw:enhanced-geometry draw:mirror-horizontal="false" draw:mirror-vertical="false" svg:viewBox="0 0 0 0" drawooo:sub-view-size="57150 57150" draw:text-areas="0 0 ?f0 ?f1" draw:type="ooxml-non-primitive" draw:enhanced-path="M 30867 61747 C 47918 61751 61744 47931 61747 30880 61751 13829 47931 3 30880 0 13829 -3 4 13816 0 30867 0 30872 0 30876 0 30880 -7 47921 13801 61740 30842 61747 30851 61747 30859 61747 30868 61747 Z N">
            <draw:equation draw:name="f0" draw:formula="logwidth"/>
            <draw:equation draw:name="f1" draw:formula="logheight"/>
          </draw:enhanced-geometry>
        </draw:custom-shape>
        <draw:custom-shape draw:name="Google Shape;232;p13" draw:style-name="Mgr4" draw:text-style-name="MP8" draw:layer="backgroundobjects" svg:width="0.116cm" svg:height="0.116cm" svg:x="26.259cm" svg:y="15.271cm">
          <text:p/>
          <draw:enhanced-geometry draw:mirror-horizontal="false" draw:mirror-vertical="false" svg:viewBox="0 0 0 0" drawooo:sub-view-size="50800 50800" draw:text-areas="0 0 ?f0 ?f1" draw:type="ooxml-non-primitive" draw:enhanced-path="M 28391 0 C 12711 0 0 12711 0 28391 0 44070 12711 56781 28391 56781 44070 56781 56781 44070 56781 28391 56785 12714 44079 3 28403 0 28399 0 28394 0 28391 0 Z N">
            <draw:equation draw:name="f0" draw:formula="logwidth"/>
            <draw:equation draw:name="f1" draw:formula="logheight"/>
          </draw:enhanced-geometry>
        </draw:custom-shape>
        <draw:custom-shape draw:name="Google Shape;233;p13" draw:style-name="Mgr3" draw:text-style-name="MP7" draw:layer="backgroundobjects" svg:width="0.116cm" svg:height="0.116cm" svg:x="25.196cm" svg:y="10.69cm">
          <text:p/>
          <draw:enhanced-geometry draw:mirror-horizontal="false" draw:mirror-vertical="false" svg:viewBox="0 0 0 0" drawooo:sub-view-size="50800 50800" draw:text-areas="0 0 ?f0 ?f1" draw:type="ooxml-non-primitive" draw:enhanced-path="M 25400 0 C 11372 0 0 11372 0 25400 0 39428 11372 50800 25400 50800 39428 50800 50800 39428 50800 25400 50800 11372 39428 0 25400 0 Z N">
            <draw:equation draw:name="f0" draw:formula="logwidth"/>
            <draw:equation draw:name="f1" draw:formula="logheight"/>
          </draw:enhanced-geometry>
        </draw:custom-shape>
        <draw:custom-shape draw:name="Google Shape;234;p13" draw:style-name="Mgr3" draw:text-style-name="MP7" draw:layer="backgroundobjects" svg:width="0.116cm" svg:height="0.116cm" svg:x="25.302cm" svg:y="1.653cm">
          <text:p/>
          <draw:enhanced-geometry draw:mirror-horizontal="false" draw:mirror-vertical="false" svg:viewBox="0 0 0 0" drawooo:sub-view-size="50800 50800" draw:text-areas="0 0 ?f0 ?f1" draw:type="ooxml-non-primitive" draw:enhanced-path="M 26339 0 C 11796 -3 3 11784 0 26327 -4 40871 11784 52663 26327 52667 40870 52670 52663 40883 52667 26340 52667 26336 52667 26331 52667 26327 52670 11791 40889 4 26352 0 26348 0 26343 0 26339 0 Z N">
            <draw:equation draw:name="f0" draw:formula="logwidth"/>
            <draw:equation draw:name="f1" draw:formula="logheight"/>
          </draw:enhanced-geometry>
        </draw:custom-shape>
        <draw:custom-shape draw:name="Google Shape;235;p13" draw:style-name="Mgr3" draw:text-style-name="MP7" draw:layer="backgroundobjects" svg:width="0.086cm" svg:height="0.086cm" svg:x="25.321cm" svg:y="11.675cm">
          <text:p/>
          <draw:enhanced-geometry draw:mirror-horizontal="false" draw:mirror-vertical="false" svg:viewBox="0 0 0 0" drawooo:sub-view-size="38100 38100" draw:text-areas="0 0 ?f0 ?f1" draw:type="ooxml-non-primitive" draw:enhanced-path="M 21298 0 C 9539 -3 4 9526 0 21285 -4 33044 9527 42580 21286 42583 33044 42587 42580 33057 42583 21298 42583 21296 42583 21294 42583 21292 42587 9536 33060 3 21305 0 21303 0 21301 0 21299 0 Z N">
            <draw:equation draw:name="f0" draw:formula="logwidth"/>
            <draw:equation draw:name="f1" draw:formula="logheight"/>
          </draw:enhanced-geometry>
        </draw:custom-shape>
        <draw:custom-shape draw:name="Google Shape;236;p13" draw:style-name="Mgr3" draw:text-style-name="MP7" draw:layer="backgroundobjects" svg:width="0.043cm" svg:height="0.043cm" svg:x="25.264cm" svg:y="10.583cm">
          <text:p/>
          <draw:enhanced-geometry draw:mirror-horizontal="false" draw:mirror-vertical="false" svg:viewBox="0 0 0 0" drawooo:sub-view-size="19050 19050" draw:text-areas="0 0 ?f0 ?f1" draw:type="ooxml-non-primitive" draw:enhanced-path="M 11938 0 C 5345 0 0 5345 0 11938 0 18531 5345 23876 11938 23876 18531 23876 23876 18531 23876 11938 23876 5345 18531 0 11938 0 Z N">
            <draw:equation draw:name="f0" draw:formula="logwidth"/>
            <draw:equation draw:name="f1" draw:formula="logheight"/>
          </draw:enhanced-geometry>
        </draw:custom-shape>
        <draw:custom-shape draw:name="Google Shape;237;p13" draw:style-name="Mgr3" draw:text-style-name="MP7" draw:layer="backgroundobjects" svg:width="0.057cm" svg:height="0.057cm" svg:x="25.36cm" svg:y="2.763cm">
          <text:p/>
          <draw:enhanced-geometry draw:mirror-horizontal="false" draw:mirror-vertical="false" svg:viewBox="0 0 0 0" drawooo:sub-view-size="25400 25400" draw:text-areas="0 0 ?f0 ?f1" draw:type="ooxml-non-primitive" draw:enhanced-path="M 13157 0 C 5891 0 0 5891 0 13157 0 20424 5890 26314 13157 26314 20424 26314 26315 20424 26315 13157 26319 5894 20433 4 13171 0 13167 0 13162 0 13158 0 Z N">
            <draw:equation draw:name="f0" draw:formula="logwidth"/>
            <draw:equation draw:name="f1" draw:formula="logheight"/>
          </draw:enhanced-geometry>
        </draw:custom-shape>
        <draw:custom-shape draw:name="Google Shape;238;p13" draw:style-name="Mgr3" draw:text-style-name="MP7" draw:layer="backgroundobjects" svg:width="0.086cm" svg:height="0.086cm" svg:x="26.234cm" svg:y="4.271cm">
          <text:p/>
          <draw:enhanced-geometry draw:mirror-horizontal="false" draw:mirror-vertical="false" svg:viewBox="0 0 0 0" drawooo:sub-view-size="38100 38100" draw:text-areas="0 0 ?f0 ?f1" draw:type="ooxml-non-primitive" draw:enhanced-path="M 19685 39370 C 30556 39370 39370 30557 39370 19685 39370 8813 30556 0 19685 0 8813 0 0 8813 0 19685 0 30557 8813 39370 19685 39370 Z N">
            <draw:equation draw:name="f0" draw:formula="logwidth"/>
            <draw:equation draw:name="f1" draw:formula="logheight"/>
          </draw:enhanced-geometry>
        </draw:custom-shape>
        <draw:custom-shape draw:name="Google Shape;239;p13" draw:style-name="Mgr5" draw:text-style-name="MP9" draw:layer="backgroundobjects" svg:width="0.115cm" svg:height="0.115cm" svg:x="27.234cm" svg:y="8.587cm">
          <text:p/>
          <draw:enhanced-geometry draw:mirror-horizontal="false" draw:mirror-vertical="false" svg:viewBox="0 0 0 0" drawooo:sub-view-size="50800 50800" draw:text-areas="0 0 ?f0 ?f1" draw:type="ooxml-non-primitive" draw:enhanced-path="M 26543 0 C 11884 0 0 11884 0 26543 0 41202 11884 53086 26543 53086 41203 53086 53087 41202 53087 26543 53091 11887 41212 3 26557 0 26553 0 26548 0 26544 0 Z N">
            <draw:equation draw:name="f0" draw:formula="logwidth"/>
            <draw:equation draw:name="f1" draw:formula="logheight"/>
          </draw:enhanced-geometry>
        </draw:custom-shape>
        <draw:custom-shape draw:name="Google Shape;240;p13" draw:style-name="Mgr3" draw:text-style-name="MP7" draw:layer="backgroundobjects" svg:width="0.058cm" svg:height="0.058cm" svg:x="27.404cm" svg:y="3.746cm">
          <text:p/>
          <draw:enhanced-geometry draw:mirror-horizontal="false" draw:mirror-vertical="false" svg:viewBox="0 0 0 0" drawooo:sub-view-size="25400 25400" draw:text-areas="0 0 ?f0 ?f1" draw:type="ooxml-non-primitive" draw:enhanced-path="M 25591 12795 C 25591 5729 19862 0 12795 0 5729 0 0 5729 0 12795 0 19862 5728 25591 12795 25591 19858 25594 25587 19871 25591 12808 25591 12804 25591 12800 25591 12795 Z N">
            <draw:equation draw:name="f0" draw:formula="logwidth"/>
            <draw:equation draw:name="f1" draw:formula="logheight"/>
          </draw:enhanced-geometry>
        </draw:custom-shape>
        <draw:custom-shape draw:name="Google Shape;241;p13" draw:style-name="Mgr3" draw:text-style-name="MP7" draw:layer="backgroundobjects" svg:width="0.043cm" svg:height="0.043cm" svg:x="27.429cm" svg:y="14.34cm">
          <text:p/>
          <draw:enhanced-geometry draw:mirror-horizontal="false" draw:mirror-vertical="false" svg:viewBox="0 0 0 0" drawooo:sub-view-size="19050 19050" draw:text-areas="0 0 ?f0 ?f1" draw:type="ooxml-non-primitive" draw:enhanced-path="M 10496 0 C 4699 0 0 4699 0 10497 0 16294 4700 20993 10496 20993 16294 20993 20993 16294 20993 10497 20993 10495 20993 10492 20993 10490 20993 4697 16296 0 10502 0 10500 0 10499 0 10496 0 Z N">
            <draw:equation draw:name="f0" draw:formula="logwidth"/>
            <draw:equation draw:name="f1" draw:formula="logheight"/>
          </draw:enhanced-geometry>
        </draw:custom-shape>
        <draw:custom-shape draw:name="Google Shape;242;p13" draw:style-name="Mgr3" draw:text-style-name="MP7" draw:layer="backgroundobjects" svg:width="0.071cm" svg:height="0.071cm" svg:x="26.534cm" svg:y="8.654cm">
          <text:p/>
          <draw:enhanced-geometry draw:mirror-horizontal="false" draw:mirror-vertical="false" svg:viewBox="0 0 0 0" drawooo:sub-view-size="31750 31750" draw:text-areas="0 0 ?f0 ?f1" draw:type="ooxml-non-primitive" draw:enhanced-path="M 15989 31991 C 24823 31995 31987 24836 31991 16002 31995 7168 24836 3 16002 0 7168 -3 4 7155 0 15989 0 15991 0 15994 0 15996 -4 24826 7152 31988 15983 31991 15985 31991 15987 31991 15989 31991 Z N">
            <draw:equation draw:name="f0" draw:formula="logwidth"/>
            <draw:equation draw:name="f1" draw:formula="logheight"/>
          </draw:enhanced-geometry>
        </draw:custom-shape>
        <draw:custom-shape draw:name="Google Shape;243;p13" draw:style-name="Mgr3" draw:text-style-name="MP7" draw:layer="backgroundobjects" svg:width="0.086cm" svg:height="0.086cm" svg:x="26.526cm" svg:y="11.056cm">
          <text:p/>
          <draw:enhanced-geometry draw:mirror-horizontal="false" draw:mirror-vertical="false" svg:viewBox="0 0 0 0" drawooo:sub-view-size="38100 38100" draw:text-areas="0 0 ?f0 ?f1" draw:type="ooxml-non-primitive" draw:enhanced-path="M 19685 0 C 8813 0 0 8813 0 19685 0 30557 8813 39370 19685 39370 30556 39370 39370 30556 39370 19685 39370 8813 30556 0 19685 0 Z N">
            <draw:equation draw:name="f0" draw:formula="logwidth"/>
            <draw:equation draw:name="f1" draw:formula="logheight"/>
          </draw:enhanced-geometry>
        </draw:custom-shape>
        <draw:custom-shape draw:name="Google Shape;244;p13" draw:style-name="Mgr4" draw:text-style-name="MP8" draw:layer="backgroundobjects" svg:width="0.116cm" svg:height="0.116cm" svg:x="26.59cm" svg:y="4.887cm">
          <text:p/>
          <draw:enhanced-geometry draw:mirror-horizontal="false" draw:mirror-vertical="false" svg:viewBox="0 0 0 0" drawooo:sub-view-size="50800 50800" draw:text-areas="0 0 ?f0 ?f1" draw:type="ooxml-non-primitive" draw:enhanced-path="M 25724 0 C 11517 0 0 11517 0 25724 0 39931 11517 51448 25724 51448 39931 51448 51448 39931 51448 25724 51452 11520 39940 3 25737 0 25733 0 25729 0 25725 0 Z N">
            <draw:equation draw:name="f0" draw:formula="logwidth"/>
            <draw:equation draw:name="f1" draw:formula="logheight"/>
          </draw:enhanced-geometry>
        </draw:custom-shape>
        <draw:custom-shape draw:name="Google Shape;245;p13" draw:style-name="Mgr3" draw:text-style-name="MP7" draw:layer="backgroundobjects" svg:width="0.086cm" svg:height="0.086cm" svg:x="22.555cm" svg:y="8.244cm">
          <text:p/>
          <draw:enhanced-geometry draw:mirror-horizontal="false" draw:mirror-vertical="false" svg:viewBox="0 0 0 0" drawooo:sub-view-size="38100 38100" draw:text-areas="0 0 ?f0 ?f1" draw:type="ooxml-non-primitive" draw:enhanced-path="M 19565 0 C 8760 0 0 8759 0 19564 0 30369 8759 39129 19565 39129 30369 39129 39129 30369 39129 19564 39129 19562 39129 19560 39129 19558 39133 8760 30382 3 19584 0 19578 0 19572 0 19565 0 Z N">
            <draw:equation draw:name="f0" draw:formula="logwidth"/>
            <draw:equation draw:name="f1" draw:formula="logheight"/>
          </draw:enhanced-geometry>
        </draw:custom-shape>
        <draw:custom-shape draw:name="Google Shape;246;p13" draw:style-name="Mgr3" draw:text-style-name="MP7" draw:layer="backgroundobjects" svg:width="0.086cm" svg:height="0.086cm" svg:x="26.299cm" svg:y="9.798cm">
          <text:p/>
          <draw:enhanced-geometry draw:mirror-horizontal="false" draw:mirror-vertical="false" svg:viewBox="0 0 0 0" drawooo:sub-view-size="38100 38100" draw:text-areas="0 0 ?f0 ?f1" draw:type="ooxml-non-primitive" draw:enhanced-path="M 19907 0 C 8917 -3 4 8904 0 19895 -4 30885 8903 39798 19895 39802 30886 39805 39798 30898 39802 19907 39802 19905 39802 19903 39802 19901 39802 8913 30896 4 19907 0 Z N">
            <draw:equation draw:name="f0" draw:formula="logwidth"/>
            <draw:equation draw:name="f1" draw:formula="logheight"/>
          </draw:enhanced-geometry>
        </draw:custom-shape>
        <draw:custom-shape draw:name="Google Shape;247;p13" draw:style-name="Mgr3" draw:text-style-name="MP7" draw:layer="backgroundobjects" svg:width="0.144cm" svg:height="0.145cm" svg:x="23.599cm" svg:y="11.04cm">
          <text:p/>
          <draw:enhanced-geometry draw:mirror-horizontal="false" draw:mirror-vertical="false" svg:viewBox="0 0 0 0" drawooo:sub-view-size="63500 63500" draw:text-areas="0 0 ?f0 ?f1" draw:type="ooxml-non-primitive" draw:enhanced-path="M 32245 0 C 14440 -3 4 14427 0 32233 -4 50038 14428 64474 32233 64478 50038 64481 64474 50050 64478 32245 64478 32241 64478 32237 64478 32233 64482 14434 50057 3 32258 0 32255 0 32250 0 32246 0 Z N">
            <draw:equation draw:name="f0" draw:formula="logwidth"/>
            <draw:equation draw:name="f1" draw:formula="logheight"/>
          </draw:enhanced-geometry>
        </draw:custom-shape>
        <draw:custom-shape draw:name="Google Shape;248;p13" draw:style-name="Mgr3" draw:text-style-name="MP7" draw:layer="backgroundobjects" svg:width="0.115cm" svg:height="0.116cm" svg:x="23.476cm" svg:y="0.861cm">
          <text:p/>
          <draw:enhanced-geometry draw:mirror-horizontal="false" draw:mirror-vertical="false" svg:viewBox="0 0 0 0" drawooo:sub-view-size="50800 50800" draw:text-areas="0 0 ?f0 ?f1" draw:type="ooxml-non-primitive" draw:enhanced-path="M 27108 0 C 12137 0 0 12137 0 27108 0 42080 12136 54216 27108 54216 42080 54216 54217 42080 54217 27108 54221 12140 42090 4 27122 0 27118 0 27113 0 27109 0 Z N">
            <draw:equation draw:name="f0" draw:formula="logwidth"/>
            <draw:equation draw:name="f1" draw:formula="logheight"/>
          </draw:enhanced-geometry>
        </draw:custom-shape>
        <draw:custom-shape draw:name="Google Shape;249;p13" draw:style-name="Mgr5" draw:text-style-name="MP9" draw:layer="backgroundobjects" svg:width="0.13cm" svg:height="0.13cm" svg:x="23.693cm" svg:y="1.414cm">
          <text:p/>
          <draw:enhanced-geometry draw:mirror-horizontal="false" draw:mirror-vertical="false" svg:viewBox="0 0 0 0" drawooo:sub-view-size="57150 57150" draw:text-areas="0 0 ?f0 ?f1" draw:type="ooxml-non-primitive" draw:enhanced-path="M 29896 0 C 13385 0 0 13385 0 29896 0 46407 13384 59792 29896 59792 46406 59792 59792 46407 59792 29896 59796 13388 46416 3 29908 0 29904 0 29900 0 29896 0 Z N">
            <draw:equation draw:name="f0" draw:formula="logwidth"/>
            <draw:equation draw:name="f1" draw:formula="logheight"/>
          </draw:enhanced-geometry>
        </draw:custom-shape>
        <draw:custom-shape draw:name="Google Shape;250;p13" draw:style-name="Mgr3" draw:text-style-name="MP7" draw:layer="backgroundobjects" svg:width="0.086cm" svg:height="0.086cm" svg:x="23.93cm" svg:y="1.566cm">
          <text:p/>
          <draw:enhanced-geometry draw:mirror-horizontal="false" draw:mirror-vertical="false" svg:viewBox="0 0 0 0" drawooo:sub-view-size="38100 38100" draw:text-areas="0 0 ?f0 ?f1" draw:type="ooxml-non-primitive" draw:enhanced-path="M 42430 21215 C 42430 9498 32931 0 21215 0 9498 0 0 9498 0 21215 0 32932 9499 42431 21215 42431 32928 42434 42427 32941 42430 21228 42430 21224 42430 21220 42430 21215 Z N">
            <draw:equation draw:name="f0" draw:formula="logwidth"/>
            <draw:equation draw:name="f1" draw:formula="logheight"/>
          </draw:enhanced-geometry>
        </draw:custom-shape>
        <draw:custom-shape draw:name="Google Shape;251;p13" draw:style-name="Mgr3" draw:text-style-name="MP7" draw:layer="backgroundobjects" svg:width="0.13cm" svg:height="0.13cm" svg:x="22.668cm" svg:y="1.435cm">
          <text:p/>
          <draw:enhanced-geometry draw:mirror-horizontal="false" draw:mirror-vertical="false" svg:viewBox="0 0 0 0" drawooo:sub-view-size="57150 57150" draw:text-areas="0 0 ?f0 ?f1" draw:type="ooxml-non-primitive" draw:enhanced-path="M 31293 0 C 14014 -3 3 14001 0 31280 -4 48559 14001 62569 31280 62573 48559 62576 62570 48572 62573 31293 62573 31291 62573 31289 62573 31286 62577 14011 48575 4 31299 0 31297 0 31295 0 31293 0 Z N">
            <draw:equation draw:name="f0" draw:formula="logwidth"/>
            <draw:equation draw:name="f1" draw:formula="logheight"/>
          </draw:enhanced-geometry>
        </draw:custom-shape>
        <draw:custom-shape draw:name="Google Shape;252;p13" draw:style-name="Mgr3" draw:text-style-name="MP7" draw:layer="backgroundobjects" svg:width="0.028cm" svg:height="0.028cm" svg:x="22.909cm" svg:y="6.106cm">
          <text:p/>
          <draw:enhanced-geometry draw:mirror-horizontal="false" draw:mirror-vertical="false" svg:viewBox="0 0 0 0" drawooo:sub-view-size="12700 12700" draw:text-areas="0 0 ?f0 ?f1" draw:type="ooxml-non-primitive" draw:enhanced-path="M 9372 0 C 4200 -3 3 4187 0 9360 -4 14533 4187 18729 9360 18733 14532 18736 18729 14545 18732 9373 18732 9371 18732 9368 18732 9366 18736 4197 14548 3 9379 0 9376 0 9375 0 9372 0 Z N">
            <draw:equation draw:name="f0" draw:formula="logwidth"/>
            <draw:equation draw:name="f1" draw:formula="logheight"/>
          </draw:enhanced-geometry>
        </draw:custom-shape>
        <draw:custom-shape draw:name="Google Shape;253;p13" draw:style-name="Mgr3" draw:text-style-name="MP7" draw:layer="backgroundobjects" svg:width="0.116cm" svg:height="0.116cm" svg:x="23.052cm" svg:y="10.143cm">
          <text:p/>
          <draw:enhanced-geometry draw:mirror-horizontal="false" draw:mirror-vertical="false" svg:viewBox="0 0 0 0" drawooo:sub-view-size="50800 50800" draw:text-areas="0 0 ?f0 ?f1" draw:type="ooxml-non-primitive" draw:enhanced-path="M 28277 0 C 12664 -3 4 12651 0 28264 -4 43877 12650 56537 28264 56540 43877 56544 56537 43890 56541 28277 56541 28275 56541 28272 56541 28270 56545 12661 43893 3 28284 0 28281 0 28280 0 28277 0 Z N">
            <draw:equation draw:name="f0" draw:formula="logwidth"/>
            <draw:equation draw:name="f1" draw:formula="logheight"/>
          </draw:enhanced-geometry>
        </draw:custom-shape>
        <draw:custom-shape draw:name="Google Shape;254;p13" draw:style-name="Mgr3" draw:text-style-name="MP7" draw:layer="backgroundobjects" svg:width="0.13cm" svg:height="0.13cm" svg:x="23.208cm" svg:y="12.339cm">
          <text:p/>
          <draw:enhanced-geometry draw:mirror-horizontal="false" draw:mirror-vertical="false" svg:viewBox="0 0 0 0" drawooo:sub-view-size="57150 57150" draw:text-areas="0 0 ?f0 ?f1" draw:type="ooxml-non-primitive" draw:enhanced-path="M 29788 0 C 13336 0 0 13336 0 29788 0 46239 13336 59575 29788 59575 46240 59575 59576 46239 59576 29788 59580 13340 46249 3 29801 0 29797 0 29793 0 29789 0 Z N">
            <draw:equation draw:name="f0" draw:formula="logwidth"/>
            <draw:equation draw:name="f1" draw:formula="logheight"/>
          </draw:enhanced-geometry>
        </draw:custom-shape>
        <draw:custom-shape draw:name="Google Shape;255;p13" draw:style-name="Mgr5" draw:text-style-name="MP9" draw:layer="backgroundobjects" svg:width="0.116cm" svg:height="0.116cm" svg:x="25.095cm" svg:y="8.213cm">
          <text:p/>
          <draw:enhanced-geometry draw:mirror-horizontal="false" draw:mirror-vertical="false" svg:viewBox="0 0 0 0" drawooo:sub-view-size="50800 50800" draw:text-areas="0 0 ?f0 ?f1" draw:type="ooxml-non-primitive" draw:enhanced-path="M 25629 0 C 11474 0 0 11474 0 25629 0 39783 11474 51257 25629 51257 39783 51257 51257 39783 51257 25629 51261 11478 39792 3 25641 0 25637 0 25633 0 25629 0 Z N">
            <draw:equation draw:name="f0" draw:formula="logwidth"/>
            <draw:equation draw:name="f1" draw:formula="logheight"/>
          </draw:enhanced-geometry>
        </draw:custom-shape>
        <draw:custom-shape draw:name="Google Shape;256;p13" draw:style-name="Mgr3" draw:text-style-name="MP7" draw:layer="backgroundobjects" svg:width="0.086cm" svg:height="0.085cm" svg:x="24.452cm" svg:y="14.501cm">
          <text:p/>
          <draw:enhanced-geometry draw:mirror-horizontal="false" draw:mirror-vertical="false" svg:viewBox="0 0 0 0" drawooo:sub-view-size="38100 38100" draw:text-areas="0 0 ?f0 ?f1" draw:type="ooxml-non-primitive" draw:enhanced-path="M 22079 0 C 9889 -3 4 9876 0 22066 -4 34256 9876 44141 22066 44145 34257 44148 44141 34269 44145 22079 44145 22075 44145 22070 44145 22066 44145 9879 34266 0 22079 0 Z N">
            <draw:equation draw:name="f0" draw:formula="logwidth"/>
            <draw:equation draw:name="f1" draw:formula="logheight"/>
          </draw:enhanced-geometry>
        </draw:custom-shape>
        <draw:custom-shape draw:name="Google Shape;257;p13" draw:style-name="Mgr3" draw:text-style-name="MP7" draw:layer="backgroundobjects" svg:width="0.13cm" svg:height="0.13cm" svg:x="23.976cm" svg:y="6.825cm">
          <text:p/>
          <draw:enhanced-geometry draw:mirror-horizontal="false" draw:mirror-vertical="false" svg:viewBox="0 0 0 0" drawooo:sub-view-size="57150 57150" draw:text-areas="0 0 ?f0 ?f1" draw:type="ooxml-non-primitive" draw:enhanced-path="M 60401 30201 C 60401 13521 46879 0 30200 0 13521 0 0 13521 0 30201 0 46880 13522 60401 30200 60401 46873 60408 60394 46898 60401 30226 60401 30218 60401 30209 60401 30201 Z N">
            <draw:equation draw:name="f0" draw:formula="logwidth"/>
            <draw:equation draw:name="f1" draw:formula="logheight"/>
          </draw:enhanced-geometry>
        </draw:custom-shape>
        <draw:custom-shape draw:name="Google Shape;258;p13" draw:style-name="Mgr3" draw:text-style-name="MP7" draw:layer="backgroundobjects" svg:width="0.086cm" svg:height="0.086cm" svg:x="24.882cm" svg:y="5.955cm">
          <text:p/>
          <draw:enhanced-geometry draw:mirror-horizontal="false" draw:mirror-vertical="false" svg:viewBox="0 0 0 0" drawooo:sub-view-size="38100 38100" draw:text-areas="0 0 ?f0 ?f1" draw:type="ooxml-non-primitive" draw:enhanced-path="M 19685 0 C 8813 0 0 8813 0 19685 0 30557 8813 39370 19685 39370 30556 39370 39370 30557 39370 19685 39370 8813 30556 0 19685 0 Z N">
            <draw:equation draw:name="f0" draw:formula="logwidth"/>
            <draw:equation draw:name="f1" draw:formula="logheight"/>
          </draw:enhanced-geometry>
        </draw:custom-shape>
        <draw:custom-shape draw:name="Google Shape;259;p13" draw:style-name="Mgr3" draw:text-style-name="MP7" draw:layer="backgroundobjects" svg:width="0.115cm" svg:height="0.116cm" svg:x="24.748cm" svg:y="7.529cm">
          <text:p/>
          <draw:enhanced-geometry draw:mirror-horizontal="false" draw:mirror-vertical="false" svg:viewBox="0 0 0 0" drawooo:sub-view-size="50800 50800" draw:text-areas="0 0 ?f0 ?f1" draw:type="ooxml-non-primitive" draw:enhanced-path="M 27674 0 C 12390 0 0 12390 0 27673 0 42957 12390 55346 27674 55346 42957 55346 55347 42956 55347 27673 55351 12393 42966 3 27687 0 27683 0 27678 0 27674 0 Z N">
            <draw:equation draw:name="f0" draw:formula="logwidth"/>
            <draw:equation draw:name="f1" draw:formula="logheight"/>
          </draw:enhanced-geometry>
        </draw:custom-shape>
        <draw:custom-shape draw:name="Google Shape;260;p13" draw:style-name="Mgr4" draw:text-style-name="MP8" draw:layer="backgroundobjects" svg:width="0.13cm" svg:height="0.13cm" svg:x="24.021cm" svg:y="12.196cm">
          <text:p/>
          <draw:enhanced-geometry draw:mirror-horizontal="false" draw:mirror-vertical="false" svg:viewBox="0 0 0 0" drawooo:sub-view-size="57150 57150" draw:text-areas="0 0 ?f0 ?f1" draw:type="ooxml-non-primitive" draw:enhanced-path="M 29293 0 C 13119 -3 4 13105 0 29280 -4 45454 13105 58569 29280 58572 45454 58576 58569 45467 58572 29292 58572 29290 58572 29288 58572 29286 58576 13115 45470 3 29299 0 29297 0 29295 0 29293 0 Z N">
            <draw:equation draw:name="f0" draw:formula="logwidth"/>
            <draw:equation draw:name="f1" draw:formula="logheight"/>
          </draw:enhanced-geometry>
        </draw:custom-shape>
        <draw:custom-shape draw:name="Google Shape;261;p13" draw:style-name="Mgr3" draw:text-style-name="MP7" draw:layer="backgroundobjects" svg:width="0.101cm" svg:height="0.101cm" svg:x="24.18cm" svg:y="7.717cm">
          <text:p/>
          <draw:enhanced-geometry draw:mirror-horizontal="false" draw:mirror-vertical="false" svg:viewBox="0 0 0 0" drawooo:sub-view-size="44450 44450" draw:text-areas="0 0 ?f0 ?f1" draw:type="ooxml-non-primitive" draw:enhanced-path="M 24619 0 C 11022 0 0 11022 0 24619 0 38216 11023 49238 24619 49238 38215 49238 49237 38216 49237 24619 49241 11026 38224 3 24631 0 24627 0 24623 0 24619 0 Z N">
            <draw:equation draw:name="f0" draw:formula="logwidth"/>
            <draw:equation draw:name="f1" draw:formula="logheight"/>
          </draw:enhanced-geometry>
        </draw:custom-shape>
        <draw:custom-shape draw:name="Google Shape;262;p13" draw:style-name="Mgr3" draw:text-style-name="MP7" draw:layer="backgroundobjects" svg:width="0.13cm" svg:height="0.131cm" svg:x="24.038cm" svg:y="10.686cm">
          <text:p/>
          <draw:enhanced-geometry draw:mirror-horizontal="false" draw:mirror-vertical="false" svg:viewBox="0 0 0 0" drawooo:sub-view-size="57150 57150" draw:text-areas="0 0 ?f0 ?f1" draw:type="ooxml-non-primitive" draw:enhanced-path="M 30125 0 C 13491 -3 4 13478 0 30112 -4 46746 13478 60233 30111 60236 46745 60240 60232 46758 60236 30125 60236 30123 60236 30120 60236 30118 60243 13491 46770 7 30143 0 30137 0 30131 0 30124 0 Z N">
            <draw:equation draw:name="f0" draw:formula="logwidth"/>
            <draw:equation draw:name="f1" draw:formula="logheight"/>
          </draw:enhanced-geometry>
        </draw:custom-shape>
        <draw:custom-shape draw:name="Google Shape;263;p13" draw:style-name="Mgr3" draw:text-style-name="MP7" draw:layer="backgroundobjects" svg:width="0.071cm" svg:height="0.072cm" svg:x="16.305cm" svg:y="4.35cm">
          <text:p/>
          <draw:enhanced-geometry draw:mirror-horizontal="false" draw:mirror-vertical="false" svg:viewBox="0 0 0 0" drawooo:sub-view-size="31750 31750" draw:text-areas="0 0 ?f0 ?f1" draw:type="ooxml-non-primitive" draw:enhanced-path="M 16319 0 C 7310 -3 3 7297 0 16307 -4 25316 7297 32623 16307 32626 25316 32630 32623 25329 32626 16320 32626 16317 32626 16315 32626 16313 32630 7307 25332 3 16325 0 16323 0 16321 0 16319 0 Z N">
            <draw:equation draw:name="f0" draw:formula="logwidth"/>
            <draw:equation draw:name="f1" draw:formula="logheight"/>
          </draw:enhanced-geometry>
        </draw:custom-shape>
        <draw:custom-shape draw:name="Google Shape;264;p13" draw:style-name="Mgr3" draw:text-style-name="MP7" draw:layer="backgroundobjects" svg:width="0.13cm" svg:height="0.131cm" svg:x="14.44cm" svg:y="4.718cm">
          <text:p/>
          <draw:enhanced-geometry draw:mirror-horizontal="false" draw:mirror-vertical="false" svg:viewBox="0 0 0 0" drawooo:sub-view-size="57150 57150" draw:text-areas="0 0 ?f0 ?f1" draw:type="ooxml-non-primitive" draw:enhanced-path="M 29521 0 C 13217 0 0 13217 0 29521 0 45825 13217 59042 29521 59042 45825 59042 59042 45825 59042 29521 59042 29519 59042 29517 59042 29515 59046 13218 45837 3 29540 0 29534 0 29527 0 29521 0 Z N">
            <draw:equation draw:name="f0" draw:formula="logwidth"/>
            <draw:equation draw:name="f1" draw:formula="logheight"/>
          </draw:enhanced-geometry>
        </draw:custom-shape>
        <draw:custom-shape draw:name="Google Shape;265;p13" draw:style-name="Mgr4" draw:text-style-name="MP8" draw:layer="backgroundobjects" svg:width="0.086cm" svg:height="0.086cm" svg:x="12.034cm" svg:y="12.818cm">
          <text:p/>
          <draw:enhanced-geometry draw:mirror-horizontal="false" draw:mirror-vertical="false" svg:viewBox="0 0 0 0" drawooo:sub-view-size="38100 38100" draw:text-areas="0 0 ?f0 ?f1" draw:type="ooxml-non-primitive" draw:enhanced-path="M 20891 0 C 9353 0 0 9353 0 20891 0 32429 9353 41783 20891 41783 32429 41783 41783 32429 41783 20891 41786 9357 32438 3 20904 0 20900 0 20895 0 20891 0 Z N">
            <draw:equation draw:name="f0" draw:formula="logwidth"/>
            <draw:equation draw:name="f1" draw:formula="logheight"/>
          </draw:enhanced-geometry>
        </draw:custom-shape>
        <draw:custom-shape draw:name="Google Shape;266;p13" draw:style-name="Mgr3" draw:text-style-name="MP7" draw:layer="backgroundobjects" svg:width="0.057cm" svg:height="0.057cm" svg:x="11.902cm" svg:y="13.564cm">
          <text:p/>
          <draw:enhanced-geometry draw:mirror-horizontal="false" draw:mirror-vertical="false" svg:viewBox="0 0 0 0" drawooo:sub-view-size="25400 25400" draw:text-areas="0 0 ?f0 ?f1" draw:type="ooxml-non-primitive" draw:enhanced-path="M 14250 0 C 6383 -3 3 6371 0 14237 -3 22103 6371 28483 14237 28486 22103 28490 28483 22116 28486 14250 28486 14248 28486 14245 28486 14243 28486 6379 22113 4 14250 0 Z N">
            <draw:equation draw:name="f0" draw:formula="logwidth"/>
            <draw:equation draw:name="f1" draw:formula="logheight"/>
          </draw:enhanced-geometry>
        </draw:custom-shape>
        <draw:custom-shape draw:name="Google Shape;267;p13" draw:style-name="Mgr3" draw:text-style-name="MP7" draw:layer="backgroundobjects" svg:width="0.057cm" svg:height="0.057cm" svg:x="13.622cm" svg:y="0.95cm">
          <text:p/>
          <draw:enhanced-geometry draw:mirror-horizontal="false" draw:mirror-vertical="false" svg:viewBox="0 0 0 0" drawooo:sub-view-size="25400 25400" draw:text-areas="0 0 ?f0 ?f1" draw:type="ooxml-non-primitive" draw:enhanced-path="M 14415 0 C 6457 -3 3 6444 0 14402 -3 22359 6445 28813 14402 28816 22359 28820 28813 22372 28816 14414 28816 14410 28816 14406 28816 14402 28820 6451 22378 3 14427 0 14423 0 14419 0 14415 0 Z N">
            <draw:equation draw:name="f0" draw:formula="logwidth"/>
            <draw:equation draw:name="f1" draw:formula="logheight"/>
          </draw:enhanced-geometry>
        </draw:custom-shape>
        <draw:custom-shape draw:name="Google Shape;268;p13" draw:style-name="Mgr3" draw:text-style-name="MP7" draw:layer="backgroundobjects" svg:width="0.115cm" svg:height="0.116cm" svg:x="14.366cm" svg:y="11.697cm">
          <text:p/>
          <draw:enhanced-geometry draw:mirror-horizontal="false" draw:mirror-vertical="false" svg:viewBox="0 0 0 0" drawooo:sub-view-size="50800 50800" draw:text-areas="0 0 ?f0 ?f1" draw:type="ooxml-non-primitive" draw:enhanced-path="M 27305 0 C 12225 0 0 12225 0 27305 0 42385 12225 54610 27305 54610 42385 54610 54610 42385 54610 27305 54610 12225 42385 0 27305 0 Z N">
            <draw:equation draw:name="f0" draw:formula="logwidth"/>
            <draw:equation draw:name="f1" draw:formula="logheight"/>
          </draw:enhanced-geometry>
        </draw:custom-shape>
        <draw:custom-shape draw:name="Google Shape;269;p13" draw:style-name="Mgr3" draw:text-style-name="MP7" draw:layer="backgroundobjects" svg:width="0.057cm" svg:height="0.058cm" svg:x="14.51cm" svg:y="4.587cm">
          <text:p/>
          <draw:enhanced-geometry draw:mirror-horizontal="false" draw:mirror-vertical="false" svg:viewBox="0 0 0 0" drawooo:sub-view-size="25400 25400" draw:text-areas="0 0 ?f0 ?f1" draw:type="ooxml-non-primitive" draw:enhanced-path="M 15011 0 C 6721 0 0 6721 0 15011 0 23302 6721 30023 15011 30023 23302 30023 30023 23302 30023 15011 30026 6724 23311 4 15024 0 15020 0 15016 0 15011 0 Z N">
            <draw:equation draw:name="f0" draw:formula="logwidth"/>
            <draw:equation draw:name="f1" draw:formula="logheight"/>
          </draw:enhanced-geometry>
        </draw:custom-shape>
        <draw:custom-shape draw:name="Google Shape;270;p13" draw:style-name="Mgr3" draw:text-style-name="MP7" draw:layer="backgroundobjects" svg:width="0.102cm" svg:height="0.102cm" svg:x="11.789cm" svg:y="6.732cm">
          <text:p/>
          <draw:enhanced-geometry draw:mirror-horizontal="false" draw:mirror-vertical="false" svg:viewBox="0 0 0 0" drawooo:sub-view-size="44450 44450" draw:text-areas="0 0 ?f0 ?f1" draw:type="ooxml-non-primitive" draw:enhanced-path="M 23457 0 C 10505 -3 3 10493 0 23444 -3 36395 10493 46898 23444 46901 36396 46905 46898 36408 46901 23457 46901 23453 46901 23448 46901 23444 46905 10500 36414 3 23469 0 23465 0 23461 0 23457 0 Z N">
            <draw:equation draw:name="f0" draw:formula="logwidth"/>
            <draw:equation draw:name="f1" draw:formula="logheight"/>
          </draw:enhanced-geometry>
        </draw:custom-shape>
        <draw:custom-shape draw:name="Google Shape;271;p13" draw:style-name="Mgr3" draw:text-style-name="MP7" draw:layer="backgroundobjects" svg:width="0.043cm" svg:height="0.043cm" svg:x="12.277cm" svg:y="8.208cm">
          <text:p/>
          <draw:enhanced-geometry draw:mirror-horizontal="false" draw:mirror-vertical="false" svg:viewBox="0 0 0 0" drawooo:sub-view-size="19050 19050" draw:text-areas="0 0 ?f0 ?f1" draw:type="ooxml-non-primitive" draw:enhanced-path="M 9696 0 C 4341 0 0 4341 0 9696 0 15051 4341 19393 9696 19393 15051 19393 19393 15051 19393 9696 19396 4345 15061 3 9709 0 9704 0 9700 0 9696 0 Z N">
            <draw:equation draw:name="f0" draw:formula="logwidth"/>
            <draw:equation draw:name="f1" draw:formula="logheight"/>
          </draw:enhanced-geometry>
        </draw:custom-shape>
        <draw:custom-shape draw:name="Google Shape;272;p13" draw:style-name="Mgr3" draw:text-style-name="MP7" draw:layer="backgroundobjects" svg:width="0.072cm" svg:height="0.072cm" svg:x="11.785cm" svg:y="9.716cm">
          <text:p/>
          <draw:enhanced-geometry draw:mirror-horizontal="false" draw:mirror-vertical="false" svg:viewBox="0 0 0 0" drawooo:sub-view-size="31750 31750" draw:text-areas="0 0 ?f0 ?f1" draw:type="ooxml-non-primitive" draw:enhanced-path="M 16567 0 C 7417 0 0 7417 0 16567 0 25717 7417 33134 16567 33134 25717 33134 33134 25717 33134 16567 33134 7417 25717 0 16567 0 Z N">
            <draw:equation draw:name="f0" draw:formula="logwidth"/>
            <draw:equation draw:name="f1" draw:formula="logheight"/>
          </draw:enhanced-geometry>
        </draw:custom-shape>
        <draw:custom-shape draw:name="Google Shape;273;p13" draw:style-name="Mgr3" draw:text-style-name="MP7" draw:layer="backgroundobjects" svg:width="0.086cm" svg:height="0.086cm" svg:x="14.823cm" svg:y="5.743cm">
          <text:p/>
          <draw:enhanced-geometry draw:mirror-horizontal="false" draw:mirror-vertical="false" svg:viewBox="0 0 0 0" drawooo:sub-view-size="38100 38100" draw:text-areas="0 0 ?f0 ?f1" draw:type="ooxml-non-primitive" draw:enhanced-path="M 20358 0 C 9115 0 0 9115 0 20358 0 31602 9115 40716 20358 40716 31602 40716 40716 31602 40716 20358 40720 9118 31611 3 20371 0 20367 0 20362 0 20358 0 Z N">
            <draw:equation draw:name="f0" draw:formula="logwidth"/>
            <draw:equation draw:name="f1" draw:formula="logheight"/>
          </draw:enhanced-geometry>
        </draw:custom-shape>
        <draw:custom-shape draw:name="Google Shape;274;p13" draw:style-name="Mgr3" draw:text-style-name="MP7" draw:layer="backgroundobjects" svg:width="0.027cm" svg:height="0.028cm" svg:x="11.847cm" svg:y="6.17cm">
          <text:p/>
          <draw:enhanced-geometry draw:mirror-horizontal="false" draw:mirror-vertical="false" svg:viewBox="0 0 0 0" drawooo:sub-view-size="12700 12700" draw:text-areas="0 0 ?f0 ?f1" draw:type="ooxml-non-primitive" draw:enhanced-path="M 18149 9074 C 18149 4063 14086 0 9074 0 4063 0 0 4063 0 9074 0 14086 4063 18148 9074 18148 14082 18152 18145 14095 18149 9087 18149 9082 18149 9078 18149 9074 Z N">
            <draw:equation draw:name="f0" draw:formula="logwidth"/>
            <draw:equation draw:name="f1" draw:formula="logheight"/>
          </draw:enhanced-geometry>
        </draw:custom-shape>
        <draw:custom-shape draw:name="Google Shape;275;p13" draw:style-name="Mgr3" draw:text-style-name="MP7" draw:layer="backgroundobjects" svg:width="0.058cm" svg:height="0.058cm" svg:x="14.856cm" svg:y="7.938cm">
          <text:p/>
          <draw:enhanced-geometry draw:mirror-horizontal="false" draw:mirror-vertical="false" svg:viewBox="0 0 0 0" drawooo:sub-view-size="25400 25400" draw:text-areas="0 0 ?f0 ?f1" draw:type="ooxml-non-primitive" draw:enhanced-path="M 12979 0 C 5811 0 0 5811 0 12979 0 20148 5811 25959 12979 25959 20148 25959 25959 20148 25959 12979 25962 5815 20157 3 12992 0 12988 0 12984 0 12979 0 Z N">
            <draw:equation draw:name="f0" draw:formula="logwidth"/>
            <draw:equation draw:name="f1" draw:formula="logheight"/>
          </draw:enhanced-geometry>
        </draw:custom-shape>
        <draw:custom-shape draw:name="Google Shape;276;p13" draw:style-name="Mgr3" draw:text-style-name="MP7" draw:layer="backgroundobjects" svg:width="0.071cm" svg:height="0.072cm" svg:x="14.796cm" svg:y="1.373cm">
          <text:p/>
          <draw:enhanced-geometry draw:mirror-horizontal="false" draw:mirror-vertical="false" svg:viewBox="0 0 0 0" drawooo:sub-view-size="31750 31750" draw:text-areas="0 0 ?f0 ?f1" draw:type="ooxml-non-primitive" draw:enhanced-path="M 37706 18860 C 37710 8447 29272 4 18859 0 8447 -3 3 8435 0 18847 -3 29259 8434 37703 18847 37706 18849 37706 18851 37706 18853 37706 29262 37710 37703 29275 37706 18866 37706 18864 37706 18862 37706 18860 Z N">
            <draw:equation draw:name="f0" draw:formula="logwidth"/>
            <draw:equation draw:name="f1" draw:formula="logheight"/>
          </draw:enhanced-geometry>
        </draw:custom-shape>
        <draw:custom-shape draw:name="Google Shape;277;p13" draw:style-name="Mgr3" draw:text-style-name="MP7" draw:layer="backgroundobjects" svg:width="0.116cm" svg:height="0.116cm" svg:x="15.362cm" svg:y="11.957cm">
          <text:p/>
          <draw:enhanced-geometry draw:mirror-horizontal="false" draw:mirror-vertical="false" svg:viewBox="0 0 0 0" drawooo:sub-view-size="50800 50800" draw:text-areas="0 0 ?f0 ?f1" draw:type="ooxml-non-primitive" draw:enhanced-path="M 28270 0 C 12657 0 0 12657 0 28270 0 43884 12657 56541 28270 56541 43883 56541 56541 43884 56541 28270 56541 28268 56541 28266 56541 28264 56541 12655 43886 0 28277 0 28274 0 28273 0 28270 0 Z N">
            <draw:equation draw:name="f0" draw:formula="logwidth"/>
            <draw:equation draw:name="f1" draw:formula="logheight"/>
          </draw:enhanced-geometry>
        </draw:custom-shape>
        <draw:custom-shape draw:name="Google Shape;278;p13" draw:style-name="Mgr5" draw:text-style-name="MP9" draw:layer="backgroundobjects" svg:width="0.086cm" svg:height="0.086cm" svg:x="12.174cm" svg:y="13.513cm">
          <text:p/>
          <draw:enhanced-geometry draw:mirror-horizontal="false" draw:mirror-vertical="false" svg:viewBox="0 0 0 0" drawooo:sub-view-size="38100 38100" draw:text-areas="0 0 ?f0 ?f1" draw:type="ooxml-non-primitive" draw:enhanced-path="M 21818 0 C 9768 0 0 9768 0 21818 0 33868 9768 43637 21818 43637 33868 43637 43637 33868 43637 21818 43640 9772 33877 3 21831 0 21827 0 21822 0 21818 0 Z N">
            <draw:equation draw:name="f0" draw:formula="logwidth"/>
            <draw:equation draw:name="f1" draw:formula="logheight"/>
          </draw:enhanced-geometry>
        </draw:custom-shape>
        <draw:custom-shape draw:name="Google Shape;279;p13" draw:style-name="Mgr3" draw:text-style-name="MP7" draw:layer="backgroundobjects" svg:width="0.043cm" svg:height="0.043cm" svg:x="12.822cm" svg:y="2.08cm">
          <text:p/>
          <draw:enhanced-geometry draw:mirror-horizontal="false" draw:mirror-vertical="false" svg:viewBox="0 0 0 0" drawooo:sub-view-size="19050 19050" draw:text-areas="0 0 ?f0 ?f1" draw:type="ooxml-non-primitive" draw:enhanced-path="M 19202 9595 C 19199 4292 14898 -3 9595 0 4292 3 -3 4305 0 9608 3 14908 4301 19202 9601 19202 14900 19206 19199 14913 19203 9614 19203 9608 19203 9601 19203 9595 Z N">
            <draw:equation draw:name="f0" draw:formula="logwidth"/>
            <draw:equation draw:name="f1" draw:formula="logheight"/>
          </draw:enhanced-geometry>
        </draw:custom-shape>
        <draw:custom-shape draw:name="Google Shape;280;p13" draw:style-name="Mgr3" draw:text-style-name="MP7" draw:layer="backgroundobjects" svg:width="0.043cm" svg:height="0.043cm" svg:x="12.847cm" svg:y="4.322cm">
          <text:p/>
          <draw:enhanced-geometry draw:mirror-horizontal="false" draw:mirror-vertical="false" svg:viewBox="0 0 0 0" drawooo:sub-view-size="19050 19050" draw:text-areas="0 0 ?f0 ?f1" draw:type="ooxml-non-primitive" draw:enhanced-path="M 10160 0 C 4549 0 0 4549 0 10160 0 15771 4549 20320 10160 20320 15771 20320 20320 15771 20320 10160 20320 4549 15771 0 10160 0 Z N">
            <draw:equation draw:name="f0" draw:formula="logwidth"/>
            <draw:equation draw:name="f1" draw:formula="logheight"/>
          </draw:enhanced-geometry>
        </draw:custom-shape>
        <draw:custom-shape draw:name="Google Shape;281;p13" draw:style-name="Mgr3" draw:text-style-name="MP7" draw:layer="backgroundobjects" svg:width="0.072cm" svg:height="0.072cm" svg:x="12.887cm" svg:y="14.561cm">
          <text:p/>
          <draw:enhanced-geometry draw:mirror-horizontal="false" draw:mirror-vertical="false" svg:viewBox="0 0 0 0" drawooo:sub-view-size="31750 31750" draw:text-areas="0 0 ?f0 ?f1" draw:type="ooxml-non-primitive" draw:enhanced-path="M 18491 0 C 8282 -3 3 8270 0 18478 -3 28687 8270 36966 18478 36969 28687 36973 36966 28700 36969 18491 36969 18487 36969 18483 36969 18478 36969 8273 28696 0 18491 0 Z N">
            <draw:equation draw:name="f0" draw:formula="logwidth"/>
            <draw:equation draw:name="f1" draw:formula="logheight"/>
          </draw:enhanced-geometry>
        </draw:custom-shape>
        <draw:custom-shape draw:name="Google Shape;282;p13" draw:style-name="Mgr3" draw:text-style-name="MP7" draw:layer="backgroundobjects" svg:width="0.086cm" svg:height="0.086cm" svg:x="12.997cm" svg:y="9.799cm">
          <text:p/>
          <draw:enhanced-geometry draw:mirror-horizontal="false" draw:mirror-vertical="false" svg:viewBox="0 0 0 0" drawooo:sub-view-size="38100 38100" draw:text-areas="0 0 ?f0 ?f1" draw:type="ooxml-non-primitive" draw:enhanced-path="M 43790 21889 C 43786 9796 33980 -3 21889 0 9796 3 -3 9809 0 21901 3 33988 9801 43786 21889 43790 33977 43797 43783 34003 43790 21914 43790 21905 43790 21897 43790 21888 Z N">
            <draw:equation draw:name="f0" draw:formula="logwidth"/>
            <draw:equation draw:name="f1" draw:formula="logheight"/>
          </draw:enhanced-geometry>
        </draw:custom-shape>
        <draw:custom-shape draw:name="Google Shape;283;p13" draw:style-name="Mgr3" draw:text-style-name="MP7" draw:layer="backgroundobjects" svg:width="0.043cm" svg:height="0.043cm" svg:x="12.671cm" svg:y="8.882cm">
          <text:p/>
          <draw:enhanced-geometry draw:mirror-horizontal="false" draw:mirror-vertical="false" svg:viewBox="0 0 0 0" drawooo:sub-view-size="19050 19050" draw:text-areas="0 0 ?f0 ?f1" draw:type="ooxml-non-primitive" draw:enhanced-path="M 12306 0 C 5510 0 0 5510 0 12306 0 19103 5510 24612 12306 24612 19103 24612 24612 19103 24612 12306 24612 12304 24612 12302 24612 12300 24612 5507 19105 0 12312 0 12310 0 12308 0 12306 0 Z N">
            <draw:equation draw:name="f0" draw:formula="logwidth"/>
            <draw:equation draw:name="f1" draw:formula="logheight"/>
          </draw:enhanced-geometry>
        </draw:custom-shape>
        <draw:custom-shape draw:name="Google Shape;284;p13" draw:style-name="Mgr5" draw:text-style-name="MP9" draw:layer="backgroundobjects" svg:width="0.072cm" svg:height="0.071cm" svg:x="12.262cm" svg:y="0.755cm">
          <text:p/>
          <draw:enhanced-geometry draw:mirror-horizontal="false" draw:mirror-vertical="false" svg:viewBox="0 0 0 0" drawooo:sub-view-size="31750 31750" draw:text-areas="0 0 ?f0 ?f1" draw:type="ooxml-non-primitive" draw:enhanced-path="M 16840 0 C 7536 4 -3 7549 0 16853 3 26157 7549 33697 16853 33693 26155 33690 33693 26148 33693 16847 33696 7546 26160 4 16859 0 16853 0 16846 0 16840 0 Z N">
            <draw:equation draw:name="f0" draw:formula="logwidth"/>
            <draw:equation draw:name="f1" draw:formula="logheight"/>
          </draw:enhanced-geometry>
        </draw:custom-shape>
        <draw:custom-shape draw:name="Google Shape;285;p13" draw:style-name="Mgr3" draw:text-style-name="MP7" draw:layer="backgroundobjects" svg:width="0.028cm" svg:height="0.027cm" svg:x="12.583cm" svg:y="12.639cm">
          <text:p/>
          <draw:enhanced-geometry draw:mirror-horizontal="false" draw:mirror-vertical="false" svg:viewBox="0 0 0 0" drawooo:sub-view-size="12700 12700" draw:text-areas="0 0 ?f0 ?f1" draw:type="ooxml-non-primitive" draw:enhanced-path="M 9080 0 C 4065 0 0 4066 0 9080 0 14096 4066 18161 9080 18161 14096 18161 18161 14095 18161 9080 18157 4067 14094 3 9080 0 Z N">
            <draw:equation draw:name="f0" draw:formula="logwidth"/>
            <draw:equation draw:name="f1" draw:formula="logheight"/>
          </draw:enhanced-geometry>
        </draw:custom-shape>
        <draw:custom-shape draw:name="Google Shape;286;p13" draw:style-name="Mgr3" draw:text-style-name="MP7" draw:layer="backgroundobjects" svg:width="0.13cm" svg:height="0.13cm" svg:x="13.22cm" svg:y="11.932cm">
          <text:p/>
          <draw:enhanced-geometry draw:mirror-horizontal="false" draw:mirror-vertical="false" svg:viewBox="0 0 0 0" drawooo:sub-view-size="57150 57150" draw:text-areas="0 0 ?f0 ?f1" draw:type="ooxml-non-primitive" draw:enhanced-path="M 28911 0 C 12944 0 0 12944 0 28911 0 44879 12944 57823 28911 57823 44879 57823 57823 44879 57823 28911 57826 12948 44888 3 28924 0 28920 0 28915 0 28911 0 Z N">
            <draw:equation draw:name="f0" draw:formula="logwidth"/>
            <draw:equation draw:name="f1" draw:formula="logheight"/>
          </draw:enhanced-geometry>
        </draw:custom-shape>
        <draw:custom-shape draw:name="Google Shape;287;p13" draw:style-name="Mgr3" draw:text-style-name="MP7" draw:layer="backgroundobjects" svg:width="0.115cm" svg:height="0.115cm" svg:x="12.072cm" svg:y="9.914cm">
          <text:p/>
          <draw:enhanced-geometry draw:mirror-horizontal="false" draw:mirror-vertical="false" svg:viewBox="0 0 0 0" drawooo:sub-view-size="50800 50800" draw:text-areas="0 0 ?f0 ?f1" draw:type="ooxml-non-primitive" draw:enhanced-path="M 55321 27661 C 55321 12384 42937 0 27661 0 12384 0 0 12384 0 27661 0 42937 12384 55321 27661 55321 42930 55328 55314 42956 55321 27686 55321 27678 55321 27669 55321 27661 Z N">
            <draw:equation draw:name="f0" draw:formula="logwidth"/>
            <draw:equation draw:name="f1" draw:formula="logheight"/>
          </draw:enhanced-geometry>
        </draw:custom-shape>
        <draw:custom-shape draw:name="Google Shape;288;p13" draw:style-name="Mgr3" draw:text-style-name="MP7" draw:layer="backgroundobjects" svg:width="0.072cm" svg:height="0.071cm" svg:x="13.512cm" svg:y="15.633cm">
          <text:p/>
          <draw:enhanced-geometry draw:mirror-horizontal="false" draw:mirror-vertical="false" svg:viewBox="0 0 0 0" drawooo:sub-view-size="31750 31750" draw:text-areas="0 0 ?f0 ?f1" draw:type="ooxml-non-primitive" draw:enhanced-path="M 17596 0 C 7878 0 0 7878 0 17596 0 27314 7878 35192 17596 35192 27314 35192 35192 27314 35192 17596 35195 7882 27323 3 17609 0 17604 0 17600 0 17596 0 Z N">
            <draw:equation draw:name="f0" draw:formula="logwidth"/>
            <draw:equation draw:name="f1" draw:formula="logheight"/>
          </draw:enhanced-geometry>
        </draw:custom-shape>
        <draw:custom-shape draw:name="Google Shape;289;p13" draw:style-name="Mgr3" draw:text-style-name="MP7" draw:layer="backgroundobjects" svg:width="0.102cm" svg:height="0.101cm" svg:x="13.025cm" svg:y="10.745cm">
          <text:p/>
          <draw:enhanced-geometry draw:mirror-horizontal="false" draw:mirror-vertical="false" svg:viewBox="0 0 0 0" drawooo:sub-view-size="44450 44450" draw:text-areas="0 0 ?f0 ?f1" draw:type="ooxml-non-primitive" draw:enhanced-path="M 24397 0 C 10919 4 -3 10932 0 24410 3 37887 10932 48810 24409 48806 37884 48803 48806 37878 48806 24403 48813 10933 37899 7 24428 0 24418 0 24407 0 24397 0 Z N">
            <draw:equation draw:name="f0" draw:formula="logwidth"/>
            <draw:equation draw:name="f1" draw:formula="logheight"/>
          </draw:enhanced-geometry>
        </draw:custom-shape>
        <draw:custom-shape draw:name="Google Shape;290;p13" draw:style-name="Mgr3" draw:text-style-name="MP7" draw:layer="backgroundobjects" svg:width="0.086cm" svg:height="0.086cm" svg:x="13.295cm" svg:y="4.339cm">
          <text:p/>
          <draw:enhanced-geometry draw:mirror-horizontal="false" draw:mirror-vertical="false" svg:viewBox="0 0 0 0" drawooo:sub-view-size="38100 38100" draw:text-areas="0 0 ?f0 ?f1" draw:type="ooxml-non-primitive" draw:enhanced-path="M 22073 0 C 9882 0 0 9882 0 22073 0 34263 9882 44145 22073 44145 34263 44145 44145 34263 44145 22073 44149 9886 34272 4 22085 0 22081 0 22077 0 22073 0 Z N">
            <draw:equation draw:name="f0" draw:formula="logwidth"/>
            <draw:equation draw:name="f1" draw:formula="logheight"/>
          </draw:enhanced-geometry>
        </draw:custom-shape>
        <draw:custom-shape draw:name="Google Shape;291;p13" draw:style-name="Mgr3" draw:text-style-name="MP7" draw:layer="backgroundobjects" svg:width="0.057cm" svg:height="0.057cm" svg:x="13.293cm" svg:y="6.572cm">
          <text:p/>
          <draw:enhanced-geometry draw:mirror-horizontal="false" draw:mirror-vertical="false" svg:viewBox="0 0 0 0" drawooo:sub-view-size="25400 25400" draw:text-areas="0 0 ?f0 ?f1" draw:type="ooxml-non-primitive" draw:enhanced-path="M 15818 0 C 7082 0 0 7082 0 15818 0 24554 7082 31636 15818 31636 24554 31636 31636 24554 31636 15818 31640 7085 24563 3 15831 0 15827 0 15822 0 15818 0 Z N">
            <draw:equation draw:name="f0" draw:formula="logwidth"/>
            <draw:equation draw:name="f1" draw:formula="logheight"/>
          </draw:enhanced-geometry>
        </draw:custom-shape>
        <draw:custom-shape draw:name="Google Shape;292;p13" draw:style-name="Mgr3" draw:text-style-name="MP7" draw:layer="backgroundobjects" svg:width="0.13cm" svg:height="0.13cm" svg:x="13.153cm" svg:y="5.765cm">
          <text:p/>
          <draw:enhanced-geometry draw:mirror-horizontal="false" draw:mirror-vertical="false" svg:viewBox="0 0 0 0" drawooo:sub-view-size="57150 57150" draw:text-areas="0 0 ?f0 ?f1" draw:type="ooxml-non-primitive" draw:enhanced-path="M 60846 30423 C 60846 13621 47225 0 30423 0 13621 0 0 13621 0 30423 0 47225 13621 60846 30423 60846 47222 60849 60842 47234 60846 30435 60846 30431 60846 30427 60846 30423 Z N">
            <draw:equation draw:name="f0" draw:formula="logwidth"/>
            <draw:equation draw:name="f1" draw:formula="logheight"/>
          </draw:enhanced-geometry>
        </draw:custom-shape>
        <draw:custom-shape draw:name="Google Shape;293;p13" draw:style-name="Mgr3" draw:text-style-name="MP7" draw:layer="backgroundobjects" svg:width="0.102cm" svg:height="0.102cm" svg:x="13.555cm" svg:y="4.477cm">
          <text:p/>
          <draw:enhanced-geometry draw:mirror-horizontal="false" draw:mirror-vertical="false" svg:viewBox="0 0 0 0" drawooo:sub-view-size="44450 44450" draw:text-areas="0 0 ?f0 ?f1" draw:type="ooxml-non-primitive" draw:enhanced-path="M 25102 0 C 11225 14 -14 11275 0 25152 14 39030 11275 50268 25152 50254 39015 50240 50247 39002 50254 25140 50268 11269 39035 14 25165 0 25144 0 25123 0 25102 0 Z N">
            <draw:equation draw:name="f0" draw:formula="logwidth"/>
            <draw:equation draw:name="f1" draw:formula="logheight"/>
          </draw:enhanced-geometry>
        </draw:custom-shape>
        <draw:custom-shape draw:name="Google Shape;294;p13" draw:style-name="Mgr5" draw:text-style-name="MP9" draw:layer="backgroundobjects" svg:width="0.101cm" svg:height="0.102cm" svg:x="14.928cm" svg:y="0.892cm">
          <text:p/>
          <draw:enhanced-geometry draw:mirror-horizontal="false" draw:mirror-vertical="false" svg:viewBox="0 0 0 0" drawooo:sub-view-size="44450 44450" draw:text-areas="0 0 ?f0 ?f1" draw:type="ooxml-non-primitive" draw:enhanced-path="M 24619 0 C 11019 4 -3 11031 0 24632 3 38232 11031 49254 24631 49251 38229 49247 49250 38223 49250 24625 49254 11029 38234 4 24638 0 24631 0 24625 0 24618 0 Z N">
            <draw:equation draw:name="f0" draw:formula="logwidth"/>
            <draw:equation draw:name="f1" draw:formula="logheight"/>
          </draw:enhanced-geometry>
        </draw:custom-shape>
        <draw:custom-shape draw:name="Google Shape;295;p13" draw:style-name="Mgr3" draw:text-style-name="MP7" draw:layer="backgroundobjects" svg:width="0.116cm" svg:height="0.115cm" svg:x="11.289cm" svg:y="9.611cm">
          <text:p/>
          <draw:enhanced-geometry draw:mirror-horizontal="false" draw:mirror-vertical="false" svg:viewBox="0 0 0 0" drawooo:sub-view-size="50800 50800" draw:text-areas="0 0 ?f0 ?f1" draw:type="ooxml-non-primitive" draw:enhanced-path="M 26607 0 C 11916 -3 3 11903 0 26594 -3 41285 11903 53197 26594 53200 41285 53204 53197 41297 53200 26607 53200 26602 53200 26598 53200 26594 53207 11913 41312 7 26632 0 26623 0 26615 0 26606 0 Z N">
            <draw:equation draw:name="f0" draw:formula="logwidth"/>
            <draw:equation draw:name="f1" draw:formula="logheight"/>
          </draw:enhanced-geometry>
        </draw:custom-shape>
        <draw:custom-shape draw:name="Google Shape;296;p13" draw:style-name="Mgr5" draw:text-style-name="MP9" draw:layer="backgroundobjects" svg:width="0.101cm" svg:height="0.102cm" svg:x="16.705cm" svg:y="0.319cm">
          <text:p/>
          <draw:enhanced-geometry draw:mirror-horizontal="false" draw:mirror-vertical="false" svg:viewBox="0 0 0 0" drawooo:sub-view-size="44450 44450" draw:text-areas="0 0 ?f0 ?f1" draw:type="ooxml-non-primitive" draw:enhanced-path="M 25356 0 C 11349 4 -3 11361 0 25368 4 39375 11361 50727 25368 50724 39373 50720 50724 39366 50724 25362 50728 11358 39378 4 25375 0 25369 0 25363 0 25356 0 Z N">
            <draw:equation draw:name="f0" draw:formula="logwidth"/>
            <draw:equation draw:name="f1" draw:formula="logheight"/>
          </draw:enhanced-geometry>
        </draw:custom-shape>
        <draw:custom-shape draw:name="Google Shape;297;p13" draw:style-name="Mgr3" draw:text-style-name="MP7" draw:layer="backgroundobjects" svg:width="0.116cm" svg:height="0.116cm" svg:x="16.835cm" svg:y="6.123cm">
          <text:p/>
          <draw:enhanced-geometry draw:mirror-horizontal="false" draw:mirror-vertical="false" svg:viewBox="0 0 0 0" drawooo:sub-view-size="50800 50800" draw:text-areas="0 0 ?f0 ?f1" draw:type="ooxml-non-primitive" draw:enhanced-path="M 26543 0 C 11884 0 0 11884 0 26543 0 41202 11884 53086 26543 53086 41203 53086 53087 41202 53087 26543 53091 11887 41212 3 26557 0 26553 0 26548 0 26544 0 Z N">
            <draw:equation draw:name="f0" draw:formula="logwidth"/>
            <draw:equation draw:name="f1" draw:formula="logheight"/>
          </draw:enhanced-geometry>
        </draw:custom-shape>
        <draw:custom-shape draw:name="Google Shape;298;p13" draw:style-name="Mgr3" draw:text-style-name="MP7" draw:layer="backgroundobjects" svg:width="0.043cm" svg:height="0.043cm" svg:x="16.872cm" svg:y="9.841cm">
          <text:p/>
          <draw:enhanced-geometry draw:mirror-horizontal="false" draw:mirror-vertical="false" svg:viewBox="0 0 0 0" drawooo:sub-view-size="19050 19050" draw:text-areas="0 0 ?f0 ?f1" draw:type="ooxml-non-primitive" draw:enhanced-path="M 10637 0 C 4766 -3 4 4753 0 10623 -4 16494 4753 21256 10623 21260 16494 21263 21256 16507 21260 10636 21260 10634 21260 10632 21260 10630 21260 4762 16504 3 10637 0 Z N">
            <draw:equation draw:name="f0" draw:formula="logwidth"/>
            <draw:equation draw:name="f1" draw:formula="logheight"/>
          </draw:enhanced-geometry>
        </draw:custom-shape>
        <draw:custom-shape draw:name="Google Shape;299;p13" draw:style-name="Mgr3" draw:text-style-name="MP7" draw:layer="backgroundobjects" svg:width="0.057cm" svg:height="0.058cm" svg:x="16.648cm" svg:y="11.471cm">
          <text:p/>
          <draw:enhanced-geometry draw:mirror-horizontal="false" draw:mirror-vertical="false" svg:viewBox="0 0 0 0" drawooo:sub-view-size="25400 25400" draw:text-areas="0 0 ?f0 ?f1" draw:type="ooxml-non-primitive" draw:enhanced-path="M 13412 0 C 6005 0 0 6004 0 13411 0 20818 6004 26822 13412 26822 20818 26822 26823 20818 26823 13411 26823 13409 26823 13407 26823 13405 26819 6001 20817 0 13412 0 Z N">
            <draw:equation draw:name="f0" draw:formula="logwidth"/>
            <draw:equation draw:name="f1" draw:formula="logheight"/>
          </draw:enhanced-geometry>
        </draw:custom-shape>
        <draw:custom-shape draw:name="Google Shape;300;p13" draw:style-name="Mgr3" draw:text-style-name="MP7" draw:layer="backgroundobjects" svg:width="0.043cm" svg:height="0.043cm" svg:x="16.718cm" svg:y="11.955cm">
          <text:p/>
          <draw:enhanced-geometry draw:mirror-horizontal="false" draw:mirror-vertical="false" svg:viewBox="0 0 0 0" drawooo:sub-view-size="19050 19050" draw:text-areas="0 0 ?f0 ?f1" draw:type="ooxml-non-primitive" draw:enhanced-path="M 10275 0 C 4600 0 0 4600 0 10274 0 15949 4600 20548 10275 20548 15949 20548 20549 15948 20549 10274 20553 4603 15959 3 10288 0 10284 0 10279 0 10275 0 Z N">
            <draw:equation draw:name="f0" draw:formula="logwidth"/>
            <draw:equation draw:name="f1" draw:formula="logheight"/>
          </draw:enhanced-geometry>
        </draw:custom-shape>
        <draw:custom-shape draw:name="Google Shape;301;p13" draw:style-name="Mgr3" draw:text-style-name="MP7" draw:layer="backgroundobjects" svg:width="0.13cm" svg:height="0.13cm" svg:x="16.5cm" svg:y="3.112cm">
          <text:p/>
          <draw:enhanced-geometry draw:mirror-horizontal="false" draw:mirror-vertical="false" svg:viewBox="0 0 0 0" drawooo:sub-view-size="57150 57150" draw:text-areas="0 0 ?f0 ?f1" draw:type="ooxml-non-primitive" draw:enhanced-path="M 31712 0 C 14198 0 0 14198 0 31712 0 49226 14198 63424 31712 63424 49226 63424 63424 49226 63424 31712 63431 14205 49244 7 31738 0 31729 0 31721 0 31712 0 Z N">
            <draw:equation draw:name="f0" draw:formula="logwidth"/>
            <draw:equation draw:name="f1" draw:formula="logheight"/>
          </draw:enhanced-geometry>
        </draw:custom-shape>
        <draw:custom-shape draw:name="Google Shape;302;p13" draw:style-name="Mgr3" draw:text-style-name="MP7" draw:layer="backgroundobjects" svg:width="0.131cm" svg:height="0.13cm" svg:x="15.569cm" svg:y="5.291cm">
          <text:p/>
          <draw:enhanced-geometry draw:mirror-horizontal="false" draw:mirror-vertical="false" svg:viewBox="0 0 0 0" drawooo:sub-view-size="57150 57150" draw:text-areas="0 0 ?f0 ?f1" draw:type="ooxml-non-primitive" draw:enhanced-path="M 57925 28962 C 57925 12967 44958 0 28963 0 12967 0 0 12967 0 28962 0 44955 12963 57921 28956 57925 44948 57932 57918 44973 57925 28981 57925 28975 57925 28969 57925 28962 Z N">
            <draw:equation draw:name="f0" draw:formula="logwidth"/>
            <draw:equation draw:name="f1" draw:formula="logheight"/>
          </draw:enhanced-geometry>
        </draw:custom-shape>
        <draw:custom-shape draw:name="Google Shape;303;p13" draw:style-name="Mgr3" draw:text-style-name="MP7" draw:layer="backgroundobjects" svg:width="0.086cm" svg:height="0.086cm" svg:x="17.267cm" svg:y="9.691cm">
          <text:p/>
          <draw:enhanced-geometry draw:mirror-horizontal="false" draw:mirror-vertical="false" svg:viewBox="0 0 0 0" drawooo:sub-view-size="38100 38100" draw:text-areas="0 0 ?f0 ?f1" draw:type="ooxml-non-primitive" draw:enhanced-path="M 21266 0 C 9525 -3 4 9512 0 21253 -4 32995 9512 42516 21254 42520 32995 42523 42516 33008 42520 21266 42520 21262 42520 21258 42520 21253 42524 9519 33013 3 21279 0 21275 0 21271 0 21267 0 Z N">
            <draw:equation draw:name="f0" draw:formula="logwidth"/>
            <draw:equation draw:name="f1" draw:formula="logheight"/>
          </draw:enhanced-geometry>
        </draw:custom-shape>
        <draw:custom-shape draw:name="Google Shape;304;p13" draw:style-name="Mgr3" draw:text-style-name="MP7" draw:layer="backgroundobjects" svg:width="0.058cm" svg:height="0.057cm" svg:x="17.313cm" svg:y="0.221cm">
          <text:p/>
          <draw:enhanced-geometry draw:mirror-horizontal="false" draw:mirror-vertical="false" svg:viewBox="0 0 0 0" drawooo:sub-view-size="25400 25400" draw:text-areas="0 0 ?f0 ?f1" draw:type="ooxml-non-primitive" draw:enhanced-path="M 12700 0 C 5686 0 0 5686 0 12700 0 19714 5686 25400 12700 25400 19702 25400 25382 19733 25400 12732 25418 5718 19746 18 12732 0 12721 0 12711 0 12700 0 Z N">
            <draw:equation draw:name="f0" draw:formula="logwidth"/>
            <draw:equation draw:name="f1" draw:formula="logheight"/>
          </draw:enhanced-geometry>
        </draw:custom-shape>
        <draw:custom-shape draw:name="Google Shape;305;p13" draw:style-name="Mgr3" draw:text-style-name="MP7" draw:layer="backgroundobjects" svg:width="0.116cm" svg:height="0.116cm" svg:x="16.957cm" svg:y="12.053cm">
          <text:p/>
          <draw:enhanced-geometry draw:mirror-horizontal="false" draw:mirror-vertical="false" svg:viewBox="0 0 0 0" drawooo:sub-view-size="50800 50800" draw:text-areas="0 0 ?f0 ?f1" draw:type="ooxml-non-primitive" draw:enhanced-path="M 27718 0 C 12409 0 0 12410 0 27718 0 43026 12409 55435 27718 55435 43026 55435 55435 43026 55435 27718 55439 12413 43035 3 27730 0 27726 0 27722 0 27718 0 Z N">
            <draw:equation draw:name="f0" draw:formula="logwidth"/>
            <draw:equation draw:name="f1" draw:formula="logheight"/>
          </draw:enhanced-geometry>
        </draw:custom-shape>
        <draw:custom-shape draw:name="Google Shape;306;p13" draw:style-name="Mgr3" draw:text-style-name="MP7" draw:layer="backgroundobjects" svg:width="0.086cm" svg:height="0.086cm" svg:x="17.494cm" svg:y="0.838cm">
          <text:p/>
          <draw:enhanced-geometry draw:mirror-horizontal="false" draw:mirror-vertical="false" svg:viewBox="0 0 0 0" drawooo:sub-view-size="38100 38100" draw:text-areas="0 0 ?f0 ?f1" draw:type="ooxml-non-primitive" draw:enhanced-path="M 41911 20955 C 41911 9382 32529 0 20955 0 9382 0 0 9382 0 20955 0 32516 9362 41892 20924 41910 32496 41928 41893 32560 41911 20987 41911 20976 41911 20966 41911 20955 Z N">
            <draw:equation draw:name="f0" draw:formula="logwidth"/>
            <draw:equation draw:name="f1" draw:formula="logheight"/>
          </draw:enhanced-geometry>
        </draw:custom-shape>
        <draw:custom-shape draw:name="Google Shape;307;p13" draw:style-name="Mgr3" draw:text-style-name="MP7" draw:layer="backgroundobjects" svg:width="0.086cm" svg:height="0.086cm" svg:x="17.232cm" svg:y="14.297cm">
          <text:p/>
          <draw:enhanced-geometry draw:mirror-horizontal="false" draw:mirror-vertical="false" svg:viewBox="0 0 0 0" drawooo:sub-view-size="38100 38100" draw:text-areas="0 0 ?f0 ?f1" draw:type="ooxml-non-primitive" draw:enhanced-path="M 22079 0 C 9885 0 0 9885 0 22079 0 34273 9885 44158 22079 44158 34273 44158 44159 34273 44159 22079 44162 9889 34282 3 22092 0 22089 0 22084 0 22080 0 Z N">
            <draw:equation draw:name="f0" draw:formula="logwidth"/>
            <draw:equation draw:name="f1" draw:formula="logheight"/>
          </draw:enhanced-geometry>
        </draw:custom-shape>
        <draw:custom-shape draw:name="Google Shape;308;p13" draw:style-name="Mgr3" draw:text-style-name="MP7" draw:layer="backgroundobjects" svg:width="0.072cm" svg:height="0.071cm" svg:x="11.27cm" svg:y="4.399cm">
          <text:p/>
          <draw:enhanced-geometry draw:mirror-horizontal="false" draw:mirror-vertical="false" svg:viewBox="0 0 0 0" drawooo:sub-view-size="31750 31750" draw:text-areas="0 0 ?f0 ?f1" draw:type="ooxml-non-primitive" draw:enhanced-path="M 33972 16986 C 33972 7605 26367 0 16986 0 7605 0 0 7605 0 16986 0 26365 7601 33969 16980 33972 26361 33976 33969 26374 33973 16992 33973 16990 33973 16988 33973 16986 Z N">
            <draw:equation draw:name="f0" draw:formula="logwidth"/>
            <draw:equation draw:name="f1" draw:formula="logheight"/>
          </draw:enhanced-geometry>
        </draw:custom-shape>
        <draw:custom-shape draw:name="Google Shape;309;p13" draw:style-name="Mgr3" draw:text-style-name="MP7" draw:layer="backgroundobjects" svg:width="0.116cm" svg:height="0.116cm" svg:x="17.124cm" svg:y="4.036cm">
          <text:p/>
          <draw:enhanced-geometry draw:mirror-horizontal="false" draw:mirror-vertical="false" svg:viewBox="0 0 0 0" drawooo:sub-view-size="50800 50800" draw:text-areas="0 0 ?f0 ?f1" draw:type="ooxml-non-primitive" draw:enhanced-path="M 26035 0 C 11656 0 0 11656 0 26035 0 40414 11657 52070 26035 52070 40414 52070 52070 40414 52070 26035 52070 11656 40413 0 26035 0 Z N">
            <draw:equation draw:name="f0" draw:formula="logwidth"/>
            <draw:equation draw:name="f1" draw:formula="logheight"/>
          </draw:enhanced-geometry>
        </draw:custom-shape>
        <draw:custom-shape draw:name="Google Shape;310;p13" draw:style-name="Mgr3" draw:text-style-name="MP7" draw:layer="backgroundobjects" svg:width="0.101cm" svg:height="0.101cm" svg:x="11.44cm" svg:y="2.877cm">
          <text:p/>
          <draw:enhanced-geometry draw:mirror-horizontal="false" draw:mirror-vertical="false" svg:viewBox="0 0 0 0" drawooo:sub-view-size="44450 44450" draw:text-areas="0 0 ?f0 ?f1" draw:type="ooxml-non-primitive" draw:enhanced-path="M 23076 0 C 10331 0 0 10331 0 23076 0 35820 10332 46152 23076 46152 35820 46152 46151 35820 46151 23076 46158 10338 35839 7 23101 0 23092 0 23084 0 23075 0 Z N">
            <draw:equation draw:name="f0" draw:formula="logwidth"/>
            <draw:equation draw:name="f1" draw:formula="logheight"/>
          </draw:enhanced-geometry>
        </draw:custom-shape>
        <draw:custom-shape draw:name="Google Shape;311;p13" draw:style-name="Mgr3" draw:text-style-name="MP7" draw:layer="backgroundobjects" svg:width="0.116cm" svg:height="0.116cm" svg:x="16.516cm" svg:y="11.975cm">
          <text:p/>
          <draw:enhanced-geometry draw:mirror-horizontal="false" draw:mirror-vertical="false" svg:viewBox="0 0 0 0" drawooo:sub-view-size="50800 50800" draw:text-areas="0 0 ?f0 ?f1" draw:type="ooxml-non-primitive" draw:enhanced-path="M 27534 0 C 12328 0 0 12327 0 27534 0 42740 12327 55067 27534 55067 42740 55067 55068 42740 55068 27534 55072 12331 42750 3 27547 0 27543 0 27539 0 27535 0 Z N">
            <draw:equation draw:name="f0" draw:formula="logwidth"/>
            <draw:equation draw:name="f1" draw:formula="logheight"/>
          </draw:enhanced-geometry>
        </draw:custom-shape>
        <draw:custom-shape draw:name="Google Shape;312;p13" draw:style-name="Mgr3" draw:text-style-name="MP7" draw:layer="backgroundobjects" svg:width="0.086cm" svg:height="0.086cm" svg:x="15.855cm" svg:y="0.792cm">
          <text:p/>
          <draw:enhanced-geometry draw:mirror-horizontal="false" draw:mirror-vertical="false" svg:viewBox="0 0 0 0" drawooo:sub-view-size="38100 38100" draw:text-areas="0 0 ?f0 ?f1" draw:type="ooxml-non-primitive" draw:enhanced-path="M 19685 0 C 8813 0 0 8813 0 19685 0 30557 8813 39370 19685 39370 30556 39370 39370 30557 39370 19685 39370 8813 30556 0 19685 0 Z N">
            <draw:equation draw:name="f0" draw:formula="logwidth"/>
            <draw:equation draw:name="f1" draw:formula="logheight"/>
          </draw:enhanced-geometry>
        </draw:custom-shape>
        <draw:custom-shape draw:name="Google Shape;313;p13" draw:style-name="Mgr3" draw:text-style-name="MP7" draw:layer="backgroundobjects" svg:width="0.071cm" svg:height="0.071cm" svg:x="16.153cm" svg:y="12.392cm">
          <text:p/>
          <draw:enhanced-geometry draw:mirror-horizontal="false" draw:mirror-vertical="false" svg:viewBox="0 0 0 0" drawooo:sub-view-size="31750 31750" draw:text-areas="0 0 ?f0 ?f1" draw:type="ooxml-non-primitive" draw:enhanced-path="M 17425 0 C 7801 0 0 7801 0 17425 0 27048 7801 34849 17425 34849 27048 34849 34849 27048 34849 17425 34849 7801 27048 0 17425 0 Z N">
            <draw:equation draw:name="f0" draw:formula="logwidth"/>
            <draw:equation draw:name="f1" draw:formula="logheight"/>
          </draw:enhanced-geometry>
        </draw:custom-shape>
        <draw:custom-shape draw:name="Google Shape;314;p13" draw:style-name="Mgr4" draw:text-style-name="MP8" draw:layer="backgroundobjects" svg:width="0.13cm" svg:height="0.13cm" svg:x="15.726cm" svg:y="13.796cm">
          <text:p/>
          <draw:enhanced-geometry draw:mirror-horizontal="false" draw:mirror-vertical="false" svg:viewBox="0 0 0 0" drawooo:sub-view-size="57150 57150" draw:text-areas="0 0 ?f0 ?f1" draw:type="ooxml-non-primitive" draw:enhanced-path="M 30690 0 C 13740 0 0 13740 0 30690 0 47639 13740 61379 30690 61379 47639 61379 61379 47639 61379 30690 61379 30688 61379 30685 61379 30683 61383 13741 47651 4 30709 0 30703 0 30697 0 30690 0 Z N">
            <draw:equation draw:name="f0" draw:formula="logwidth"/>
            <draw:equation draw:name="f1" draw:formula="logheight"/>
          </draw:enhanced-geometry>
        </draw:custom-shape>
        <draw:custom-shape draw:name="Google Shape;315;p13" draw:style-name="Mgr3" draw:text-style-name="MP7" draw:layer="backgroundobjects" svg:width="0.057cm" svg:height="0.057cm" svg:x="11.63cm" svg:y="9.255cm">
          <text:p/>
          <draw:enhanced-geometry draw:mirror-horizontal="false" draw:mirror-vertical="false" svg:viewBox="0 0 0 0" drawooo:sub-view-size="25400 25400" draw:text-areas="0 0 ?f0 ?f1" draw:type="ooxml-non-primitive" draw:enhanced-path="M 13526 0 C 6055 0 0 6055 0 13526 0 20996 6055 27051 13526 27051 20996 27051 27051 20996 27051 13526 27051 6055 20996 0 13526 0 Z N">
            <draw:equation draw:name="f0" draw:formula="logwidth"/>
            <draw:equation draw:name="f1" draw:formula="logheight"/>
          </draw:enhanced-geometry>
        </draw:custom-shape>
        <draw:custom-shape draw:name="Google Shape;316;p13" draw:style-name="Mgr3" draw:text-style-name="MP7" draw:layer="backgroundobjects" svg:width="0.13cm" svg:height="0.13cm" svg:x="15.81cm" svg:y="6.515cm">
          <text:p/>
          <draw:enhanced-geometry draw:mirror-horizontal="false" draw:mirror-vertical="false" svg:viewBox="0 0 0 0" drawooo:sub-view-size="57150 57150" draw:text-areas="0 0 ?f0 ?f1" draw:type="ooxml-non-primitive" draw:enhanced-path="M 28784 0 C 12891 -3 3 12878 0 28772 -4 44666 12878 57553 28772 57557 44665 57560 57553 44678 57556 28785 57556 28783 57556 28780 57556 28778 57560 12888 44681 4 28790 0 28788 0 28787 0 28784 0 Z N">
            <draw:equation draw:name="f0" draw:formula="logwidth"/>
            <draw:equation draw:name="f1" draw:formula="logheight"/>
          </draw:enhanced-geometry>
        </draw:custom-shape>
        <draw:custom-shape draw:name="Google Shape;317;p13" draw:style-name="Mgr3" draw:text-style-name="MP7" draw:layer="backgroundobjects" svg:width="0.057cm" svg:height="0.057cm" svg:x="16.319cm" svg:y="2.571cm">
          <text:p/>
          <draw:enhanced-geometry draw:mirror-horizontal="false" draw:mirror-vertical="false" svg:viewBox="0 0 0 0" drawooo:sub-view-size="25400 25400" draw:text-areas="0 0 ?f0 ?f1" draw:type="ooxml-non-primitive" draw:enhanced-path="M 13195 0 C 5907 0 0 5908 0 13195 0 20483 5907 26391 13195 26391 20483 26391 26391 20483 26391 13195 26391 13193 26391 13191 26391 13189 26395 5908 20495 3 13215 0 13208 0 13202 0 13195 0 Z N">
            <draw:equation draw:name="f0" draw:formula="logwidth"/>
            <draw:equation draw:name="f1" draw:formula="logheight"/>
          </draw:enhanced-geometry>
        </draw:custom-shape>
        <draw:custom-shape draw:name="Google Shape;318;p13" draw:style-name="Mgr3" draw:text-style-name="MP7" draw:layer="backgroundobjects" svg:width="0.072cm" svg:height="0.071cm" svg:x="11.583cm" svg:y="12.564cm">
          <text:p/>
          <draw:enhanced-geometry draw:mirror-horizontal="false" draw:mirror-vertical="false" svg:viewBox="0 0 0 0" drawooo:sub-view-size="31750 31750" draw:text-areas="0 0 ?f0 ?f1" draw:type="ooxml-non-primitive" draw:enhanced-path="M 16002 0 C 7164 0 0 7164 0 16002 0 24840 7164 32004 16002 32004 24840 32004 32004 24840 32004 16002 32008 7168 24849 3 16015 0 16011 0 16006 0 16002 0 Z N">
            <draw:equation draw:name="f0" draw:formula="logwidth"/>
            <draw:equation draw:name="f1" draw:formula="logheight"/>
          </draw:enhanced-geometry>
        </draw:custom-shape>
        <draw:custom-shape draw:name="Google Shape;319;p13" draw:style-name="Mgr3" draw:text-style-name="MP7" draw:layer="backgroundobjects" svg:width="0.086cm" svg:height="0.086cm" svg:x="16.47cm" svg:y="9.466cm">
          <text:p/>
          <draw:enhanced-geometry draw:mirror-horizontal="false" draw:mirror-vertical="false" svg:viewBox="0 0 0 0" drawooo:sub-view-size="38100 38100" draw:text-areas="0 0 ?f0 ?f1" draw:type="ooxml-non-primitive" draw:enhanced-path="M 41199 20600 C 41199 9223 31976 0 20600 0 9223 0 0 9223 0 20600 0 31976 9223 41199 20600 41199 31972 41203 41195 31986 41199 20612 41199 20608 41199 20604 41199 20600 Z N">
            <draw:equation draw:name="f0" draw:formula="logwidth"/>
            <draw:equation draw:name="f1" draw:formula="logheight"/>
          </draw:enhanced-geometry>
        </draw:custom-shape>
        <draw:custom-shape draw:name="Google Shape;320;p13" draw:style-name="Mgr6" draw:text-style-name="MP7" draw:layer="backgroundobjects" svg:width="0.275cm" svg:height="0.275cm" svg:x="10.822cm" svg:y="11.476cm">
          <text:p/>
          <draw:enhanced-geometry draw:mirror-horizontal="false" draw:mirror-vertical="false" svg:viewBox="0 0 0 0" drawooo:sub-view-size="120650 120650" draw:text-areas="0 0 ?f0 ?f1" draw:type="ooxml-non-primitive" draw:enhanced-path="M 67710 43282 L 60579 0 53448 43282 C 52599 48501 48508 52593 43288 53442 L 0 60573 43288 67697 C 48508 68547 52599 72638 53448 77857 L 60579 121139 67710 77858 C 68559 72638 72651 68547 77870 67698 L 121158 60573 77870 53442 C 72651 52593 68559 48501 67710 43282 Z N">
            <draw:equation draw:name="f0" draw:formula="logwidth"/>
            <draw:equation draw:name="f1" draw:formula="logheight"/>
          </draw:enhanced-geometry>
        </draw:custom-shape>
        <draw:custom-shape draw:name="Google Shape;321;p13" draw:style-name="Mgr7" draw:text-style-name="MP7" draw:layer="backgroundobjects" svg:width="0.291cm" svg:height="0.291cm" svg:x="11.694cm" svg:y="5.032cm">
          <text:p/>
          <draw:enhanced-geometry draw:mirror-horizontal="false" draw:mirror-vertical="false" svg:viewBox="0 0 0 0" drawooo:sub-view-size="127000 127000" draw:text-areas="0 0 ?f0 ?f1" draw:type="ooxml-non-primitive" draw:enhanced-path="M 73222 46838 L 65513 0 57798 46838 C 56860 52457 52457 56861 46837 57798 L 0 65513 46838 73228 C 52457 74165 56861 78569 57798 84188 L 65513 131026 73222 84188 C 74160 78567 78567 74163 84188 73228 L 131020 65513 84188 57798 C 78566 56863 74160 52459 73222 46838 Z N">
            <draw:equation draw:name="f0" draw:formula="logwidth"/>
            <draw:equation draw:name="f1" draw:formula="logheight"/>
          </draw:enhanced-geometry>
        </draw:custom-shape>
        <draw:custom-shape draw:name="Google Shape;322;p13" draw:style-name="Mgr8" draw:text-style-name="MP10" draw:layer="backgroundobjects" svg:width="0.596cm" svg:height="0.597cm" svg:x="25.587cm" svg:y="13.355cm">
          <text:p/>
          <draw:enhanced-geometry draw:mirror-horizontal="false" draw:mirror-vertical="false" svg:viewBox="0 0 0 0" drawooo:sub-view-size="260350 260350" draw:text-areas="0 0 ?f0 ?f1" draw:type="ooxml-non-primitive" draw:enhanced-path="M 146514 93713 L 131083 0 115646 93713 C 113792 104970 104970 113792 93714 115646 L 0 131083 93714 146520 C 104968 148374 113790 157193 115646 168446 L 131083 262166 146514 168446 C 148370 157193 157192 148374 168446 146520 L 262160 131083 168446 115646 C 157190 113792 148368 104969 146514 93713 Z N">
            <draw:equation draw:name="f0" draw:formula="logwidth"/>
            <draw:equation draw:name="f1" draw:formula="logheight"/>
          </draw:enhanced-geometry>
        </draw:custom-shape>
        <draw:custom-shape draw:name="Google Shape;323;p13" draw:style-name="Mgr9" draw:text-style-name="MP7" draw:layer="backgroundobjects" svg:width="0.407cm" svg:height="0.407cm" svg:x="26.241cm" svg:y="7.481cm">
          <text:p/>
          <draw:enhanced-geometry draw:mirror-horizontal="false" draw:mirror-vertical="false" svg:viewBox="0 0 0 0" drawooo:sub-view-size="177800 177800" draw:text-areas="0 0 ?f0 ?f1" draw:type="ooxml-non-primitive" draw:enhanced-path="M 100140 64046 L 89586 0 79039 64046 C 77770 71740 71741 77770 64046 79039 L 0 89586 64046 100140 C 71740 101405 77770 107433 79039 115126 L 89586 179178 100140 115126 C 101405 107434 107434 101405 115126 100140 L 179178 89586 115126 79039 C 107433 77770 101405 71739 100140 64046 Z N">
            <draw:equation draw:name="f0" draw:formula="logwidth"/>
            <draw:equation draw:name="f1" draw:formula="logheight"/>
          </draw:enhanced-geometry>
        </draw:custom-shape>
        <draw:custom-shape draw:name="Google Shape;324;p13" draw:style-name="Mgr10" draw:text-style-name="MP7" draw:layer="backgroundobjects" svg:width="0.437cm" svg:height="0.437cm" svg:x="9.598cm" svg:y="11.748cm">
          <text:p/>
          <draw:enhanced-geometry draw:mirror-horizontal="false" draw:mirror-vertical="false" svg:viewBox="0 0 0 0" drawooo:sub-view-size="190500 190500" draw:text-areas="0 0 ?f0 ?f1" draw:type="ooxml-non-primitive" draw:enhanced-path="M 109632 70129 L 98082 0 86538 70129 C 85149 78550 78550 85149 70129 86538 L 0 98088 70129 109639 C 78551 111030 85150 117632 86538 126054 L 98088 196177 109639 126054 C 111025 117631 117625 111028 126047 109639 L 196177 98088 126047 86538 C 117623 85154 111020 78553 109632 70129 Z N">
            <draw:equation draw:name="f0" draw:formula="logwidth"/>
            <draw:equation draw:name="f1" draw:formula="logheight"/>
          </draw:enhanced-geometry>
        </draw:custom-shape>
        <draw:custom-shape draw:name="Google Shape;325;p13" draw:style-name="Mgr11" draw:text-style-name="MP8" draw:layer="backgroundobjects" svg:width="0.305cm" svg:height="0.305cm" svg:x="5.119cm" svg:y="14.146cm">
          <text:p/>
          <draw:enhanced-geometry draw:mirror-horizontal="false" draw:mirror-vertical="false" svg:viewBox="0 0 0 0" drawooo:sub-view-size="133350 133350" draw:text-areas="0 0 ?f0 ?f1" draw:type="ooxml-non-primitive" draw:enhanced-path="M 76435 48895 L 68383 0 60325 48895 C 59350 54756 54756 59349 48895 60325 L 0 68383 48895 76441 C 54755 77418 59348 82011 60325 87871 L 68383 136766 76435 87871 C 77412 82011 82004 77418 87865 76441 L 136760 68383 87865 60325 C 82003 59349 77410 54756 76435 48895 Z N">
            <draw:equation draw:name="f0" draw:formula="logwidth"/>
            <draw:equation draw:name="f1" draw:formula="logheight"/>
          </draw:enhanced-geometry>
        </draw:custom-shape>
        <draw:custom-shape draw:name="Google Shape;326;p13" draw:style-name="Mgr12" draw:text-style-name="MP7" draw:layer="backgroundobjects" svg:width="0.523cm" svg:height="0.524cm" svg:x="19.623cm" svg:y="2.625cm">
          <text:p/>
          <draw:enhanced-geometry draw:mirror-horizontal="false" draw:mirror-vertical="false" svg:viewBox="0 0 0 0" drawooo:sub-view-size="228600 228600" draw:text-areas="0 0 ?f0 ?f1" draw:type="ooxml-non-primitive" draw:enhanced-path="M 150267 103162 C 140226 101509 132355 93639 130702 83598 L 116936 0 103163 83598 C 101515 93642 93642 101514 83598 103162 L 0 116935 83598 130702 C 93639 132355 101509 140225 103163 150266 L 116936 233871 130702 150266 C 132359 140227 140227 132359 150267 130702 L 233865 116935 Z N">
            <draw:equation draw:name="f0" draw:formula="logwidth"/>
            <draw:equation draw:name="f1" draw:formula="logheight"/>
          </draw:enhanced-geometry>
        </draw:custom-shape>
        <draw:custom-shape draw:name="Google Shape;327;p13" draw:style-name="Mgr13" draw:text-style-name="MP10" draw:layer="backgroundobjects" svg:width="0.568cm" svg:height="0.568cm" svg:x="3.178cm" svg:y="3.819cm">
          <text:p/>
          <draw:enhanced-geometry draw:mirror-horizontal="false" draw:mirror-vertical="false" svg:viewBox="0 0 0 0" drawooo:sub-view-size="247650 247650" draw:text-areas="0 0 ?f0 ?f1" draw:type="ooxml-non-primitive" draw:enhanced-path="M 162376 141218 L 252711 126340 162376 111462 C 151529 109669 143029 101169 141237 90322 L 126359 0 111481 90335 C 109688 101183 101184 109685 90335 111474 L 0 126365 90335 141243 C 101186 143034 109690 151538 111481 162389 L 126359 252724 141237 162389 C 143017 151530 151520 143014 162376 141218 Z N">
            <draw:equation draw:name="f0" draw:formula="logwidth"/>
            <draw:equation draw:name="f1" draw:formula="logheight"/>
          </draw:enhanced-geometry>
        </draw:custom-shape>
        <draw:custom-shape draw:name="Google Shape;328;p13" draw:style-name="Mgr14" draw:text-style-name="MP8" draw:layer="backgroundobjects" svg:width="0.276cm" svg:height="0.275cm" svg:x="16.189cm" svg:y="1.351cm">
          <text:p/>
          <draw:enhanced-geometry draw:mirror-horizontal="false" draw:mirror-vertical="false" svg:viewBox="0 0 0 0" drawooo:sub-view-size="120650 120650" draw:text-areas="0 0 ?f0 ?f1" draw:type="ooxml-non-primitive" draw:enhanced-path="M 54801 79820 L 62116 124225 69424 79820 C 70305 74487 74486 70308 79819 69431 L 124225 62116 79820 54801 C 74486 53920 70305 49740 69425 44406 L 62116 0 54801 44406 C 53921 49740 49740 53920 44406 54801 L 0 62116 44406 69431 C 49739 70309 53920 74487 54801 79820 Z N">
            <draw:equation draw:name="f0" draw:formula="logwidth"/>
            <draw:equation draw:name="f1" draw:formula="logheight"/>
          </draw:enhanced-geometry>
        </draw:custom-shape>
        <draw:custom-shape draw:name="Google Shape;329;p13" draw:style-name="Mgr5" draw:text-style-name="MP9" draw:layer="backgroundobjects" svg:width="0.217cm" svg:height="0.217cm" svg:x="0.413cm" svg:y="0.956cm">
          <text:p/>
          <draw:enhanced-geometry draw:mirror-horizontal="false" draw:mirror-vertical="false" svg:viewBox="0 0 0 0" drawooo:sub-view-size="95250 95250" draw:text-areas="0 0 ?f0 ?f1" draw:type="ooxml-non-primitive" draw:enhanced-path="M 55308 35395 L 49479 0 43650 35395 C 42952 39638 39635 42968 35395 43682 L 0 49511 35395 55340 C 39626 56048 42942 59364 43650 63595 L 49479 98990 55308 63595 C 56015 59363 59331 56047 63563 55340 L 98958 49511 63563 43682 C 59323 42970 56004 39639 55308 35395 Z N">
            <draw:equation draw:name="f0" draw:formula="logwidth"/>
            <draw:equation draw:name="f1" draw:formula="logheight"/>
          </draw:enhanced-geometry>
        </draw:custom-shape>
        <draw:custom-shape draw:name="Google Shape;330;p13" draw:style-name="Mgr15" draw:text-style-name="MP8" draw:layer="backgroundobjects" svg:width="0.481cm" svg:height="0.481cm" svg:x="2.169cm" svg:y="1.947cm">
          <text:p/>
          <draw:enhanced-geometry draw:mirror-horizontal="false" draw:mirror-vertical="false" svg:viewBox="0 0 0 0" drawooo:sub-view-size="209550 209550" draw:text-areas="0 0 ?f0 ?f1" draw:type="ooxml-non-primitive" draw:enhanced-path="M 120421 77000 L 107721 0 95021 77000 C 93498 86246 86252 93494 77006 95021 L 0 107721 77006 120421 C 86252 121948 93498 129196 95021 138443 L 107721 215443 120421 138443 C 121946 129194 129194 121946 138443 120421 L 215443 107721 138443 95021 C 129194 93497 121946 86248 120421 77000 Z N">
            <draw:equation draw:name="f0" draw:formula="logwidth"/>
            <draw:equation draw:name="f1" draw:formula="logheight"/>
          </draw:enhanced-geometry>
        </draw:custom-shape>
        <draw:custom-shape draw:name="Google Shape;331;p13" draw:style-name="Mgr16" draw:text-style-name="MP7" draw:layer="backgroundobjects" svg:width="0.495cm" svg:height="0.495cm" svg:x="18.366cm" svg:y="11.477cm">
          <text:p/>
          <draw:enhanced-geometry draw:mirror-horizontal="false" draw:mirror-vertical="false" svg:viewBox="0 0 0 0" drawooo:sub-view-size="215900 215900" draw:text-areas="0 0 ?f0 ?f1" draw:type="ooxml-non-primitive" draw:enhanced-path="M 122905 78613 L 109957 0 97022 78613 C 95470 88066 88061 95476 78607 97028 L 0 109976 78607 122924 C 88059 124477 95468 131886 97022 141339 L 109969 219951 122917 141338 C 124469 131885 131879 124475 141332 122923 L 219945 109976 141332 97028 C 131873 95483 124457 88071 122905 78613 Z N">
            <draw:equation draw:name="f0" draw:formula="logwidth"/>
            <draw:equation draw:name="f1" draw:formula="logheight"/>
          </draw:enhanced-geometry>
        </draw:custom-shape>
        <draw:custom-shape draw:name="Google Shape;332;p13" draw:style-name="Mgr3" draw:text-style-name="MP7" draw:layer="backgroundobjects" svg:width="0.217cm" svg:height="0.217cm" svg:x="18.216cm" svg:y="13.544cm">
          <text:p/>
          <draw:enhanced-geometry draw:mirror-horizontal="false" draw:mirror-vertical="false" svg:viewBox="0 0 0 0" drawooo:sub-view-size="95250 95250" draw:text-areas="0 0 ?f0 ?f1" draw:type="ooxml-non-primitive" draw:enhanced-path="M 53848 34442 L 48178 0 42501 34442 C 41819 38577 38577 41818 34442 42500 L 0 48177 34442 53848 C 38578 54532 41819 57776 42501 61913 L 48178 96355 53848 61913 C 54532 57775 57775 54532 61913 53848 L 96355 48177 61913 42501 C 57776 41820 54532 38579 53848 34442 Z N">
            <draw:equation draw:name="f0" draw:formula="logwidth"/>
            <draw:equation draw:name="f1" draw:formula="logheight"/>
          </draw:enhanced-geometry>
        </draw:custom-shape>
        <draw:custom-shape draw:name="Google Shape;333;p13" draw:style-name="Mgr17" draw:text-style-name="MP9" draw:layer="backgroundobjects" svg:width="0.553cm" svg:height="0.553cm" svg:x="2.037cm" svg:y="11.414cm">
          <text:p/>
          <draw:enhanced-geometry draw:mirror-horizontal="false" draw:mirror-vertical="false" svg:viewBox="0 0 0 0" drawooo:sub-view-size="241300 241300" draw:text-areas="0 0 ?f0 ?f1" draw:type="ooxml-non-primitive" draw:enhanced-path="M 156039 107124 C 145609 105408 137435 97234 135719 86804 L 121418 0 107118 86804 C 105402 97234 97227 105408 86798 107124 L 0 121418 86798 135718 C 97229 137432 105405 145607 107118 156039 L 121418 242836 135719 156039 C 137431 145607 145607 137432 156039 135718 L 242837 121418 Z N">
            <draw:equation draw:name="f0" draw:formula="logwidth"/>
            <draw:equation draw:name="f1" draw:formula="logheight"/>
          </draw:enhanced-geometry>
        </draw:custom-shape>
        <draw:custom-shape draw:name="Google Shape;334;p13" draw:style-name="Mgr18" draw:text-style-name="MP10" draw:layer="backgroundobjects" svg:width="0.437cm" svg:height="0.436cm" svg:x="17.493cm" svg:y="15.044cm">
          <text:p/>
          <draw:enhanced-geometry draw:mirror-horizontal="false" draw:mirror-vertical="false" svg:viewBox="0 0 0 0" drawooo:sub-view-size="190500 190500" draw:text-areas="0 0 ?f0 ?f1" draw:type="ooxml-non-primitive" draw:enhanced-path="M 106623 68199 L 95390 0 84156 68199 C 82811 76391 76391 82811 68199 84156 L 0 95390 68199 106623 C 76390 107974 82809 114395 84156 122587 L 95390 190786 106623 122587 C 107974 114398 114391 107978 122580 106623 L 190779 95390 122580 84157 C 114391 82807 107973 76388 106623 68200 Z N">
            <draw:equation draw:name="f0" draw:formula="logwidth"/>
            <draw:equation draw:name="f1" draw:formula="logheight"/>
          </draw:enhanced-geometry>
        </draw:custom-shape>
        <draw:custom-shape draw:name="Google Shape;335;p13" draw:style-name="Mgr19" draw:text-style-name="MP8" draw:layer="backgroundobjects" svg:width="0.32cm" svg:height="0.32cm" svg:x="22.309cm" svg:y="14.387cm">
          <text:p/>
          <draw:enhanced-geometry draw:mirror-horizontal="false" draw:mirror-vertical="false" svg:viewBox="0 0 0 0" drawooo:sub-view-size="139700 139700" draw:text-areas="0 0 ?f0 ?f1" draw:type="ooxml-non-primitive" draw:enhanced-path="M 78207 50000 L 69952 0 61697 50000 C 60706 56002 56002 60706 50000 61696 L 0 69952 50000 78206 C 56003 79195 60708 83900 61697 89903 L 69952 139897 78207 89903 C 79194 83899 83900 79193 89904 78206 L 139897 69952 89903 61697 C 83900 60708 79195 56003 78206 50000 Z N">
            <draw:equation draw:name="f0" draw:formula="logwidth"/>
            <draw:equation draw:name="f1" draw:formula="logheight"/>
          </draw:enhanced-geometry>
        </draw:custom-shape>
        <draw:custom-shape draw:name="Google Shape;336;p13" draw:style-name="Mgr20" draw:text-style-name="MP7" draw:layer="backgroundobjects" svg:width="0.597cm" svg:height="0.596cm" svg:x="6.704cm" svg:y="1.749cm">
          <text:p/>
          <draw:enhanced-geometry draw:mirror-horizontal="false" draw:mirror-vertical="false" svg:viewBox="0 0 0 0" drawooo:sub-view-size="260350 260350" draw:text-areas="0 0 ?f0 ?f1" draw:type="ooxml-non-primitive" draw:enhanced-path="M 147656 94444 L 132105 0 116548 94444 C 114679 105788 105788 114679 94444 116548 L 0 132105 94443 147663 C 105786 149531 114676 158419 116548 169761 L 132105 264211 147656 169761 C 149528 158419 158419 149531 169761 147663 L 264204 132105 169761 116548 C 158417 114679 149526 105788 147656 94444 Z N">
            <draw:equation draw:name="f0" draw:formula="logwidth"/>
            <draw:equation draw:name="f1" draw:formula="logheight"/>
          </draw:enhanced-geometry>
        </draw:custom-shape>
        <draw:custom-shape draw:name="Google Shape;337;p13" draw:style-name="Mgr21" draw:text-style-name="MP9" draw:layer="backgroundobjects" svg:width="0.495cm" svg:height="0.495cm" svg:x="24.631cm" svg:y="3.61cm">
          <text:p/>
          <draw:enhanced-geometry draw:mirror-horizontal="false" draw:mirror-vertical="false" svg:viewBox="0 0 0 0" drawooo:sub-view-size="215900 215900" draw:text-areas="0 0 ?f0 ?f1" draw:type="ooxml-non-primitive" draw:enhanced-path="M 96387 140405 L 109252 218510 122124 140405 C 123671 131023 131024 123670 140405 122123 L 218510 109258 140405 96387 C 131021 94845 123665 87490 122124 78105 L 109252 0 96387 78105 C 94840 87487 87487 94840 78105 96387 L 0 109258 78105 122123 C 87481 123681 94829 131029 96387 140405 Z N">
            <draw:equation draw:name="f0" draw:formula="logwidth"/>
            <draw:equation draw:name="f1" draw:formula="logheight"/>
          </draw:enhanced-geometry>
        </draw:custom-shape>
        <draw:custom-shape draw:name="Google Shape;338;p13" draw:style-name="Mgr22" draw:text-style-name="MP7" draw:layer="backgroundobjects" svg:width="0.553cm" svg:height="0.553cm" svg:x="13.31cm" svg:y="0.177cm">
          <text:p/>
          <draw:enhanced-geometry draw:mirror-horizontal="false" draw:mirror-vertical="false" svg:viewBox="0 0 0 0" drawooo:sub-view-size="241300 241300" draw:text-areas="0 0 ?f0 ?f1" draw:type="ooxml-non-primitive" draw:enhanced-path="M 107976 157251 L 109093 164027 C 103824 168933 103529 177182 108436 182452 109616 183720 111038 184740 112617 185452 L 122390 244748 136798 157251 C 138531 146742 146768 138506 157277 136773 L 244780 122358 157277 107982 C 146768 106249 138531 98012 136798 87503 L 122390 0 107976 87503 C 106243 98012 98006 106249 87497 107982 L 0 122390 87497 136804 C 97996 138533 106230 146755 107975 157251 Z N">
            <draw:equation draw:name="f0" draw:formula="logwidth"/>
            <draw:equation draw:name="f1" draw:formula="logheight"/>
          </draw:enhanced-geometry>
        </draw:custom-shape>
        <draw:custom-shape draw:name="Google Shape;339;p13" draw:style-name="Mgr20" draw:text-style-name="MP7" draw:layer="backgroundobjects" svg:width="0.597cm" svg:height="0.596cm" svg:x="5.607cm" svg:y="8.643cm">
          <text:p/>
          <draw:enhanced-geometry draw:mirror-horizontal="false" draw:mirror-vertical="false" svg:viewBox="0 0 0 0" drawooo:sub-view-size="260350 260350" draw:text-areas="0 0 ?f0 ?f1" draw:type="ooxml-non-primitive" draw:enhanced-path="M 146552 93757 L 131115 0 115697 93757 C 113842 105019 105014 113845 93751 115697 L 0 131140 93751 146583 C 105019 148438 113849 157273 115697 168542 L 131140 262293 146577 168542 C 148434 157281 157261 148456 168522 146602 L 262274 131159 168523 115716 C 157246 113869 148405 105033 146552 93757 Z N">
            <draw:equation draw:name="f0" draw:formula="logwidth"/>
            <draw:equation draw:name="f1" draw:formula="logheight"/>
          </draw:enhanced-geometry>
        </draw:custom-shape>
        <draw:custom-shape draw:name="Google Shape;340;p13" draw:style-name="Mgr23" draw:text-style-name="MP7" draw:layer="backgroundobjects" svg:width="0.262cm" svg:height="0.261cm" svg:x="2.031cm" svg:y="4.338cm">
          <text:p/>
          <draw:enhanced-geometry draw:mirror-horizontal="false" draw:mirror-vertical="false" svg:viewBox="0 0 0 0" drawooo:sub-view-size="114300 114300" draw:text-areas="0 0 ?f0 ?f1" draw:type="ooxml-non-primitive" draw:enhanced-path="M 40970 64046 C 45890 64857 49745 68714 50552 73635 L 57302 114599 64052 73635 C 64856 68713 68713 64853 73635 64046 L 114598 57296 73635 50552 C 68715 49741 64860 45884 64052 40964 L 57302 0 50552 40964 C 49743 45883 45889 49740 40970 50553 L 0 57296 Z N">
            <draw:equation draw:name="f0" draw:formula="logwidth"/>
            <draw:equation draw:name="f1" draw:formula="logheight"/>
          </draw:enhanced-geometry>
        </draw:custom-shape>
        <draw:custom-shape draw:name="Google Shape;341;p13" draw:style-name="Mgr3" draw:text-style-name="MP7" draw:layer="backgroundobjects" svg:width="0.203cm" svg:height="0.203cm" svg:x="15.103cm" svg:y="15.118cm">
          <text:p/>
          <draw:enhanced-geometry draw:mirror-horizontal="false" draw:mirror-vertical="false" svg:viewBox="0 0 0 0" drawooo:sub-view-size="88900 88900" draw:text-areas="0 0 ?f0 ?f1" draw:type="ooxml-non-primitive" draw:enhanced-path="M 52749 33737 L 47193 0 41630 33737 C 40963 37790 37789 40967 33737 41637 L 0 47193 33737 52749 C 37788 53416 40963 56592 41631 60643 L 47193 94380 52749 60643 C 53416 56592 56592 53417 60643 52749 L 94380 47193 60642 41637 C 56590 40967 53415 37790 52749 33737 Z N">
            <draw:equation draw:name="f0" draw:formula="logwidth"/>
            <draw:equation draw:name="f1" draw:formula="logheight"/>
          </draw:enhanced-geometry>
        </draw:custom-shape>
        <draw:custom-shape draw:name="Google Shape;342;p13" draw:style-name="Mgr24" draw:text-style-name="MP7" draw:layer="backgroundobjects" svg:width="0.32cm" svg:height="0.32cm" svg:x="22.133cm" svg:y="8.499cm">
          <text:p/>
          <draw:enhanced-geometry draw:mirror-horizontal="false" draw:mirror-vertical="false" svg:viewBox="0 0 0 0" drawooo:sub-view-size="139700 139700" draw:text-areas="0 0 ?f0 ?f1" draw:type="ooxml-non-primitive" draw:enhanced-path="M 92634 80575 L 144164 72085 92634 63602 C 86444 62579 81592 57727 80569 51536 L 72086 0 63595 51537 C 62585 57734 57727 62592 51530 63602 L 0 72085 51530 80575 C 57727 81585 62585 86443 63595 92640 L 72086 144170 80569 92640 C 81592 86450 86444 81598 92634 80575 Z N">
            <draw:equation draw:name="f0" draw:formula="logwidth"/>
            <draw:equation draw:name="f1" draw:formula="logheight"/>
          </draw:enhanced-geometry>
        </draw:custom-shape>
      </draw:g>
      <draw:g draw:name="Google Shape;344;p13">
        <draw:custom-shape draw:name="Google Shape;345;p13" draw:style-name="Mgr25" draw:text-style-name="MP11" draw:layer="backgroundobjects" svg:width="14.234cm" svg:height="9.741cm" svg:x="0cm" svg:y="6.007cm">
          <text:p/>
          <draw:enhanced-geometry draw:mirror-horizontal="false" draw:mirror-vertical="false" svg:viewBox="0 0 0 0" drawooo:sub-view-size="6197600 4241800" draw:text-areas="0 0 ?f0 ?f1" draw:type="ooxml-non-primitive" draw:enhanced-path="M 5045075 2258416 C 4105275 2296516 3984625 3636366 3152775 3490316 2320925 3344266 2047875 2410816 1774825 1255116 1621276 605219 827164 81832 0 0 L 0 4242791 6203709 4242791 C 5566652 3594970 5801284 2227758 5045075 2258416 Z N">
            <draw:equation draw:name="f0" draw:formula="logwidth"/>
            <draw:equation draw:name="f1" draw:formula="logheight"/>
          </draw:enhanced-geometry>
        </draw:custom-shape>
        <draw:custom-shape draw:name="Google Shape;346;p13" draw:style-name="Mgr26" draw:text-style-name="MP11" draw:layer="backgroundobjects" svg:width="10.617cm" svg:height="8.225cm" svg:x="17.383cm" svg:y="0cm">
          <text:p/>
          <draw:enhanced-geometry draw:mirror-horizontal="false" draw:mirror-vertical="false" svg:viewBox="0 0 0 0" drawooo:sub-view-size="4622800 3581400" draw:text-areas="0 0 ?f0 ?f1" draw:type="ooxml-non-primitive" draw:enhanced-path="M 4624070 2892038 C 4432192 2552948 4272198 2196592 4240987 1911071 4154417 1118940 4076522 430695 3111226 491293 2270620 544068 1151039 550850 815816 0 L 0 0 C 264445 110490 575462 303663 630955 612496 730510 1166552 665581 2361248 2081028 2521401 3228880 2651284 4282764 2872277 4624070 3581400 Z N">
            <draw:equation draw:name="f0" draw:formula="logwidth"/>
            <draw:equation draw:name="f1" draw:formula="logheight"/>
          </draw:enhanced-geometry>
        </draw:custom-shape>
        <draw:custom-shape draw:name="Google Shape;347;p13" draw:style-name="Mgr27" draw:text-style-name="MP11" draw:layer="backgroundobjects" svg:width="6.11cm" svg:height="6.518cm" svg:x="0cm" svg:y="9.228cm">
          <text:p/>
          <draw:enhanced-geometry draw:mirror-horizontal="false" draw:mirror-vertical="false" svg:viewBox="0 0 0 0" drawooo:sub-view-size="2660650 2838450" draw:text-areas="0 0 ?f0 ?f1" draw:type="ooxml-non-primitive" draw:enhanced-path="M 1070807 1725181 C 561251 1573790 679412 1053154 550177 502984 479692 202832 246513 28004 0 0 L 0 2265401 C 332791 2759882 1498175 2376310 1990223 2393512 2331422 2405444 2362714 2660968 2342147 2840298 L 2624900 2840298 C 2894965 1347597 1562227 1871180 1070807 1725181 Z N">
            <draw:equation draw:name="f0" draw:formula="logwidth"/>
            <draw:equation draw:name="f1" draw:formula="logheight"/>
          </draw:enhanced-geometry>
        </draw:custom-shape>
        <draw:custom-shape draw:name="Google Shape;348;p13" draw:style-name="Mgr28" draw:text-style-name="MP11" draw:layer="backgroundobjects" svg:width="12.557cm" svg:height="8.182cm" svg:x="15.434cm" svg:y="0cm">
          <text:p/>
          <draw:enhanced-geometry draw:mirror-horizontal="false" draw:mirror-vertical="false" svg:viewBox="0 0 0 0" drawooo:sub-view-size="5467350 3562350" draw:text-areas="0 0 ?f0 ?f1" draw:type="ooxml-non-primitive" draw:enhanced-path="M 1516139 1511300 C 2576589 1365250 4202189 69850 3967239 1257300 3738163 2415058 3545370 4109981 5472189 3393599 L 5472189 0 0 0 C 448704 1107719 658374 1629410 1516139 1511300 Z N">
            <draw:equation draw:name="f0" draw:formula="logwidth"/>
            <draw:equation draw:name="f1" draw:formula="logheight"/>
          </draw:enhanced-geometry>
        </draw:custom-shape>
      </draw:g>
      <draw:frame draw:name="Google Shape;350;p14" presentation:style-name="Mpr4" draw:text-style-name="MP13" draw:layer="backgroundobjects" svg:width="1.679cm" svg:height="1.204cm" svg:x="26.321cm" svg:y="14.501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5f_3-title" draw:layer="backgroundobjects" svg:width="25.199cm" svg:height="2.629cm" svg:x="1.4cm" svg:y="0.628cm" presentation:class="title" presentation:placeholder="true">
        <draw:text-box/>
      </draw:frame>
      <draw:frame presentation:style-name="TITLE_5f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3-title" draw:layer="backgroundobjects" svg:width="22.438cm" svg:height="12.25cm" svg:x="0.68cm" svg:y="2.482cm" presentation:class="page"/>
        <draw:frame presentation:style-name="TITLE_5f_3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18.137000000</meta:creation-date>
    <meta:generator>LibreOffice/6.3.5.2$Linux_X86_64 LibreOffice_project/30$Build-2</meta:generator>
    <dc:date>2020-05-25T12:13:30.634357974</dc:date>
    <meta:editing-duration>PT1H1M16S</meta:editing-duration>
    <meta:editing-cycles>22</meta:editing-cycles>
    <meta:document-statistic meta:object-count="548"/>
  </office:meta>
</office:document-meta>
</file>